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91in" style:rel-column-width="6765*"/>
    </style:style>
    <style:style style:name="Table1.B" style:family="table-column">
      <style:table-column-properties style:column-width="0.7438in" style:rel-column-width="7282*"/>
    </style:style>
    <style:style style:name="Table1.C" style:family="table-column">
      <style:table-column-properties style:column-width="0.7958in" style:rel-column-width="7792*"/>
    </style:style>
    <style:style style:name="Table1.E" style:family="table-column">
      <style:table-column-properties style:column-width="0.2132in" style:rel-column-width="2087*"/>
    </style:style>
    <style:style style:name="Table1.F" style:family="table-column">
      <style:table-column-properties style:column-width="1.184in" style:rel-column-width="11593*"/>
    </style:style>
    <style:style style:name="Table1.G" style:family="table-column">
      <style:table-column-properties style:column-width="0.8118in" style:rel-column-width="7948*"/>
    </style:style>
    <style:style style:name="Table1.H" style:family="table-column">
      <style:table-column-properties style:column-width="0.7514in" style:rel-column-width="7357*"/>
    </style:style>
    <style:style style:name="Table1.I" style:family="table-column">
      <style:table-column-properties style:column-width="0.759in" style:rel-column-width="7429*"/>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0.05pt solid #000000"/>
    </style:style>
    <style:style style:name="Table1.I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3.A2" style:family="table-cell">
      <style:table-cell-properties fo:padding="0.0382in" fo:border="0.05pt solid #000000"/>
    </style:style>
    <style:style style:name="Table3.A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2368in" style:rel-column-width="12110*"/>
    </style:style>
    <style:style style:name="Table2.B" style:family="table-column">
      <style:table-column-properties style:column-width="1.875in" style:rel-column-width="18359*"/>
    </style:style>
    <style:style style:name="Table2.C" style:family="table-column">
      <style:table-column-properties style:column-width="1.9354in" style:rel-column-width="18950*"/>
    </style:style>
    <style:style style:name="Table2.D" style:family="table-column">
      <style:table-column-properties style:column-width="1.6458in" style:rel-column-width="16116*"/>
    </style:style>
    <style:style style:name="Table2.1" style:family="table-row">
      <style:table-row-properties style:min-row-height="0.2507in"/>
    </style:style>
    <style:style style:name="Table2.A1" style:family="table-cell">
      <style:table-cell-properties fo:padding="0.0382in" fo:border="none"/>
    </style:style>
    <style:style style:name="Table2.A2" style:family="table-cell">
      <style:table-cell-properties fo:padding="0.0382in" fo:border-left="0.05pt solid #000000" fo:border-right="none" fo:border-top="0.05pt solid #000000" fo:border-bottom="0.05pt solid #000000"/>
    </style:style>
    <style:style style:name="Table2.D2" style:family="table-cell">
      <style:table-cell-properties fo:padding="0.0382in" fo:border="0.05pt solid #000000"/>
    </style:style>
    <style:style style:name="Table2.A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368in" style:rel-column-width="12110*"/>
    </style:style>
    <style:style style:name="Table4.B" style:family="table-column">
      <style:table-column-properties style:column-width="5.4563in" style:rel-column-width="53425*"/>
    </style:style>
    <style:style style:name="Table4.1" style:family="table-row">
      <style:table-row-properties style:min-row-height="0.2507in"/>
    </style:style>
    <style:style style:name="Table4.A1" style:family="table-cell">
      <style:table-cell-properties fo:padding="0.0382in" fo:border="none"/>
    </style:style>
    <style:style style:name="Table4.A2" style:family="table-cell">
      <style:table-cell-properties fo:padding="0.0382in" fo:border-left="0.05pt solid #000000" fo:border-right="none" fo:border-top="0.05pt solid #000000" fo:border-bottom="0.05pt solid #000000"/>
    </style:style>
    <style:style style:name="Table4.B2" style:family="table-cell">
      <style:table-cell-properties fo:padding="0.0382in" fo:border="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2368in" style:rel-column-width="12110*"/>
    </style:style>
    <style:style style:name="Table5.B" style:family="table-column">
      <style:table-column-properties style:column-width="1.875in" style:rel-column-width="18359*"/>
    </style:style>
    <style:style style:name="Table5.C" style:family="table-column">
      <style:table-column-properties style:column-width="1.9354in" style:rel-column-width="18950*"/>
    </style:style>
    <style:style style:name="Table5.D" style:family="table-column">
      <style:table-column-properties style:column-width="1.6458in" style:rel-column-width="16116*"/>
    </style:style>
    <style:style style:name="Table5.1" style:family="table-row">
      <style:table-row-properties style:min-row-height="0.2507in"/>
    </style:style>
    <style:style style:name="Table5.A1" style:family="table-cell">
      <style:table-cell-properties fo:padding="0.0382in" fo:border="none"/>
    </style:style>
    <style:style style:name="Table5.A2" style:family="table-cell">
      <style:table-cell-properties fo:padding="0.0382in" fo:border-left="0.05pt solid #000000" fo:border-right="none" fo:border-top="0.05pt solid #000000" fo:border-bottom="0.05pt solid #000000"/>
    </style:style>
    <style:style style:name="Table5.D2" style:family="table-cell">
      <style:table-cell-properties fo:padding="0.0382in" fo:border="0.05pt solid #000000"/>
    </style:style>
    <style:style style:name="Table5.A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736in" style:rel-column-width="13449*"/>
    </style:style>
    <style:style style:name="Table6.B" style:family="table-column">
      <style:table-column-properties style:column-width="1.7382in" style:rel-column-width="17019*"/>
    </style:style>
    <style:style style:name="Table6.C" style:family="table-column">
      <style:table-column-properties style:column-width="1.9354in" style:rel-column-width="18950*"/>
    </style:style>
    <style:style style:name="Table6.D" style:family="table-column">
      <style:table-column-properties style:column-width="1.6458in" style:rel-column-width="16117*"/>
    </style:style>
    <style:style style:name="Table6.1" style:family="table-row">
      <style:table-row-properties style:min-row-height="0.2507in"/>
    </style:style>
    <style:style style:name="Table6.A1" style:family="table-cell">
      <style:table-cell-properties fo:padding="0.0382in" fo:border="none"/>
    </style:style>
    <style:style style:name="Table6.A2" style:family="table-cell">
      <style:table-cell-properties fo:padding="0.0382in" fo:border-left="0.05pt solid #000000" fo:border-right="none" fo:border-top="0.05pt solid #000000" fo:border-bottom="0.05pt solid #000000"/>
    </style:style>
    <style:style style:name="Table6.D2" style:family="table-cell">
      <style:table-cell-properties fo:padding="0.0382in" fo:border="0.05pt solid #000000"/>
    </style:style>
    <style:style style:name="Table6.A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736in" style:rel-column-width="13449*"/>
    </style:style>
    <style:style style:name="Table7.B" style:family="table-column">
      <style:table-column-properties style:column-width="5.3194in" style:rel-column-width="52086*"/>
    </style:style>
    <style:style style:name="Table7.1" style:family="table-row">
      <style:table-row-properties style:min-row-height="0.2507in"/>
    </style:style>
    <style:style style:name="Table7.A1" style:family="table-cell">
      <style:table-cell-properties fo:padding="0.0382in" fo:border="none"/>
    </style:style>
    <style:style style:name="Table7.A2" style:family="table-cell">
      <style:table-cell-properties fo:padding="0.0382in" fo:border-left="0.05pt solid #000000" fo:border-right="none" fo:border-top="0.05pt solid #000000" fo:border-bottom="0.05pt solid #000000"/>
    </style:style>
    <style:style style:name="Table7.B2" style:family="table-cell">
      <style:table-cell-properties fo:padding="0.0382in" fo:border="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132in" style:rel-column-width="12858*"/>
    </style:style>
    <style:style style:name="Table8.B" style:family="table-column">
      <style:table-column-properties style:column-width="1.7986in" style:rel-column-width="17611*"/>
    </style:style>
    <style:style style:name="Table8.C" style:family="table-column">
      <style:table-column-properties style:column-width="1.9354in" style:rel-column-width="18950*"/>
    </style:style>
    <style:style style:name="Table8.D" style:family="table-column">
      <style:table-column-properties style:column-width="1.6458in" style:rel-column-width="16116*"/>
    </style:style>
    <style:style style:name="Table8.1" style:family="table-row">
      <style:table-row-properties style:min-row-height="0.2507in"/>
    </style:style>
    <style:style style:name="Table8.A1" style:family="table-cell">
      <style:table-cell-properties fo:padding="0.0382in" fo:border="none"/>
    </style:style>
    <style:style style:name="Table8.A2" style:family="table-cell">
      <style:table-cell-properties fo:padding="0.0382in" fo:border-left="0.05pt solid #000000" fo:border-right="none" fo:border-top="0.05pt solid #000000" fo:border-bottom="0.05pt solid #000000"/>
    </style:style>
    <style:style style:name="Table8.D2" style:family="table-cell">
      <style:table-cell-properties fo:padding="0.0382in" fo:border="0.05pt solid #000000"/>
    </style:style>
    <style:style style:name="Table8.A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7535in" style:rel-column-width="17169*"/>
    </style:style>
    <style:style style:name="Table17.B" style:family="table-column">
      <style:table-column-properties style:column-width="1.9444in" style:rel-column-width="19039*"/>
    </style:style>
    <style:style style:name="Table17.C" style:family="table-column">
      <style:table-column-properties style:column-width="1.7507in" style:rel-column-width="17141*"/>
    </style:style>
    <style:style style:name="Table17.D" style:family="table-column">
      <style:table-column-properties style:column-width="1.2444in" style:rel-column-width="12186*"/>
    </style:style>
    <style:style style:name="Table17.1" style:family="table-row">
      <style:table-row-properties style:min-row-height="0.2507in"/>
    </style:style>
    <style:style style:name="Table17.A1" style:family="table-cell">
      <style:table-cell-properties fo:padding="0.0382in" fo:border="none"/>
    </style:style>
    <style:style style:name="Table17.A2" style:family="table-cell">
      <style:table-cell-properties fo:padding="0.0382in" fo:border-left="0.05pt solid #000000" fo:border-right="none" fo:border-top="0.05pt solid #000000" fo:border-bottom="0.05pt solid #000000"/>
    </style:style>
    <style:style style:name="Table17.D2" style:family="table-cell">
      <style:table-cell-properties fo:padding="0.0382in" fo:border="0.05pt solid #000000"/>
    </style:style>
    <style:style style:name="Table17.A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021in" style:rel-column-width="10791*"/>
    </style:style>
    <style:style style:name="Table10.B" style:family="table-column">
      <style:table-column-properties style:column-width="1.3951in" style:rel-column-width="13660*"/>
    </style:style>
    <style:style style:name="Table10.C" style:family="table-column">
      <style:table-column-properties style:column-width="1.5535in" style:rel-column-width="15210*"/>
    </style:style>
    <style:style style:name="Table10.D" style:family="table-column">
      <style:table-column-properties style:column-width="1.3215in" style:rel-column-width="12939*"/>
    </style:style>
    <style:style style:name="Table10.E" style:family="table-column">
      <style:table-column-properties style:column-width="1.3208in" style:rel-column-width="12935*"/>
    </style:style>
    <style:style style:name="Table10.1" style:family="table-row">
      <style:table-row-properties style:min-row-height="0.2507in"/>
    </style:style>
    <style:style style:name="Table10.A1" style:family="table-cell">
      <style:table-cell-properties fo:padding="0.0382in" fo:border="none"/>
    </style:style>
    <style:style style:name="Table10.A2" style:family="table-cell">
      <style:table-cell-properties fo:padding="0.0382in" fo:border-left="0.05pt solid #000000" fo:border-right="none" fo:border-top="0.05pt solid #000000" fo:border-bottom="0.05pt solid #000000"/>
    </style:style>
    <style:style style:name="Table10.E2" style:family="table-cell">
      <style:table-cell-properties fo:padding="0.0382in" fo:border="0.05pt solid #000000"/>
    </style:style>
    <style:style style:name="Table10.A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021in" style:rel-column-width="10791*"/>
    </style:style>
    <style:style style:name="Table11.B" style:family="table-column">
      <style:table-column-properties style:column-width="1.3951in" style:rel-column-width="13660*"/>
    </style:style>
    <style:style style:name="Table11.C" style:family="table-column">
      <style:table-column-properties style:column-width="1.5535in" style:rel-column-width="15210*"/>
    </style:style>
    <style:style style:name="Table11.D" style:family="table-column">
      <style:table-column-properties style:column-width="1.6264in" style:rel-column-width="15924*"/>
    </style:style>
    <style:style style:name="Table11.E" style:family="table-column">
      <style:table-column-properties style:column-width="1.016in" style:rel-column-width="9950*"/>
    </style:style>
    <style:style style:name="Table11.1" style:family="table-row">
      <style:table-row-properties style:min-row-height="0.2507in"/>
    </style:style>
    <style:style style:name="Table11.A1" style:family="table-cell">
      <style:table-cell-properties fo:padding="0.0382in" fo:border="none"/>
    </style:style>
    <style:style style:name="Table11.A2" style:family="table-cell">
      <style:table-cell-properties fo:padding="0.0382in" fo:border-left="0.05pt solid #000000" fo:border-right="none" fo:border-top="0.05pt solid #000000" fo:border-bottom="0.05pt solid #000000"/>
    </style:style>
    <style:style style:name="Table11.E2" style:family="table-cell">
      <style:table-cell-properties fo:padding="0.0382in" fo:border="0.05pt solid #000000"/>
    </style:style>
    <style:style style:name="Table11.A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4347in" style:rel-column-width="14048*"/>
    </style:style>
    <style:style style:name="Table12.B" style:family="table-column">
      <style:table-column-properties style:column-width="1.3125in" style:rel-column-width="12851*"/>
    </style:style>
    <style:style style:name="Table12.C" style:family="table-column">
      <style:table-column-properties style:column-width="1.3035in" style:rel-column-width="12762*"/>
    </style:style>
    <style:style style:name="Table12.D" style:family="table-column">
      <style:table-column-properties style:column-width="1.6264in" style:rel-column-width="15924*"/>
    </style:style>
    <style:style style:name="Table12.E" style:family="table-column">
      <style:table-column-properties style:column-width="1.016in" style:rel-column-width="9950*"/>
    </style:style>
    <style:style style:name="Table12.1" style:family="table-row">
      <style:table-row-properties style:min-row-height="0.2507in"/>
    </style:style>
    <style:style style:name="Table12.A1" style:family="table-cell">
      <style:table-cell-properties fo:padding="0.0382in" fo:border="none"/>
    </style:style>
    <style:style style:name="Table12.A2" style:family="table-cell">
      <style:table-cell-properties fo:padding="0.0382in" fo:border-left="0.05pt solid #000000" fo:border-right="none" fo:border-top="0.05pt solid #000000" fo:border-bottom="0.05pt solid #000000"/>
    </style:style>
    <style:style style:name="Table12.E2" style:family="table-cell">
      <style:table-cell-properties fo:padding="0.0382in" fo:border="0.05pt solid #000000"/>
    </style:style>
    <style:style style:name="Table12.A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4347in" style:rel-column-width="14048*"/>
    </style:style>
    <style:style style:name="Table13.B" style:family="table-column">
      <style:table-column-properties style:column-width="1.3125in" style:rel-column-width="12851*"/>
    </style:style>
    <style:style style:name="Table13.C" style:family="table-column">
      <style:table-column-properties style:column-width="1.3035in" style:rel-column-width="12762*"/>
    </style:style>
    <style:style style:name="Table13.D" style:family="table-column">
      <style:table-column-properties style:column-width="1.6264in" style:rel-column-width="15924*"/>
    </style:style>
    <style:style style:name="Table13.E" style:family="table-column">
      <style:table-column-properties style:column-width="1.016in" style:rel-column-width="9950*"/>
    </style:style>
    <style:style style:name="Table13.1" style:family="table-row">
      <style:table-row-properties style:min-row-height="0.2507in"/>
    </style:style>
    <style:style style:name="Table13.A1" style:family="table-cell">
      <style:table-cell-properties fo:padding="0.0382in" fo:border="none"/>
    </style:style>
    <style:style style:name="Table13.A2" style:family="table-cell">
      <style:table-cell-properties fo:padding="0.0382in" fo:border-left="0.05pt solid #000000" fo:border-right="none" fo:border-top="0.05pt solid #000000" fo:border-bottom="0.05pt solid #000000"/>
    </style:style>
    <style:style style:name="Table13.E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4347in" style:rel-column-width="14048*"/>
    </style:style>
    <style:style style:name="Table14.B" style:family="table-column">
      <style:table-column-properties style:column-width="1.3125in" style:rel-column-width="12851*"/>
    </style:style>
    <style:style style:name="Table14.C" style:family="table-column">
      <style:table-column-properties style:column-width="1.3035in" style:rel-column-width="12762*"/>
    </style:style>
    <style:style style:name="Table14.D" style:family="table-column">
      <style:table-column-properties style:column-width="1.6264in" style:rel-column-width="15924*"/>
    </style:style>
    <style:style style:name="Table14.E" style:family="table-column">
      <style:table-column-properties style:column-width="1.016in" style:rel-column-width="9950*"/>
    </style:style>
    <style:style style:name="Table14.1" style:family="table-row">
      <style:table-row-properties style:min-row-height="0.2507in"/>
    </style:style>
    <style:style style:name="Table14.A1" style:family="table-cell">
      <style:table-cell-properties fo:padding="0.0382in" fo:border="none"/>
    </style:style>
    <style:style style:name="Table14.A2" style:family="table-cell">
      <style:table-cell-properties fo:padding="0.0382in" fo:border-left="0.05pt solid #000000" fo:border-right="none" fo:border-top="0.05pt solid #000000" fo:border-bottom="0.05pt solid #000000"/>
    </style:style>
    <style:style style:name="Table14.E2" style:family="table-cell">
      <style:table-cell-properties fo:padding="0.0382in" fo:border="0.05pt solid #000000"/>
    </style:style>
    <style:style style:name="Table14.A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4347in" style:rel-column-width="14048*"/>
    </style:style>
    <style:style style:name="Table15.B" style:family="table-column">
      <style:table-column-properties style:column-width="1.3125in" style:rel-column-width="12851*"/>
    </style:style>
    <style:style style:name="Table15.C" style:family="table-column">
      <style:table-column-properties style:column-width="1.3035in" style:rel-column-width="12762*"/>
    </style:style>
    <style:style style:name="Table15.D" style:family="table-column">
      <style:table-column-properties style:column-width="1.6264in" style:rel-column-width="15924*"/>
    </style:style>
    <style:style style:name="Table15.E" style:family="table-column">
      <style:table-column-properties style:column-width="1.016in" style:rel-column-width="9950*"/>
    </style:style>
    <style:style style:name="Table15.1" style:family="table-row">
      <style:table-row-properties style:min-row-height="0.2507in"/>
    </style:style>
    <style:style style:name="Table15.A1" style:family="table-cell">
      <style:table-cell-properties fo:padding="0.0382in" fo:border="none"/>
    </style:style>
    <style:style style:name="Table15.A2" style:family="table-cell">
      <style:table-cell-properties fo:padding="0.0382in" fo:border-left="0.05pt solid #000000" fo:border-right="none" fo:border-top="0.05pt solid #000000" fo:border-bottom="0.05pt solid #000000"/>
    </style:style>
    <style:style style:name="Table15.E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5632in" style:rel-column-width="15306*"/>
    </style:style>
    <style:style style:name="Table16.B" style:family="table-column">
      <style:table-column-properties style:column-width="1.1833in" style:rel-column-width="11586*"/>
    </style:style>
    <style:style style:name="Table16.C" style:family="table-column">
      <style:table-column-properties style:column-width="1.3035in" style:rel-column-width="12762*"/>
    </style:style>
    <style:style style:name="Table16.D" style:family="table-column">
      <style:table-column-properties style:column-width="1.6264in" style:rel-column-width="15924*"/>
    </style:style>
    <style:style style:name="Table16.E" style:family="table-column">
      <style:table-column-properties style:column-width="1.0167in" style:rel-column-width="9957*"/>
    </style:style>
    <style:style style:name="Table16.1" style:family="table-row">
      <style:table-row-properties style:min-row-height="0.2507in"/>
    </style:style>
    <style:style style:name="Table16.A1" style:family="table-cell">
      <style:table-cell-properties fo:padding="0.0382in" fo:border="none"/>
    </style:style>
    <style:style style:name="Table16.A2" style:family="table-cell">
      <style:table-cell-properties fo:padding="0.0382in" fo:border-left="0.05pt solid #000000" fo:border-right="none" fo:border-top="0.05pt solid #000000" fo:border-bottom="0.05pt solid #000000"/>
    </style:style>
    <style:style style:name="Table16.E2" style:family="table-cell">
      <style:table-cell-properties fo:padding="0.0382in" fo:border="0.05pt solid #000000"/>
    </style:style>
    <style:style style:name="Table16.A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d5dc" officeooo:paragraph-rsid="000dd5dc"/>
    </style:style>
    <style:style style:name="P2" style:family="paragraph" style:parent-style-name="Standard">
      <style:paragraph-properties fo:text-align="justify" style:justify-single-word="false"/>
      <style:text-properties officeooo:rsid="000dd5dc" officeooo:paragraph-rsid="000dd5dc"/>
    </style:style>
    <style:style style:name="P3" style:family="paragraph" style:parent-style-name="Standard">
      <style:paragraph-properties fo:text-align="justify" style:justify-single-word="false"/>
      <style:text-properties officeooo:rsid="000dd5dc" officeooo:paragraph-rsid="000df5e6"/>
    </style:style>
    <style:style style:name="P4" style:family="paragraph" style:parent-style-name="Standard">
      <style:paragraph-properties fo:text-align="justify" style:justify-single-word="false"/>
      <style:text-properties officeooo:rsid="000dd5dc" officeooo:paragraph-rsid="003fd32e"/>
    </style:style>
    <style:style style:name="P5" style:family="paragraph" style:parent-style-name="Standard">
      <style:paragraph-properties fo:text-align="justify" style:justify-single-word="false"/>
      <style:text-properties officeooo:rsid="000dd5dc" officeooo:paragraph-rsid="00639894"/>
    </style:style>
    <style:style style:name="P6" style:family="paragraph" style:parent-style-name="Standard">
      <style:paragraph-properties fo:text-align="justify" style:justify-single-word="false"/>
      <style:text-properties officeooo:rsid="000dd5dc" officeooo:paragraph-rsid="006a9754"/>
    </style:style>
    <style:style style:name="P7" style:family="paragraph" style:parent-style-name="Standard">
      <style:paragraph-properties fo:text-align="justify" style:justify-single-word="false"/>
      <style:text-properties officeooo:rsid="000dd5dc" officeooo:paragraph-rsid="006e7c8c"/>
    </style:style>
    <style:style style:name="P8" style:family="paragraph" style:parent-style-name="Standard">
      <style:paragraph-properties fo:text-align="justify" style:justify-single-word="false"/>
      <style:text-properties officeooo:rsid="000dd5dc" officeooo:paragraph-rsid="0077d14b"/>
    </style:style>
    <style:style style:name="P9" style:family="paragraph" style:parent-style-name="Standard">
      <style:paragraph-properties fo:text-align="justify" style:justify-single-word="false"/>
      <style:text-properties officeooo:rsid="000dd5dc" officeooo:paragraph-rsid="007e2ea3"/>
    </style:style>
    <style:style style:name="P10" style:family="paragraph" style:parent-style-name="Standard">
      <style:paragraph-properties fo:text-align="justify" style:justify-single-word="false"/>
      <style:text-properties officeooo:rsid="000dd5dc" officeooo:paragraph-rsid="00815044"/>
    </style:style>
    <style:style style:name="P11" style:family="paragraph" style:parent-style-name="Standard">
      <style:paragraph-properties fo:text-align="justify" style:justify-single-word="false"/>
      <style:text-properties officeooo:rsid="000dd5dc" officeooo:paragraph-rsid="0086f9cd"/>
    </style:style>
    <style:style style:name="P12" style:family="paragraph" style:parent-style-name="Standard">
      <style:paragraph-properties fo:text-align="justify" style:justify-single-word="false"/>
      <style:text-properties officeooo:rsid="000dd5dc" officeooo:paragraph-rsid="008745c4"/>
    </style:style>
    <style:style style:name="P13" style:family="paragraph" style:parent-style-name="Standard">
      <style:paragraph-properties fo:text-align="justify" style:justify-single-word="false"/>
      <style:text-properties officeooo:rsid="000dd5dc" officeooo:paragraph-rsid="008abca5"/>
    </style:style>
    <style:style style:name="P14" style:family="paragraph" style:parent-style-name="Standard">
      <style:paragraph-properties fo:text-align="justify" style:justify-single-word="false"/>
      <style:text-properties officeooo:rsid="000dd5dc" officeooo:paragraph-rsid="008d475c"/>
    </style:style>
    <style:style style:name="P15" style:family="paragraph" style:parent-style-name="Standard">
      <style:paragraph-properties fo:text-align="justify" style:justify-single-word="false"/>
      <style:text-properties officeooo:rsid="000dd5dc" officeooo:paragraph-rsid="00909c30"/>
    </style:style>
    <style:style style:name="P16" style:family="paragraph" style:parent-style-name="Standard">
      <style:paragraph-properties fo:text-align="justify" style:justify-single-word="false"/>
      <style:text-properties officeooo:rsid="000dd5dc" officeooo:paragraph-rsid="009724b9"/>
    </style:style>
    <style:style style:name="P17" style:family="paragraph" style:parent-style-name="Standard">
      <style:paragraph-properties fo:text-align="center" style:justify-single-word="false"/>
      <style:text-properties fo:font-size="14pt" fo:font-weight="bold" officeooo:rsid="000dd5dc" officeooo:paragraph-rsid="000dd5dc" style:font-size-asian="14pt" style:font-weight-asian="bold" style:font-size-complex="14pt" style:font-weight-complex="bold"/>
    </style:style>
    <style:style style:name="P18" style:family="paragraph" style:parent-style-name="Standard">
      <style:text-properties fo:font-size="14pt" fo:font-weight="bold" officeooo:rsid="000dd5dc" officeooo:paragraph-rsid="000dd5dc" style:font-size-asian="14pt" style:font-weight-asian="bold" style:font-size-complex="14pt" style:font-weight-complex="bold"/>
    </style:style>
    <style:style style:name="P19" style:family="paragraph" style:parent-style-name="Standard">
      <style:text-properties fo:font-size="14pt" fo:font-weight="bold" officeooo:rsid="002322d3" officeooo:paragraph-rsid="002322d3" style:font-size-asian="14pt" style:font-weight-asian="bold" style:font-size-complex="14pt" style:font-weight-complex="bold"/>
    </style:style>
    <style:style style:name="P20" style:family="paragraph" style:parent-style-name="Standard">
      <style:text-properties fo:font-size="14pt" fo:font-weight="bold" officeooo:rsid="002322d3" officeooo:paragraph-rsid="0023c326" style:font-size-asian="14pt" style:font-weight-asian="bold" style:font-size-complex="14pt" style:font-weight-complex="bold"/>
    </style:style>
    <style:style style:name="P21" style:family="paragraph" style:parent-style-name="Standard">
      <style:text-properties fo:font-size="14pt" fo:font-weight="bold" officeooo:rsid="002322d3" officeooo:paragraph-rsid="00244e67" style:font-size-asian="14pt" style:font-weight-asian="bold" style:font-size-complex="14pt" style:font-weight-complex="bold"/>
    </style:style>
    <style:style style:name="P22" style:family="paragraph" style:parent-style-name="Standard">
      <style:text-properties fo:font-size="14pt" fo:font-weight="bold" officeooo:rsid="002322d3" officeooo:paragraph-rsid="002e141b" style:font-size-asian="14pt" style:font-weight-asian="bold" style:font-size-complex="14pt" style:font-weight-complex="bold"/>
    </style:style>
    <style:style style:name="P23" style:family="paragraph" style:parent-style-name="Standard">
      <style:text-properties fo:font-size="14pt" fo:font-weight="bold" officeooo:rsid="002322d3" officeooo:paragraph-rsid="0050d23a" style:font-size-asian="14pt" style:font-weight-asian="bold" style:font-size-complex="14pt" style:font-weight-complex="bold"/>
    </style:style>
    <style:style style:name="P24" style:family="paragraph" style:parent-style-name="Standard">
      <style:text-properties fo:font-size="14pt" fo:font-weight="bold" officeooo:rsid="002322d3" officeooo:paragraph-rsid="006c13eb" style:font-size-asian="14pt" style:font-weight-asian="bold" style:font-size-complex="14pt" style:font-weight-complex="bold"/>
    </style:style>
    <style:style style:name="P25" style:family="paragraph" style:parent-style-name="Standard">
      <style:text-properties fo:font-size="14pt" fo:font-weight="bold" officeooo:rsid="002322d3" officeooo:paragraph-rsid="006c7dab"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597709" officeooo:paragraph-rsid="00597709" style:font-size-asian="14pt" style:font-weight-asian="bold" style:font-size-complex="14pt" style:font-weight-complex="bold"/>
    </style:style>
    <style:style style:name="P27" style:family="paragraph" style:parent-style-name="Standard">
      <style:text-properties fo:font-size="14pt" officeooo:rsid="002322d3" officeooo:paragraph-rsid="003fd32e" style:font-size-asian="14pt" style:font-size-complex="14pt"/>
    </style:style>
    <style:style style:name="P28" style:family="paragraph" style:parent-style-name="Standard">
      <style:paragraph-properties fo:text-align="end" style:justify-single-word="false"/>
      <style:text-properties fo:font-size="8pt" fo:font-style="italic" officeooo:rsid="000dd5dc" officeooo:paragraph-rsid="000dd5dc" style:font-size-asian="8pt" style:font-style-asian="italic" style:font-size-complex="8pt" style:font-style-complex="italic"/>
    </style:style>
    <style:style style:name="P29" style:family="paragraph" style:parent-style-name="Standard">
      <style:paragraph-properties fo:text-align="justify" style:justify-single-word="false"/>
      <style:text-properties officeooo:rsid="000f5a8e" officeooo:paragraph-rsid="000f5a8e"/>
    </style:style>
    <style:style style:name="P30" style:family="paragraph" style:parent-style-name="Standard">
      <style:text-properties officeooo:rsid="000fb71c" officeooo:paragraph-rsid="000fb71c"/>
    </style:style>
    <style:style style:name="P31" style:family="paragraph" style:parent-style-name="Standard">
      <style:paragraph-properties fo:text-align="justify" style:justify-single-word="false"/>
      <style:text-properties officeooo:rsid="000fb71c" officeooo:paragraph-rsid="000fb71c"/>
    </style:style>
    <style:style style:name="P32" style:family="paragraph" style:parent-style-name="Standard">
      <style:paragraph-properties fo:text-align="justify" style:justify-single-word="false"/>
      <style:text-properties officeooo:rsid="000fb71c" officeooo:paragraph-rsid="009cfa9a"/>
    </style:style>
    <style:style style:name="P33" style:family="paragraph" style:parent-style-name="Standard">
      <style:paragraph-properties fo:text-align="justify" style:justify-single-word="false"/>
      <style:text-properties officeooo:rsid="00144e5c" officeooo:paragraph-rsid="002780f7"/>
    </style:style>
    <style:style style:name="P34" style:family="paragraph" style:parent-style-name="Standard">
      <style:paragraph-properties fo:text-align="justify" style:justify-single-word="false"/>
      <style:text-properties officeooo:rsid="00144e5c" officeooo:paragraph-rsid="003109b0"/>
    </style:style>
    <style:style style:name="P35" style:family="paragraph" style:parent-style-name="Standard">
      <style:paragraph-properties fo:text-align="justify" style:justify-single-word="false"/>
      <style:text-properties officeooo:rsid="00144e5c" officeooo:paragraph-rsid="005d620e"/>
    </style:style>
    <style:style style:name="P36" style:family="paragraph" style:parent-style-name="Standard">
      <style:text-properties fo:font-size="12pt" fo:font-weight="bold" officeooo:rsid="00144e5c" officeooo:paragraph-rsid="002780f7" style:font-size-asian="12pt" style:font-weight-asian="bold" style:font-size-complex="12pt" style:font-weight-complex="bold"/>
    </style:style>
    <style:style style:name="P37" style:family="paragraph" style:parent-style-name="Standard">
      <style:text-properties fo:font-size="12pt" fo:font-weight="bold" officeooo:rsid="00144e5c" officeooo:paragraph-rsid="00682e85" style:font-size-asian="12pt" style:font-weight-asian="bold" style:font-size-complex="12pt" style:font-weight-complex="bold"/>
    </style:style>
    <style:style style:name="P38" style:family="paragraph" style:parent-style-name="Standard">
      <style:text-properties fo:font-size="12pt" fo:font-weight="normal" officeooo:rsid="00374696" officeooo:paragraph-rsid="00374696" style:font-size-asian="12pt" style:font-weight-asian="normal" style:font-size-complex="12pt" style:font-weight-complex="normal"/>
    </style:style>
    <style:style style:name="P39" style:family="paragraph" style:parent-style-name="Standard">
      <style:text-properties fo:font-size="12pt" fo:font-weight="normal" officeooo:rsid="00374696" officeooo:paragraph-rsid="0050d23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74696" officeooo:paragraph-rsid="00815044" style:font-size-asian="12pt" style:font-weight-asian="normal" style:font-size-complex="12pt" style:font-weight-complex="normal"/>
    </style:style>
    <style:style style:name="P41" style:family="paragraph" style:parent-style-name="Standard">
      <style:text-properties fo:font-size="12pt" fo:font-weight="normal" officeooo:rsid="00374696" officeooo:paragraph-rsid="00397987" style:font-size-asian="12pt" style:font-weight-asian="normal" style:font-size-complex="12pt" style:font-weight-complex="normal"/>
    </style:style>
    <style:style style:name="P42" style:family="paragraph" style:parent-style-name="Standard">
      <style:text-properties fo:font-size="12pt" fo:font-weight="normal" officeooo:rsid="00815044" officeooo:paragraph-rsid="0082a2c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9724b9" officeooo:paragraph-rsid="009724b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9724b9" officeooo:paragraph-rsid="0099b20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officeooo:rsid="00144e5c" officeooo:paragraph-rsid="003fd32e" style:font-size-asian="12pt" style:font-size-complex="12pt"/>
    </style:style>
    <style:style style:name="P46" style:family="paragraph" style:parent-style-name="Standard">
      <style:paragraph-properties fo:text-align="justify" style:justify-single-word="false"/>
      <style:text-properties fo:font-size="12pt" officeooo:rsid="00144e5c" officeooo:paragraph-rsid="00439f2d" style:font-size-asian="12pt" style:font-size-complex="12pt"/>
    </style:style>
    <style:style style:name="P47" style:family="paragraph" style:parent-style-name="Standard">
      <style:paragraph-properties fo:text-align="justify" style:justify-single-word="false"/>
      <style:text-properties fo:font-size="12pt" officeooo:rsid="00144e5c" officeooo:paragraph-rsid="0050d23a" style:font-size-asian="12pt" style:font-size-complex="12pt"/>
    </style:style>
    <style:style style:name="P48" style:family="paragraph" style:parent-style-name="Standard">
      <style:paragraph-properties fo:text-align="justify" style:justify-single-word="false"/>
      <style:text-properties fo:font-size="12pt" officeooo:rsid="00144e5c" officeooo:paragraph-rsid="0082a2c2" style:font-size-asian="12pt" style:font-size-complex="12pt"/>
    </style:style>
    <style:style style:name="P49" style:family="paragraph" style:parent-style-name="Standard">
      <style:paragraph-properties fo:text-align="justify" style:justify-single-word="false"/>
      <style:text-properties fo:font-size="12pt" officeooo:rsid="00144e5c" officeooo:paragraph-rsid="009724b9" style:font-size-asian="12pt" style:font-size-complex="12pt"/>
    </style:style>
    <style:style style:name="P50" style:family="paragraph" style:parent-style-name="Standard">
      <style:paragraph-properties fo:text-align="justify" style:justify-single-word="false"/>
      <style:text-properties fo:font-size="12pt" officeooo:rsid="003bbae4" officeooo:paragraph-rsid="005915dc" style:font-size-asian="12pt" style:font-size-complex="12pt"/>
    </style:style>
    <style:style style:name="P51" style:family="paragraph" style:parent-style-name="Standard">
      <style:paragraph-properties fo:text-align="justify" style:justify-single-word="false"/>
      <style:text-properties fo:font-size="12pt" officeooo:rsid="003bbae4" officeooo:paragraph-rsid="007099de" style:font-size-asian="12pt" style:font-size-complex="12pt"/>
    </style:style>
    <style:style style:name="P52" style:family="paragraph" style:parent-style-name="Standard">
      <style:paragraph-properties fo:text-align="justify" style:justify-single-word="false"/>
      <style:text-properties fo:font-size="12pt" officeooo:rsid="003bbae4" officeooo:paragraph-rsid="0073518e" style:font-size-asian="12pt" style:font-size-complex="12pt"/>
    </style:style>
    <style:style style:name="P53" style:family="paragraph" style:parent-style-name="Standard">
      <style:paragraph-properties fo:text-align="justify" style:justify-single-word="false"/>
      <style:text-properties fo:font-size="12pt" officeooo:rsid="003d5802" officeooo:paragraph-rsid="0050d23a" style:font-size-asian="12pt" style:font-size-complex="12pt"/>
    </style:style>
    <style:style style:name="P54" style:family="paragraph" style:parent-style-name="Standard">
      <style:paragraph-properties fo:text-align="justify" style:justify-single-word="false"/>
      <style:text-properties fo:font-size="12pt" officeooo:rsid="001ceffe" officeooo:paragraph-rsid="005915dc" style:font-size-asian="12pt" style:font-size-complex="12pt"/>
    </style:style>
    <style:style style:name="P55" style:family="paragraph" style:parent-style-name="Standard">
      <style:paragraph-properties fo:text-align="justify" style:justify-single-word="false"/>
      <style:text-properties fo:font-size="12pt" officeooo:rsid="001ceffe" officeooo:paragraph-rsid="005ea0b0" style:font-size-asian="12pt" style:font-size-complex="12pt"/>
    </style:style>
    <style:style style:name="P56" style:family="paragraph" style:parent-style-name="Standard">
      <style:paragraph-properties fo:text-align="justify" style:justify-single-word="false"/>
      <style:text-properties fo:font-size="12pt" officeooo:rsid="0073518e" officeooo:paragraph-rsid="0073518e" style:font-size-asian="12pt" style:font-size-complex="12pt"/>
    </style:style>
    <style:style style:name="P57" style:family="paragraph" style:parent-style-name="Standard">
      <style:paragraph-properties fo:text-align="justify" style:justify-single-word="false"/>
      <style:text-properties fo:font-size="12pt" officeooo:rsid="0073518e" officeooo:paragraph-rsid="007377f3" style:font-size-asian="12pt" style:font-size-complex="12pt"/>
    </style:style>
    <style:style style:name="P58" style:family="paragraph" style:parent-style-name="Standard">
      <style:paragraph-properties fo:text-align="justify" style:justify-single-word="false"/>
      <style:text-properties fo:font-size="12pt" officeooo:rsid="007c87a4" officeooo:paragraph-rsid="007c87a4" style:font-size-asian="12pt" style:font-size-complex="12pt"/>
    </style:style>
    <style:style style:name="P59" style:family="paragraph" style:parent-style-name="Standard">
      <style:paragraph-properties fo:text-align="justify" style:justify-single-word="false"/>
      <style:text-properties officeooo:paragraph-rsid="002d1e53"/>
    </style:style>
    <style:style style:name="P60" style:family="paragraph" style:parent-style-name="Standard">
      <style:paragraph-properties fo:text-align="justify" style:justify-single-word="false"/>
      <style:text-properties officeooo:rsid="001ceffe" officeooo:paragraph-rsid="00295f8d"/>
    </style:style>
    <style:style style:name="P61" style:family="paragraph" style:parent-style-name="Standard">
      <style:paragraph-properties fo:text-align="justify" style:justify-single-word="false"/>
      <style:text-properties officeooo:rsid="001ceffe" officeooo:paragraph-rsid="00397987"/>
    </style:style>
    <style:style style:name="P62" style:family="paragraph" style:parent-style-name="Standard">
      <style:paragraph-properties fo:text-align="justify" style:justify-single-word="false"/>
      <style:text-properties officeooo:rsid="001ceffe" officeooo:paragraph-rsid="005af0e0"/>
    </style:style>
    <style:style style:name="P63" style:family="paragraph" style:parent-style-name="Standard">
      <style:paragraph-properties fo:text-align="justify" style:justify-single-word="false"/>
      <style:text-properties officeooo:rsid="001ceffe" officeooo:paragraph-rsid="0062fb8f"/>
    </style:style>
    <style:style style:name="P64" style:family="paragraph" style:parent-style-name="Standard">
      <style:paragraph-properties fo:text-align="justify" style:justify-single-word="false"/>
      <style:text-properties officeooo:rsid="001ceffe" officeooo:paragraph-rsid="00682e85"/>
    </style:style>
    <style:style style:name="P65" style:family="paragraph" style:parent-style-name="Standard">
      <style:paragraph-properties fo:text-align="justify" style:justify-single-word="false"/>
      <style:text-properties officeooo:rsid="001ceffe" officeooo:paragraph-rsid="006955a5"/>
    </style:style>
    <style:style style:name="P66" style:family="paragraph" style:parent-style-name="Standard">
      <style:paragraph-properties fo:text-align="justify" style:justify-single-word="false"/>
      <style:text-properties officeooo:rsid="001ceffe" officeooo:paragraph-rsid="006a6751"/>
    </style:style>
    <style:style style:name="P67" style:family="paragraph" style:parent-style-name="Standard">
      <style:paragraph-properties fo:text-align="justify" style:justify-single-word="false"/>
      <style:text-properties officeooo:rsid="001ceffe" officeooo:paragraph-rsid="006e132a"/>
    </style:style>
    <style:style style:name="P68" style:family="paragraph" style:parent-style-name="Standard">
      <style:paragraph-properties fo:text-align="justify" style:justify-single-word="false"/>
      <style:text-properties officeooo:rsid="001ceffe" officeooo:paragraph-rsid="00551f8e"/>
    </style:style>
    <style:style style:name="P69" style:family="paragraph" style:parent-style-name="Standard">
      <style:text-properties officeooo:rsid="001ceffe" officeooo:paragraph-rsid="006c7dab"/>
    </style:style>
    <style:style style:name="P70" style:family="paragraph" style:parent-style-name="Standard">
      <style:paragraph-properties fo:text-align="justify" style:justify-single-word="false"/>
      <style:text-properties fo:color="#000000" fo:font-size="12pt" fo:font-weight="normal" officeooo:rsid="001ceffe" officeooo:paragraph-rsid="003067b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fo:font-size="12pt" fo:font-weight="normal" officeooo:rsid="001ceffe" officeooo:paragraph-rsid="005bfe52"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font-weight="normal" officeooo:rsid="001ceffe" officeooo:paragraph-rsid="006e7c8c"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fo:font-size="12pt" fo:font-weight="normal" officeooo:rsid="001ceffe" officeooo:paragraph-rsid="007e2ea3"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fo:font-size="12pt" fo:font-weight="normal" officeooo:rsid="001ceffe" officeooo:paragraph-rsid="0086f9cd"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rsid="001ceffe" officeooo:paragraph-rsid="00874bce"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normal" officeooo:rsid="001ceffe" officeooo:paragraph-rsid="0074d27f"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font-weight="normal" officeooo:rsid="001ceffe" officeooo:paragraph-rsid="009724b9"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fo:font-size="12pt" fo:font-weight="normal" officeooo:rsid="002e408d" officeooo:paragraph-rsid="007377f3"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fo:font-size="12pt" fo:font-weight="normal" officeooo:rsid="00144e5c" officeooo:paragraph-rsid="0086f9cd"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font-weight="normal" officeooo:rsid="00144e5c" officeooo:paragraph-rsid="008745c4"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fo:font-size="12pt" fo:font-weight="normal" officeooo:rsid="00144e5c" officeooo:paragraph-rsid="008abca5"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fo:font-size="12pt" fo:font-weight="normal" officeooo:rsid="000dd5dc" officeooo:paragraph-rsid="008745c4"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fo:font-size="12pt" fo:font-weight="normal" officeooo:rsid="000dd5dc" officeooo:paragraph-rsid="008abca5"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fo:font-size="12pt" fo:font-weight="normal" officeooo:rsid="00411276" officeooo:paragraph-rsid="00639894"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fo:font-size="12pt" fo:font-weight="normal" officeooo:rsid="00411276" officeooo:paragraph-rsid="007377f3"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color="#000000" officeooo:rsid="000dd5dc" officeooo:paragraph-rsid="005f643f"/>
    </style:style>
    <style:style style:name="P87" style:family="paragraph" style:parent-style-name="Standard">
      <style:paragraph-properties fo:text-align="justify" style:justify-single-word="false"/>
      <style:text-properties fo:color="#000000" officeooo:rsid="0085784e" officeooo:paragraph-rsid="0085784e"/>
    </style:style>
    <style:style style:name="P88" style:family="paragraph" style:parent-style-name="Standard">
      <style:text-properties officeooo:rsid="002e408d" officeooo:paragraph-rsid="002e408d"/>
    </style:style>
    <style:style style:name="P89" style:family="paragraph" style:parent-style-name="Standard">
      <style:paragraph-properties fo:text-align="justify" style:justify-single-word="false"/>
      <style:text-properties officeooo:rsid="002e408d" officeooo:paragraph-rsid="002e408d"/>
    </style:style>
    <style:style style:name="P90" style:family="paragraph" style:parent-style-name="Standard">
      <style:paragraph-properties fo:text-align="justify" style:justify-single-word="false"/>
      <style:text-properties officeooo:rsid="002e408d" officeooo:paragraph-rsid="002e482a"/>
    </style:style>
    <style:style style:name="P91" style:family="paragraph" style:parent-style-name="Standard">
      <style:paragraph-properties fo:text-align="justify" style:justify-single-word="false"/>
      <style:text-properties officeooo:rsid="002e408d" officeooo:paragraph-rsid="00628f5e"/>
    </style:style>
    <style:style style:name="P92" style:family="paragraph" style:parent-style-name="Standard">
      <style:paragraph-properties fo:text-align="justify" style:justify-single-word="false"/>
      <style:text-properties officeooo:rsid="002e408d" officeooo:paragraph-rsid="0062fb8f"/>
    </style:style>
    <style:style style:name="P93" style:family="paragraph" style:parent-style-name="Standard">
      <style:paragraph-properties fo:text-align="justify" style:justify-single-word="false"/>
      <style:text-properties officeooo:rsid="002e408d" officeooo:paragraph-rsid="00682e85"/>
    </style:style>
    <style:style style:name="P94" style:family="paragraph" style:parent-style-name="Standard">
      <style:paragraph-properties fo:text-align="justify" style:justify-single-word="false"/>
      <style:text-properties officeooo:rsid="002e408d" officeooo:paragraph-rsid="006c7dab"/>
    </style:style>
    <style:style style:name="P95" style:family="paragraph" style:parent-style-name="Standard">
      <style:paragraph-properties fo:text-align="justify" style:justify-single-word="false">
        <style:tab-stops>
          <style:tab-stop style:position="6.011in"/>
        </style:tab-stops>
      </style:paragraph-properties>
      <style:text-properties officeooo:rsid="002fc9f8" officeooo:paragraph-rsid="002fc9f8"/>
    </style:style>
    <style:style style:name="P96" style:family="paragraph" style:parent-style-name="Standard">
      <style:paragraph-properties fo:text-align="justify" style:justify-single-word="false"/>
      <style:text-properties officeooo:rsid="003109b0" officeooo:paragraph-rsid="003109b0"/>
    </style:style>
    <style:style style:name="P97" style:family="paragraph" style:parent-style-name="Standard">
      <style:text-properties officeooo:rsid="002322d3" officeooo:paragraph-rsid="0050d23a"/>
    </style:style>
    <style:style style:name="P98" style:family="paragraph" style:parent-style-name="Standard">
      <style:text-properties style:font-name="Liberation Serif" fo:font-size="12pt" fo:font-weight="normal" officeooo:rsid="00374696" officeooo:paragraph-rsid="0050d23a" style:font-size-asian="12pt" style:font-weight-asian="normal" style:font-size-complex="12pt" style:font-weight-complex="normal"/>
    </style:style>
    <style:style style:name="P99" style:family="paragraph" style:parent-style-name="Standard">
      <style:text-properties style:font-name="Liberation Serif" fo:font-size="12pt" fo:font-weight="normal" officeooo:rsid="007e2ea3" officeooo:paragraph-rsid="0050d23a" style:font-size-asian="12pt" style:font-weight-asian="normal" style:font-size-complex="12pt" style:font-weight-complex="normal"/>
    </style:style>
    <style:style style:name="P100" style:family="paragraph" style:parent-style-name="Standard">
      <style:text-properties style:font-name="Liberation Serif" fo:font-size="12pt" officeooo:paragraph-rsid="0050d23a" style:font-size-asian="12pt" style:font-size-complex="12pt"/>
    </style:style>
    <style:style style:name="P101" style:family="paragraph" style:parent-style-name="Standard">
      <style:paragraph-properties fo:text-align="justify" style:justify-single-word="false"/>
      <style:text-properties officeooo:rsid="00682e85" officeooo:paragraph-rsid="00682e85"/>
    </style:style>
    <style:style style:name="P102" style:family="paragraph" style:parent-style-name="Standard">
      <style:paragraph-properties fo:text-align="justify" style:justify-single-word="false"/>
      <style:text-properties officeooo:rsid="006a6751" officeooo:paragraph-rsid="006a6751"/>
    </style:style>
    <style:style style:name="P103" style:family="paragraph" style:parent-style-name="Standard">
      <style:paragraph-properties fo:text-align="justify" style:justify-single-word="false"/>
      <style:text-properties officeooo:rsid="006e132a" officeooo:paragraph-rsid="006e132a"/>
    </style:style>
    <style:style style:name="P104"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7e2ea3" officeooo:paragraph-rsid="007e2ea3" style:font-size-asian="12pt" style:font-style-asian="normal" style:font-weight-asian="normal" style:font-size-complex="12pt" style:text-emphasize="none"/>
    </style:style>
    <style:style style:name="P10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50d23a" officeooo:paragraph-rsid="0050d23a"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officeooo:rsid="0085784e" officeooo:paragraph-rsid="0085784e"/>
    </style:style>
    <style:style style:name="P107" style:family="paragraph" style:parent-style-name="Standard">
      <style:paragraph-properties fo:text-align="justify" style:justify-single-word="false"/>
      <style:text-properties officeooo:rsid="0062fb8f" officeooo:paragraph-rsid="00682e85"/>
    </style:style>
    <style:style style:name="P108"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officeooo:rsid="002e482a" officeooo:paragraph-rsid="003109b0" fo:background-color="transparent" style:font-size-asian="8.75pt" style:font-style-asian="italic" style:font-size-complex="10pt" style:font-style-complex="italic"/>
    </style:style>
    <style:style style:name="P109"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officeooo:rsid="00144e5c" officeooo:paragraph-rsid="004ef9ad" fo:background-color="transparent" style:font-size-asian="8.75pt" style:font-style-asian="italic" style:font-size-complex="10pt" style:font-style-complex="italic"/>
    </style:style>
    <style:style style:name="P110"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fo:font-weight="bold" officeooo:rsid="0033da30" officeooo:paragraph-rsid="00423bbe" fo:background-color="transparent" style:font-size-asian="8.75pt" style:font-style-asian="italic" style:font-weight-asian="bold" style:font-size-complex="10pt" style:font-style-complex="italic" style:font-weight-complex="bold"/>
    </style:style>
    <style:style style:name="P111" style:family="paragraph" style:parent-style-name="Standard">
      <style:paragraph-properties fo:margin-left="0.25in" fo:margin-right="0.1866in" fo:text-align="justify" style:justify-single-word="false" fo:text-indent="0in" style:auto-text-indent="false" fo:background-color="#eeeeee">
        <style:background-image/>
      </style:paragraph-properties>
      <style:text-properties fo:font-size="10pt" fo:font-style="italic" style:text-underline-style="none" officeooo:rsid="003bbae4" officeooo:paragraph-rsid="007099de" fo:background-color="transparent" style:font-size-asian="10pt" style:font-style-asian="italic" style:font-size-complex="10pt" style:font-style-complex="italic"/>
    </style:style>
    <style:style style:name="P112"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2780f7" fo:background-color="transparent" style:font-size-asian="8.75pt" style:font-style-asian="italic" style:font-size-complex="10pt" style:font-style-complex="italic"/>
    </style:style>
    <style:style style:name="P113"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3109b0" fo:background-color="transparent" style:font-size-asian="8.75pt" style:font-style-asian="italic" style:font-size-complex="10pt" style:font-style-complex="italic"/>
    </style:style>
    <style:style style:name="P114"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3fd32e" fo:background-color="transparent" style:font-size-asian="8.75pt" style:font-style-asian="italic" style:font-size-complex="10pt" style:font-style-complex="italic"/>
    </style:style>
    <style:style style:name="P115" style:family="paragraph" style:parent-style-name="Standard" style:master-page-name="">
      <style:paragraph-properties fo:margin-left="0.25in" fo:margin-right="0.1866in" fo:text-align="justify" style:justify-single-word="false" fo:text-indent="0in" style:auto-text-indent="false" style:page-number="auto" fo:background-color="#eeeeee">
        <style:background-image/>
      </style:paragraph-properties>
      <style:text-properties fo:font-size="10pt" fo:font-style="italic" style:text-underline-style="solid" style:text-underline-width="auto" style:text-underline-color="font-color" officeooo:rsid="0013f52f" officeooo:paragraph-rsid="007099de" fo:background-color="transparent" style:font-size-asian="8.75pt" style:font-style-asian="italic" style:font-size-complex="10pt" style:font-style-complex="italic"/>
    </style:style>
    <style:style style:name="P116" style:family="paragraph" style:parent-style-name="Standard">
      <style:paragraph-properties fo:text-align="justify" style:justify-single-word="false" fo:background-color="#000000">
        <style:background-image/>
      </style:paragraph-properties>
      <style:text-properties fo:color="#ffffff" fo:font-size="12pt" fo:font-weight="normal" officeooo:rsid="00374696" officeooo:paragraph-rsid="00397987" style:font-size-asian="12pt" style:font-weight-asian="normal" style:font-size-complex="12pt" style:font-weight-complex="normal"/>
    </style:style>
    <style:style style:name="P117" style:family="paragraph" style:parent-style-name="Standard">
      <style:paragraph-properties fo:text-align="justify" style:justify-single-word="false" fo:background-color="#000000">
        <style:background-image/>
      </style:paragraph-properties>
      <style:text-properties fo:color="#ffffff" fo:font-size="12pt" fo:font-weight="normal" officeooo:rsid="007099de" officeooo:paragraph-rsid="007099de" style:font-size-asian="12pt" style:font-weight-asian="normal" style:font-size-complex="12pt" style:font-weight-complex="normal"/>
    </style:style>
    <style:style style:name="P118" style:family="paragraph" style:parent-style-name="Standard">
      <style:paragraph-properties fo:text-align="justify" style:justify-single-word="false" fo:background-color="#000000">
        <style:background-image/>
      </style:paragraph-properties>
      <style:text-properties fo:color="#ffffff" fo:font-size="12pt" fo:font-weight="normal" officeooo:rsid="007099de" officeooo:paragraph-rsid="0073518e" style:font-size-asian="12pt" style:font-weight-asian="normal" style:font-size-complex="12pt" style:font-weight-complex="normal"/>
    </style:style>
    <style:style style:name="P119" style:family="paragraph" style:parent-style-name="Standard">
      <style:paragraph-properties fo:background-color="#000000">
        <style:background-image/>
      </style:paragraph-properties>
      <style:text-properties fo:color="#ffffff" fo:font-size="12pt" fo:font-weight="normal" officeooo:rsid="0085784e" officeooo:paragraph-rsid="0085784e" style:font-size-asian="12pt" style:font-weight-asian="normal" style:font-size-complex="12pt" style:font-weight-complex="normal"/>
    </style:style>
    <style:style style:name="P120" style:family="paragraph" style:parent-style-name="Standard">
      <style:paragraph-properties fo:text-align="justify" style:justify-single-word="false" fo:background-color="#000000">
        <style:background-image/>
      </style:paragraph-properties>
      <style:text-properties fo:color="#ffffff" fo:font-size="12pt" fo:font-weight="normal" officeooo:rsid="0099b20c" officeooo:paragraph-rsid="0099b20c" style:font-size-asian="12pt" style:font-weight-asian="normal" style:font-size-complex="12pt" style:font-weight-complex="normal"/>
    </style:style>
    <style:style style:name="P121" style:family="paragraph" style:parent-style-name="Standard">
      <style:paragraph-properties fo:text-align="justify" style:justify-single-word="false" fo:background-color="#000000">
        <style:background-image/>
      </style:paragraph-properties>
      <style:text-properties fo:color="#ffffff" fo:font-size="12pt" fo:font-weight="normal" officeooo:rsid="009724b9" officeooo:paragraph-rsid="0099b20c" style:font-size-asian="12pt" style:font-weight-asian="normal" style:font-size-complex="12pt" style:font-weight-complex="normal"/>
    </style:style>
    <style:style style:name="P122"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6f9cd" fo:background-color="transparent"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a0217" fo:background-color="transparent"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fo:background-color="#000000">
        <style:background-image/>
      </style:paragraph-properties>
      <style:text-properties fo:color="#ffffff" fo:font-size="12pt" fo:font-style="normal" fo:font-weight="normal" officeooo:rsid="0086f9cd" officeooo:paragraph-rsid="008ef18a" fo:background-color="transparent"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745c4" officeooo:paragraph-rsid="008745c4" fo:background-color="transparent" style:font-size-asian="12pt" style:font-style-asian="normal" style:font-weight-asian="bold" style:font-size-complex="12pt" style:font-style-complex="normal" style:font-weight-complex="bold"/>
    </style:style>
    <style:style style:name="P126"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8a0217" officeooo:paragraph-rsid="008a0217" fo:background-color="transparent" style:font-size-asian="12pt" style:font-style-asian="normal" style:font-weight-asian="bold" style:font-size-complex="12pt" style:font-style-complex="normal" style:font-weight-complex="bold"/>
    </style:style>
    <style:style style:name="P127" style:family="paragraph" style:parent-style-name="Standard">
      <style:paragraph-properties fo:text-align="justify" style:justify-single-word="false" fo:background-color="#000000">
        <style:background-image/>
      </style:paragraph-properties>
      <style:text-properties fo:color="#ffffff" fo:font-size="12pt" fo:font-style="normal" fo:font-weight="bold" officeooo:rsid="0091cf9c" officeooo:paragraph-rsid="0091cf9c" fo:background-color="transparent" style:font-size-asian="12pt" style:font-style-asian="normal" style:font-weight-asian="bold" style:font-size-complex="12pt" style:font-style-complex="normal" style:font-weight-complex="bold"/>
    </style:style>
    <style:style style:name="P128" style:family="paragraph" style:parent-style-name="Standard">
      <style:paragraph-properties fo:text-align="justify" style:justify-single-word="false" fo:background-color="#000000">
        <style:background-image/>
      </style:paragraph-properties>
      <style:text-properties fo:color="#ffffff" officeooo:rsid="0025be49" officeooo:paragraph-rsid="0062fb8f"/>
    </style:style>
    <style:style style:name="P129" style:family="paragraph" style:parent-style-name="Standard">
      <style:paragraph-properties fo:text-align="justify" style:justify-single-word="false" fo:background-color="#000000">
        <style:background-image/>
      </style:paragraph-properties>
      <style:text-properties fo:color="#ffffff" officeooo:rsid="0062fb8f" officeooo:paragraph-rsid="0062fb8f"/>
    </style:style>
    <style:style style:name="P130" style:family="paragraph" style:parent-style-name="Standard">
      <style:paragraph-properties fo:text-align="justify" style:justify-single-word="false" fo:background-color="#000000">
        <style:background-image/>
      </style:paragraph-properties>
      <style:text-properties fo:color="#ffffff" officeooo:rsid="0062fb8f" officeooo:paragraph-rsid="00639894"/>
    </style:style>
    <style:style style:name="P131" style:family="paragraph" style:parent-style-name="Standard">
      <style:paragraph-properties fo:text-align="justify" style:justify-single-word="false" fo:background-color="#000000">
        <style:background-image/>
      </style:paragraph-properties>
      <style:text-properties fo:color="#ffffff" officeooo:rsid="00682e85" officeooo:paragraph-rsid="00682e85"/>
    </style:style>
    <style:style style:name="P132" style:family="paragraph" style:parent-style-name="Standard">
      <style:paragraph-properties fo:text-align="justify" style:justify-single-word="false" fo:background-color="#000000">
        <style:background-image/>
      </style:paragraph-properties>
      <style:text-properties fo:color="#ffffff" officeooo:rsid="00682e85" officeooo:paragraph-rsid="006955a5"/>
    </style:style>
    <style:style style:name="P133" style:family="paragraph" style:parent-style-name="Standard">
      <style:paragraph-properties fo:text-align="justify" style:justify-single-word="false" fo:background-color="#000000">
        <style:background-image/>
      </style:paragraph-properties>
      <style:text-properties fo:color="#ffffff" officeooo:rsid="00682e85" officeooo:paragraph-rsid="006e132a"/>
    </style:style>
    <style:style style:name="P134" style:family="paragraph" style:parent-style-name="Standard">
      <style:paragraph-properties fo:text-align="justify" style:justify-single-word="false" fo:background-color="#000000">
        <style:background-image/>
      </style:paragraph-properties>
      <style:text-properties fo:color="#ffffff" officeooo:rsid="006955a5" officeooo:paragraph-rsid="006955a5"/>
    </style:style>
    <style:style style:name="P135" style:family="paragraph" style:parent-style-name="Standard">
      <style:paragraph-properties fo:text-align="justify" style:justify-single-word="false" fo:background-color="#000000">
        <style:background-image/>
      </style:paragraph-properties>
      <style:text-properties fo:color="#ffffff" officeooo:rsid="006955a5" officeooo:paragraph-rsid="006a9754"/>
    </style:style>
    <style:style style:name="P136" style:family="paragraph" style:parent-style-name="Standard">
      <style:paragraph-properties fo:text-align="justify" style:justify-single-word="false" fo:background-color="#000000">
        <style:background-image/>
      </style:paragraph-properties>
      <style:text-properties fo:color="#ffffff" officeooo:rsid="006a9754" officeooo:paragraph-rsid="006a9754"/>
    </style:style>
    <style:style style:name="P137" style:family="paragraph" style:parent-style-name="Standard">
      <style:paragraph-properties fo:text-align="justify" style:justify-single-word="false" fo:background-color="#000000">
        <style:background-image/>
      </style:paragraph-properties>
      <style:text-properties fo:color="#ffffff" officeooo:rsid="006e132a" officeooo:paragraph-rsid="006e132a"/>
    </style:style>
    <style:style style:name="P138" style:family="paragraph" style:parent-style-name="Standard">
      <style:paragraph-properties fo:text-align="justify" style:justify-single-word="false" fo:background-color="#000000">
        <style:background-image/>
      </style:paragraph-properties>
      <style:text-properties fo:color="#ffffff" style:font-name="Liberation Serif" fo:font-size="12pt" fo:font-weight="normal" officeooo:rsid="007099de" officeooo:paragraph-rsid="007377f3" style:font-size-asian="12pt" style:font-weight-asian="normal" style:font-size-complex="12pt" style:font-weight-complex="normal"/>
    </style:style>
    <style:style style:name="P139" style:family="paragraph" style:parent-style-name="Standard">
      <style:paragraph-properties fo:text-align="justify" style:justify-single-word="false" fo:background-color="#000000">
        <style:background-image/>
      </style:paragraph-properties>
      <style:text-properties fo:color="#ffffff" style:font-name="Liberation Serif" fo:font-size="12pt" fo:font-weight="normal" officeooo:rsid="007099de" officeooo:paragraph-rsid="0073518e" style:font-size-asian="12pt" style:font-weight-asian="normal" style:font-size-complex="12pt" style:font-weight-complex="normal"/>
    </style:style>
    <style:style style:name="P140"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7e2ea3" officeooo:paragraph-rsid="007e2ea3" fo:background-color="transparent"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7e2ea3" officeooo:paragraph-rsid="00815044" fo:background-color="transparent"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fo:background-color="#000000">
        <style:background-image/>
      </style:paragraph-properties>
      <style:text-properties fo:color="#ffffff" style:font-name="Liberation Serif" fo:font-size="12pt" fo:font-style="normal" fo:font-weight="normal" officeooo:rsid="00815044" officeooo:paragraph-rsid="00815044" fo:background-color="transparent"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fo:background-color="#000000">
        <style:background-image/>
      </style:paragraph-properties>
      <style:text-properties fo:color="#ffffff" officeooo:rsid="00639894" officeooo:paragraph-rsid="00639894"/>
    </style:style>
    <style:style style:name="P144" style:family="paragraph" style:parent-style-name="Standard">
      <style:paragraph-properties fo:background-color="#999999">
        <style:background-image/>
      </style:paragraph-properties>
      <style:text-properties officeooo:rsid="000dd5dc" officeooo:paragraph-rsid="000dd5dc"/>
    </style:style>
    <style:style style:name="P145" style:family="paragraph" style:parent-style-name="Standard">
      <style:paragraph-properties fo:background-color="#999999">
        <style:background-image/>
      </style:paragraph-properties>
      <style:text-properties officeooo:rsid="000dd5dc" officeooo:paragraph-rsid="00874bce"/>
    </style:style>
    <style:style style:name="P146" style:family="paragraph" style:parent-style-name="Standard" style:master-page-name="">
      <style:paragraph-properties fo:margin-left="0in" fo:margin-right="0.1866in" fo:text-indent="0in" style:auto-text-indent="false" style:page-number="auto" fo:background-color="#000000">
        <style:background-image/>
      </style:paragraph-properties>
      <style:text-properties fo:color="#ffffff" officeooo:rsid="000fb71c" officeooo:paragraph-rsid="009cfa9a"/>
    </style:style>
    <style:style style:name="P147" style:family="paragraph" style:parent-style-name="Standard">
      <style:paragraph-properties fo:margin-left="0in" fo:margin-right="0.1866in" fo:text-indent="0in" style:auto-text-indent="false" fo:background-color="#000000">
        <style:background-image/>
      </style:paragraph-properties>
      <style:text-properties fo:color="#ffffff" officeooo:rsid="000fb71c" officeooo:paragraph-rsid="009fa6d2"/>
    </style:style>
    <style:style style:name="P148" style:family="paragraph" style:parent-style-name="Table_20_Contents">
      <style:paragraph-properties fo:text-align="justify" style:justify-single-word="false"/>
      <style:text-properties officeooo:rsid="002e482a" officeooo:paragraph-rsid="002e482a"/>
    </style:style>
    <style:style style:name="P149" style:family="paragraph" style:parent-style-name="Table_20_Contents">
      <style:text-properties fo:font-size="9pt" officeooo:rsid="002e408d" officeooo:paragraph-rsid="002e408d" style:font-size-asian="9pt" style:font-size-complex="9pt"/>
    </style:style>
    <style:style style:name="P150" style:family="paragraph" style:parent-style-name="Table_20_Contents">
      <style:text-properties fo:font-size="9pt" officeooo:rsid="002e408d" officeooo:paragraph-rsid="002e482a" style:font-size-asian="9pt" style:font-size-complex="9pt"/>
    </style:style>
    <style:style style:name="P151" style:family="paragraph" style:parent-style-name="Table_20_Contents">
      <style:text-properties fo:font-size="9pt" officeooo:rsid="002e482a" officeooo:paragraph-rsid="002e482a" style:font-size-asian="9pt" style:font-size-complex="9pt"/>
    </style:style>
    <style:style style:name="P152" style:family="paragraph" style:parent-style-name="Table_20_Contents">
      <style:text-properties fo:font-size="9pt" fo:font-weight="bold" officeooo:rsid="002e408d" officeooo:paragraph-rsid="002e408d" style:font-size-asian="9pt" style:font-weight-asian="bold" style:font-size-complex="9pt" style:font-weight-complex="bold"/>
    </style:style>
    <style:style style:name="P153" style:family="paragraph" style:parent-style-name="Table_20_Contents">
      <style:text-properties fo:font-size="9pt" fo:font-weight="bold" officeooo:rsid="002e408d" officeooo:paragraph-rsid="00628f5e" style:font-size-asian="9pt" style:font-weight-asian="bold" style:font-size-complex="9pt" style:font-weight-complex="bold"/>
    </style:style>
    <style:style style:name="P154" style:family="paragraph" style:parent-style-name="Table_20_Contents">
      <style:paragraph-properties fo:text-align="justify" style:justify-single-word="false"/>
      <style:text-properties fo:font-size="12pt" fo:font-style="normal" officeooo:rsid="000df5e6" officeooo:paragraph-rsid="002e482a" fo:background-color="transparent" style:font-size-asian="12pt" style:font-style-asian="normal" style:font-size-complex="12pt" style:font-style-complex="normal"/>
    </style:style>
    <style:style style:name="P155" style:family="paragraph" style:parent-style-name="Table_20_Contents">
      <style:paragraph-properties fo:margin-left="0in" fo:margin-right="0in" fo:text-indent="0in" style:auto-text-indent="false" text:number-lines="false" text:line-number="0"/>
      <style:text-properties fo:font-size="9pt" fo:font-weight="bold" style:font-size-asian="9pt" style:font-weight-asian="bold" style:font-size-complex="9pt" style:font-weight-complex="bold"/>
    </style:style>
    <style:style style:name="P156" style:family="paragraph" style:parent-style-name="Table_20_Contents">
      <style:paragraph-properties fo:margin-left="0in" fo:margin-right="0in" fo:text-indent="0in" style:auto-text-indent="false" text:number-lines="false" text:line-number="0"/>
      <style:text-properties fo:font-size="9pt" fo:font-weight="bold" officeooo:rsid="002e408d" officeooo:paragraph-rsid="002e408d" style:font-size-asian="9pt" style:font-weight-asian="bold" style:font-size-complex="9pt" style:font-weight-complex="bold"/>
    </style:style>
    <style:style style:name="P157"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82e85" style:font-size-asian="11pt" style:font-weight-asian="bold" style:font-size-complex="11pt" style:font-weight-complex="bold"/>
    </style:style>
    <style:style style:name="P158"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2fb8f" style:font-size-asian="11pt" style:font-weight-asian="bold" style:font-size-complex="11pt" style:font-weight-complex="bold"/>
    </style:style>
    <style:style style:name="P159" style:family="paragraph" style:parent-style-name="Table_20_Contents">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7377f3" style:font-size-asian="11pt" style:font-weight-asian="bold" style:font-size-complex="11pt" style:font-weight-complex="bold"/>
    </style:style>
    <style:style style:name="P160" style:family="paragraph" style:parent-style-name="Table_20_Contents">
      <style:paragraph-properties fo:margin-left="0in" fo:margin-right="0in" fo:text-indent="0in" style:auto-text-indent="false" text:number-lines="false" text:line-number="0"/>
      <style:text-properties fo:color="#0000ff" style:font-name="Ubuntu Mono" fo:font-size="11pt" fo:font-weight="bold" officeooo:rsid="002e408d" officeooo:paragraph-rsid="00639894" style:font-size-asian="11pt" style:font-weight-asian="bold" style:font-size-complex="11pt" style:font-weight-complex="bold"/>
    </style:style>
    <style:style style:name="P16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7377f3" style:font-size-asian="11pt" style:font-weight-asian="bold" style:font-size-complex="11pt" style:font-weight-complex="bold"/>
    </style:style>
    <style:style style:name="P162" style:family="paragraph" style:parent-style-name="Preformatted_20_Text">
      <style:paragraph-properties fo:margin-left="0in" fo:margin-right="0in" fo:text-indent="0in" style:auto-text-indent="false" text:number-lines="false" text:line-number="0"/>
      <style:text-properties fo:color="#0000ff" style:font-name="Ubuntu Mono" fo:font-size="11pt" fo:font-weight="bold" officeooo:rsid="002e408d" officeooo:paragraph-rsid="00639894" style:font-size-asian="11pt" style:font-weight-asian="bold" style:font-size-complex="11pt" style:font-weight-complex="bold"/>
    </style:style>
    <style:style style:name="P16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2fb8f" style:font-size-asian="11pt" style:font-weight-asian="bold" style:font-size-complex="11pt" style:font-weight-complex="bold" fo:padding="0in" fo:border="none"/>
    </style:style>
    <style:style style:name="P16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682e85" style:font-size-asian="11pt" style:font-weight-asian="bold" style:font-size-complex="11pt" style:font-weight-complex="bold" fo:padding="0in" fo:border="none"/>
    </style:style>
    <style:style style:name="P16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7435fb" officeooo:paragraph-rsid="00760a42" style:font-size-asian="11pt" style:font-weight-asian="bold" style:font-size-complex="11pt" style:font-weight-complex="bold"/>
    </style:style>
    <style:style style:name="P16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7435fb" officeooo:paragraph-rsid="007e2ea3" style:font-size-asian="11pt" style:font-weight-asian="bold" style:font-size-complex="11pt" style:font-weight-complex="bold" fo:padding="0in" fo:border="none"/>
    </style:style>
    <style:style style:name="P16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88a7b5" officeooo:paragraph-rsid="0088a7b5" style:font-size-asian="11pt" style:font-weight-asian="bold" style:font-size-complex="11pt" style:font-weight-complex="bold"/>
    </style:style>
    <style:style style:name="P168" style:family="paragraph" style:parent-style-name="Preformatted_20_Text">
      <style:paragraph-properties fo:margin-left="0in" fo:margin-right="0in" fo:text-indent="0in" style:auto-text-indent="false" text:number-lines="false" text:line-number="0"/>
      <style:text-properties fo:color="#0000ff" style:font-name="Ubuntu Mono" fo:font-size="11pt" fo:font-weight="bold" officeooo:paragraph-rsid="00639894" style:font-size-asian="11pt" style:font-weight-asian="bold" style:font-size-complex="11pt" style:font-weight-complex="bold" fo:padding="0in" fo:border="none"/>
    </style:style>
    <style:style style:name="P16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17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682e85" style:font-size-asian="11pt" style:font-weight-asian="bold" style:font-size-complex="11pt" style:font-weight-complex="bold" fo:padding="0in" fo:border="none"/>
    </style:style>
    <style:style style:name="P17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paragraph-rsid="0086f9cd" style:font-size-asian="11pt" style:font-weight-asian="bold" style:font-size-complex="11pt" style:font-weight-complex="bold" fo:padding="0in" fo:border="none"/>
    </style:style>
    <style:style style:name="P17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 fo:font-size="11pt" fo:font-weight="bold" officeooo:rsid="0086f9cd" officeooo:paragraph-rsid="0086f9cd" style:font-size-asian="11pt" style:font-weight-asian="bold" style:font-size-complex="11pt" style:font-weight-complex="bold" fo:padding="0in" fo:border="none"/>
    </style:style>
    <style:style style:name="P17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7435fb" officeooo:paragraph-rsid="00815044" style:font-size-asian="11pt" style:font-weight-asian="bold" style:font-size-complex="11pt" style:font-weight-complex="bold"/>
    </style:style>
    <style:style style:name="P17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7377f3" style:font-size-asian="11pt" style:font-weight-asian="bold" style:font-size-complex="11pt" style:font-weight-complex="bold" fo:padding="0in" fo:border="none"/>
    </style:style>
    <style:style style:name="P17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77d14b" style:font-size-asian="11pt" style:font-weight-asian="bold" style:font-size-complex="11pt" style:font-weight-complex="bold" fo:padding="0in" fo:border="none"/>
    </style:style>
    <style:style style:name="P17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2e408d" officeooo:paragraph-rsid="00909c30" style:font-size-asian="11pt" style:font-weight-asian="bold" style:font-size-complex="11pt" style:font-weight-complex="bold" fo:padding="0in" fo:border="none"/>
    </style:style>
    <style:style style:name="P17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77d14b" style:font-size-asian="11pt" style:font-weight-asian="bold" style:font-size-complex="11pt" style:font-weight-complex="bold" fo:padding="0in" fo:border="none"/>
    </style:style>
    <style:style style:name="P17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17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18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93cd6b" officeooo:paragraph-rsid="0093cd6b" style:font-size-asian="11pt" style:font-weight-asian="bold" style:font-size-complex="11pt" style:font-weight-complex="bold" fo:padding="0in" fo:border="none"/>
    </style:style>
    <style:style style:name="P181"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7377f3" style:font-weight-asian="bold" style:font-weight-complex="bold" fo:padding="0in" fo:border="none"/>
    </style:style>
    <style:style style:name="P182"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815044" style:font-weight-asian="bold" style:font-weight-complex="bold" fo:padding="0in" fo:border="none"/>
    </style:style>
    <style:style style:name="P183"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paragraph-rsid="00909c30" style:font-weight-asian="bold" style:font-weight-complex="bold" fo:padding="0in" fo:border="none"/>
    </style:style>
    <style:style style:name="P184"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8c78b2" style:font-weight-asian="bold" style:font-weight-complex="bold" fo:padding="0in" fo:border="none"/>
    </style:style>
    <style:style style:name="P185"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8c78b2" officeooo:paragraph-rsid="00909c30" style:font-weight-asian="bold" style:font-weight-complex="bold" fo:padding="0in" fo:border="none"/>
    </style:style>
    <style:style style:name="P186"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0.3999996185303pt" fo:font-weight="bold" officeooo:rsid="0093cd6b" officeooo:paragraph-rsid="0093cd6b" style:font-weight-asian="bold" style:font-weight-complex="bold" fo:padding="0in" fo:border="none"/>
    </style:style>
    <style:style style:name="P187"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1pt" fo:font-weight="bold" officeooo:paragraph-rsid="007377f3" style:font-size-asian="11pt" style:font-weight-asian="bold" style:font-size-complex="11pt" style:font-weight-complex="bold" fo:padding="0in" fo:border="none"/>
    </style:style>
    <style:style style:name="P188"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Ubuntu Mono1" fo:font-size="11pt" fo:font-weight="bold" officeooo:rsid="002e408d" officeooo:paragraph-rsid="007377f3" style:font-size-asian="11pt" style:font-weight-asian="bold" style:font-size-complex="11pt" style:font-weight-complex="bold" fo:padding="0in" fo:border="none"/>
    </style:style>
    <style:style style:name="P189"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paragraph-rsid="009724b9" style:font-size-asian="11pt" style:font-weight-asian="bold" style:font-size-complex="11pt" style:font-weight-complex="bold" fo:padding="0in" fo:border="none"/>
    </style:style>
    <style:style style:name="P190" style:family="paragraph" style:parent-style-name="Preformatted_20_Text">
      <style:paragraph-properties fo:margin-left="0in" fo:margin-right="0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9724b9" style:font-size-asian="11pt" style:font-weight-asian="bold" style:font-size-complex="11pt" style:font-weight-complex="bold" fo:padding="0in" fo:border="none"/>
    </style:style>
    <style:style style:name="P191" style:family="paragraph" style:parent-style-name="Standard">
      <style:paragraph-properties fo:background-color="#ff420e">
        <style:background-image/>
      </style:paragraph-properties>
      <style:text-properties style:font-name="Liberation Serif" fo:font-size="12pt" fo:font-weight="normal" officeooo:rsid="00374696" officeooo:paragraph-rsid="0050d23a" style:font-size-asian="12pt" style:font-weight-asian="normal" style:font-size-complex="12pt" style:font-weight-complex="normal"/>
    </style:style>
    <style:style style:name="P192" style:family="paragraph" style:parent-style-name="Standard">
      <style:paragraph-properties fo:text-align="justify" style:justify-single-word="false" fo:background-color="transparent">
        <style:background-image/>
      </style:paragraph-properties>
      <style:text-properties fo:color="#000000" fo:font-size="14pt" fo:font-weight="bold" officeooo:rsid="002322d3" officeooo:paragraph-rsid="00874bce" style:font-size-asian="14pt" style:font-weight-asian="bold" style:font-size-complex="14pt" style:font-weight-complex="bold"/>
    </style:style>
    <style:style style:name="P193" style:family="paragraph" style:parent-style-name="Standard">
      <style:paragraph-properties fo:text-align="justify" style:justify-single-word="false" fo:background-color="transparent">
        <style:background-image/>
      </style:paragraph-properties>
      <style:text-properties fo:color="#000000" fo:font-size="14pt" fo:font-weight="bold" officeooo:rsid="002322d3" officeooo:paragraph-rsid="00909c30" style:font-size-asian="14pt" style:font-weight-asian="bold" style:font-size-complex="14pt" style:font-weight-complex="bold"/>
    </style:style>
    <style:style style:name="P194"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dd5dc" officeooo:paragraph-rsid="008abca5" style:font-size-asian="12pt" style:font-weight-asian="normal" style:font-size-complex="12pt" style:font-weight-complex="normal"/>
    </style:style>
    <style:style style:name="P195"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0dd5dc" officeooo:paragraph-rsid="00909c30" style:font-size-asian="12pt" style:font-weight-asian="normal" style:font-size-complex="12pt" style:font-weight-complex="normal"/>
    </style:style>
    <style:style style:name="P196" style:family="paragraph" style:parent-style-name="Standard">
      <style:paragraph-properties fo:text-align="justify" style:justify-single-word="false" fo:background-color="transparent">
        <style:background-image/>
      </style:paragraph-properties>
      <style:text-properties fo:color="#000000" fo:font-size="12pt" fo:font-weight="normal" officeooo:rsid="00144e5c" officeooo:paragraph-rsid="008f3ced" style:font-size-asian="12pt" style:font-weight-asian="normal" style:font-size-complex="12pt" style:font-weight-complex="normal"/>
    </style:style>
    <style:style style:name="P197" style:family="paragraph" style:parent-style-name="Standard">
      <style:paragraph-properties fo:text-align="justify" style:justify-single-word="false" fo:background-color="transparent">
        <style:background-image/>
      </style:paragraph-properties>
      <style:text-properties fo:color="#000000" fo:font-size="12pt" fo:font-weight="bold" officeooo:rsid="008ef18a" officeooo:paragraph-rsid="008ef18a" style:font-size-asian="12pt" style:font-weight-asian="bold" style:font-size-complex="12pt" style:font-weight-complex="bold"/>
    </style:style>
    <style:style style:name="P198"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682e85" style:font-size-asian="11pt" style:font-weight-asian="bold" style:font-size-complex="11pt" style:font-weight-complex="bold"/>
    </style:style>
    <style:style style:name="P199"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682e85" style:font-size-asian="11pt" style:font-weight-asian="bold" style:font-size-complex="11pt" style:font-weight-complex="bold" fo:padding="0in" fo:border="none"/>
    </style:style>
    <style:style style:name="P200"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7238e0" style:font-size-asian="11pt" style:font-weight-asian="bold" style:font-size-complex="11pt" style:font-weight-complex="bold" fo:padding="0in" fo:border="none"/>
    </style:style>
    <style:style style:name="P201" style:family="paragraph" style:parent-style-name="Table_20_Contents">
      <style:paragraph-properties fo:margin-left="0in" fo:margin-right="-0.5618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02"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82e85" style:font-size-asian="11pt" style:font-weight-asian="bold" style:font-size-complex="11pt" style:font-weight-complex="bold"/>
    </style:style>
    <style:style style:name="P203"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2fb8f" style:font-size-asian="11pt" style:font-weight-asian="bold" style:font-size-complex="11pt" style:font-weight-complex="bold"/>
    </style:style>
    <style:style style:name="P204"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c7dab" style:font-size-asian="11pt" style:font-weight-asian="bold" style:font-size-complex="11pt" style:font-weight-complex="bold"/>
    </style:style>
    <style:style style:name="P205"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6e7c8c" style:font-size-asian="11pt" style:font-weight-asian="bold" style:font-size-complex="11pt" style:font-weight-complex="bold"/>
    </style:style>
    <style:style style:name="P206"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377f3" style:font-size-asian="11pt" style:font-weight-asian="bold" style:font-size-complex="11pt" style:font-weight-complex="bold"/>
    </style:style>
    <style:style style:name="P207"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4d27f" style:font-size-asian="11pt" style:font-weight-asian="bold" style:font-size-complex="11pt" style:font-weight-complex="bold"/>
    </style:style>
    <style:style style:name="P208"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e2ea3" style:font-size-asian="11pt" style:font-weight-asian="bold" style:font-size-complex="11pt" style:font-weight-complex="bold"/>
    </style:style>
    <style:style style:name="P209"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7fdb9c" style:font-size-asian="11pt" style:font-weight-asian="bold" style:font-size-complex="11pt" style:font-weight-complex="bold"/>
    </style:style>
    <style:style style:name="P210"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15044" style:font-size-asian="11pt" style:font-weight-asian="bold" style:font-size-complex="11pt" style:font-weight-complex="bold"/>
    </style:style>
    <style:style style:name="P211"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6f9cd" style:font-size-asian="11pt" style:font-weight-asian="bold" style:font-size-complex="11pt" style:font-weight-complex="bold"/>
    </style:style>
    <style:style style:name="P212"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8abca5" style:font-size-asian="11pt" style:font-weight-asian="bold" style:font-size-complex="11pt" style:font-weight-complex="bold"/>
    </style:style>
    <style:style style:name="P213" style:family="paragraph" style:parent-style-name="Table_20_Contents">
      <style:paragraph-properties fo:margin-left="0in" fo:margin-right="-0.5618in" fo:text-indent="0in" style:auto-text-indent="false"/>
      <style:text-properties fo:color="#0000ff" style:font-name="Ubuntu Mono" fo:font-size="11pt" fo:font-weight="bold" officeooo:rsid="002e408d" officeooo:paragraph-rsid="00909c30" style:font-size-asian="11pt" style:font-weight-asian="bold" style:font-size-complex="11pt" style:font-weight-complex="bold"/>
    </style:style>
    <style:style style:name="P214"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39894" style:font-size-asian="11pt" style:font-weight-asian="bold" style:font-size-complex="11pt" style:font-weight-complex="bold"/>
    </style:style>
    <style:style style:name="P215"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c7dab" style:font-size-asian="11pt" style:font-weight-asian="bold" style:font-size-complex="11pt" style:font-weight-complex="bold"/>
    </style:style>
    <style:style style:name="P216"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6e7c8c" style:font-size-asian="11pt" style:font-weight-asian="bold" style:font-size-complex="11pt" style:font-weight-complex="bold"/>
    </style:style>
    <style:style style:name="P217" style:family="paragraph" style:parent-style-name="Table_20_Contents">
      <style:paragraph-properties fo:margin-left="0in" fo:margin-right="-0.5618in" fo:text-indent="0in" style:auto-text-indent="false"/>
      <style:text-properties fo:color="#0000ff" style:font-name="Ubuntu Mono" fo:font-size="11pt" fo:font-weight="bold" officeooo:rsid="00639894" officeooo:paragraph-rsid="007e2ea3" style:font-size-asian="11pt" style:font-weight-asian="bold" style:font-size-complex="11pt" style:font-weight-complex="bold"/>
    </style:style>
    <style:style style:name="P218" style:family="paragraph" style:parent-style-name="Table_20_Contents">
      <style:paragraph-properties fo:margin-left="0in" fo:margin-right="-0.5618in" fo:text-indent="0in" style:auto-text-indent="false"/>
      <style:text-properties fo:color="#0000ff" style:font-name="Ubuntu Mono" fo:font-size="11pt" fo:font-weight="bold" officeooo:rsid="0074d27f" officeooo:paragraph-rsid="0074d27f" style:font-size-asian="11pt" style:font-weight-asian="bold" style:font-size-complex="11pt" style:font-weight-complex="bold"/>
    </style:style>
    <style:style style:name="P219" style:family="paragraph" style:parent-style-name="Table_20_Contents">
      <style:paragraph-properties fo:margin-left="0in" fo:margin-right="-0.5618in" fo:text-indent="0in" style:auto-text-indent="false"/>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220" style:family="paragraph" style:parent-style-name="Table_20_Contents">
      <style:paragraph-properties fo:margin-left="0in" fo:margin-right="-0.5618in" fo:text-indent="0in" style:auto-text-indent="false"/>
      <style:text-properties fo:color="#0000ff" style:font-name="Ubuntu Mono" fo:font-size="11pt" fo:font-weight="bold" officeooo:paragraph-rsid="006c7dab" style:font-size-asian="11pt" style:font-weight-asian="bold" style:font-size-complex="11pt" style:font-weight-complex="bold" fo:padding="0in" fo:border="none"/>
    </style:style>
    <style:style style:name="P221" style:family="paragraph" style:parent-style-name="Table_20_Contents">
      <style:paragraph-properties fo:margin-left="0in" fo:margin-right="-0.5618in" fo:text-indent="0in" style:auto-text-indent="false"/>
      <style:text-properties fo:color="#0000ff" style:font-name="Ubuntu Mono" fo:font-size="11pt" fo:font-weight="bold" officeooo:rsid="007238e0" officeooo:paragraph-rsid="007238e0" style:font-size-asian="11pt" style:font-weight-asian="bold" style:font-size-complex="11pt" style:font-weight-complex="bold" fo:padding="0in" fo:border="none"/>
    </style:style>
    <style:style style:name="P222" style:family="paragraph" style:parent-style-name="Table_20_Contents">
      <style:paragraph-properties fo:margin-left="0in" fo:margin-right="-0.5618in" fo:text-indent="0in" style:auto-text-indent="false"/>
      <style:text-properties fo:color="#0000ff" style:font-name="Ubuntu Mono" fo:font-size="11pt" fo:font-weight="bold" officeooo:rsid="007377f3" officeooo:paragraph-rsid="007377f3" style:font-size-asian="11pt" style:font-weight-asian="bold" style:font-size-complex="11pt" style:font-weight-complex="bold" fo:padding="0in" fo:border="none"/>
    </style:style>
    <style:style style:name="P223" style:family="paragraph" style:parent-style-name="Table_20_Contents">
      <style:paragraph-properties fo:margin-left="0in" fo:margin-right="-0.5618in" fo:text-indent="0in" style:auto-text-indent="false"/>
      <style:text-properties fo:color="#0000ff" style:font-name="Liberation Serif" fo:font-size="11pt" fo:font-weight="bold" officeooo:rsid="002e408d" officeooo:paragraph-rsid="009724b9" style:font-size-asian="11pt" style:font-weight-asian="bold" style:font-size-complex="11pt" style:font-weight-complex="bold"/>
    </style:style>
    <style:style style:name="P224" style:family="paragraph" style:parent-style-name="Table_20_Contents">
      <style:paragraph-properties fo:margin-left="0in" fo:margin-right="-0.5618in" fo:text-indent="0in" style:auto-text-indent="false"/>
      <style:text-properties fo:color="#0000ff" style:font-name="Liberation Serif" fo:font-size="11pt" fo:font-weight="bold" officeooo:rsid="0074d27f" officeooo:paragraph-rsid="009724b9" style:font-size-asian="11pt" style:font-weight-asian="bold" style:font-size-complex="11pt" style:font-weight-complex="bold"/>
    </style:style>
    <style:style style:name="P225" style:family="paragraph" style:parent-style-name="Table_20_Contents">
      <style:paragraph-properties fo:margin-left="0in" fo:margin-right="-0.5618in" fo:text-indent="0in" style:auto-text-indent="false"/>
      <style:text-properties fo:color="#0000ff" style:font-name="Liberation Serif" fo:font-size="11pt" fo:font-weight="bold" officeooo:rsid="007377f3" officeooo:paragraph-rsid="009724b9" style:font-size-asian="11pt" style:font-weight-asian="bold" style:font-size-complex="11pt" style:font-weight-complex="bold" fo:padding="0in" fo:border="none"/>
    </style:style>
    <style:style style:name="P226"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7df1a8" style:font-size-asian="11pt" style:font-weight-asian="bold" style:font-size-complex="11pt" style:font-weight-complex="bold"/>
    </style:style>
    <style:style style:name="P227"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86f9cd" style:font-size-asian="11pt" style:font-weight-asian="bold" style:font-size-complex="11pt" style:font-weight-complex="bold"/>
    </style:style>
    <style:style style:name="P228"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8abca5" style:font-size-asian="11pt" style:font-weight-asian="bold" style:font-size-complex="11pt" style:font-weight-complex="bold"/>
    </style:style>
    <style:style style:name="P229"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2e408d" officeooo:paragraph-rsid="00909c30" style:font-size-asian="11pt" style:font-weight-asian="bold" style:font-size-complex="11pt" style:font-weight-complex="bold"/>
    </style:style>
    <style:style style:name="P230" style:family="paragraph" style:parent-style-name="Table_20_Contents">
      <style:paragraph-properties fo:margin-left="0in" fo:margin-right="-0.5618in" fo:text-indent="0in" style:auto-text-indent="false" text:number-lines="false" text:line-number="0">
        <style:tab-stops>
          <style:tab-stop style:position="0.6756in"/>
        </style:tab-stops>
      </style:paragraph-properties>
      <style:text-properties fo:color="#0000ff" style:font-name="Liberation Serif" fo:font-size="11pt" fo:font-weight="bold" officeooo:rsid="002e408d" officeooo:paragraph-rsid="009724b9" style:font-size-asian="11pt" style:font-weight-asian="bold" style:font-size-complex="11pt" style:font-weight-complex="bold"/>
    </style:style>
    <style:style style:name="P231" style:family="paragraph" style:parent-style-name="Preformatted_20_Text">
      <style:paragraph-properties fo:margin-left="0in" fo:margin-right="-0.5618in" fo:text-indent="0in" style:auto-text-indent="false" text:number-lines="false" text:line-number="0">
        <style:tab-stops>
          <style:tab-stop style:position="0.6756in"/>
        </style:tab-stops>
      </style:paragraph-properties>
      <style:text-properties fo:color="#0000ff" style:font-name="Ubuntu Mono" fo:font-size="11pt" fo:font-weight="bold" officeooo:rsid="00815044" officeooo:paragraph-rsid="0086f9cd" style:font-size-asian="11pt" style:font-weight-asian="bold" style:font-size-complex="11pt" style:font-weight-complex="bold"/>
    </style:style>
    <style:style style:name="P232" style:family="paragraph" style:parent-style-name="Preformatted_20_Text">
      <style:paragraph-properties fo:margin-left="0in" fo:margin-right="-0.5618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33" style:family="paragraph" style:parent-style-name="Preformatted_20_Text">
      <style:paragraph-properties fo:margin-left="0in" fo:margin-right="-0.5618in" fo:text-indent="0in" style:auto-text-indent="false"/>
      <style:text-properties fo:color="#0000ff" style:font-name="Ubuntu Mono" fo:font-size="11pt" fo:font-weight="bold" officeooo:rsid="00682e85" officeooo:paragraph-rsid="0086f9cd" style:font-size-asian="11pt" style:font-weight-asian="bold" style:font-size-complex="11pt" style:font-weight-complex="bold" fo:padding="0in" fo:border="none"/>
    </style:style>
    <style:style style:name="P234" style:family="paragraph" style:parent-style-name="Preformatted_20_Text">
      <style:paragraph-properties fo:margin-left="0in" fo:margin-right="-0.5618in" fo:text-indent="0in" style:auto-text-indent="false"/>
      <style:text-properties fo:color="#0000ff" style:font-name="Ubuntu Mono" fo:font-size="11pt" fo:font-weight="bold" officeooo:rsid="007238e0" officeooo:paragraph-rsid="007e2ea3" style:font-size-asian="11pt" style:font-weight-asian="bold" style:font-size-complex="11pt" style:font-weight-complex="bold"/>
    </style:style>
    <style:style style:name="P235" style:family="paragraph" style:parent-style-name="Preformatted_20_Text">
      <style:paragraph-properties fo:margin-left="0in" fo:margin-right="-0.5618in" fo:text-indent="0in" style:auto-text-indent="false"/>
      <style:text-properties fo:color="#0000ff" style:font-name="Ubuntu Mono" fo:font-size="11pt" fo:font-weight="bold" officeooo:rsid="00639894" officeooo:paragraph-rsid="007e2ea3" style:font-size-asian="11pt" style:font-weight-asian="bold" style:font-size-complex="11pt" style:font-weight-complex="bold"/>
    </style:style>
    <style:style style:name="P236" style:family="paragraph" style:parent-style-name="Preformatted_20_Text">
      <style:paragraph-properties fo:margin-left="0in" fo:margin-right="-0.5618in" fo:text-indent="0in" style:auto-text-indent="false"/>
      <style:text-properties fo:color="#0000ff" style:font-name="Ubuntu Mono" fo:font-size="11pt" fo:font-weight="bold" officeooo:rsid="00639894" officeooo:paragraph-rsid="0086f9cd" style:font-size-asian="11pt" style:font-weight-asian="bold" style:font-size-complex="11pt" style:font-weight-complex="bold"/>
    </style:style>
    <style:style style:name="P237" style:family="paragraph" style:parent-style-name="Preformatted_20_Text">
      <style:paragraph-properties fo:margin-left="0in" fo:margin-right="-0.5618in" fo:text-indent="0in" style:auto-text-indent="false"/>
      <style:text-properties fo:color="#0000ff" style:font-name="Ubuntu Mono" fo:font-size="11pt" fo:font-weight="bold" officeooo:rsid="0086f9cd" officeooo:paragraph-rsid="0086f9cd" style:font-size-asian="11pt" style:font-weight-asian="bold" style:font-size-complex="11pt" style:font-weight-complex="bold"/>
    </style:style>
    <style:style style:name="P238" style:family="paragraph" style:parent-style-name="Preformatted_20_Text">
      <style:paragraph-properties fo:margin-left="0in" fo:margin-right="-0.5618in" fo:text-indent="0in" style:auto-text-indent="false"/>
      <style:text-properties fo:color="#0000ff" style:font-name="Ubuntu Mono" fo:font-size="11pt" fo:font-weight="bold" officeooo:rsid="0086f9cd" officeooo:paragraph-rsid="0086f9cd" style:font-size-asian="11pt" style:font-weight-asian="bold" style:font-size-complex="11pt" style:font-weight-complex="bold" fo:padding="0in" fo:border="none"/>
    </style:style>
    <style:style style:name="P239" style:family="paragraph" style:parent-style-name="Preformatted_20_Text">
      <style:paragraph-properties fo:margin-left="0in" fo:margin-right="-0.5618in" fo:text-indent="0in" style:auto-text-indent="false"/>
      <style:text-properties fo:color="#0000ff" style:font-name="Ubuntu Mono" fo:font-size="11pt" fo:font-weight="bold" officeooo:rsid="00815044" officeooo:paragraph-rsid="0086f9cd" style:font-size-asian="11pt" style:font-weight-asian="bold" style:font-size-complex="11pt" style:font-weight-complex="bold" fo:padding="0in" fo:border="none"/>
    </style:style>
    <style:style style:name="P240"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fo:padding="0in" fo:border="none"/>
    </style:style>
    <style:style style:name="P241"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7377f3" style:font-size-asian="11pt" style:font-weight-asian="bold" style:font-size-complex="11pt" style:font-weight-complex="bold" fo:padding="0in" fo:border="none"/>
    </style:style>
    <style:style style:name="P242"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style:style>
    <style:style style:name="P243"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815044" style:font-size-asian="11pt" style:font-weight-asian="bold" style:font-size-complex="11pt" style:font-weight-complex="bold"/>
    </style:style>
    <style:style style:name="P244"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8abca5" style:font-size-asian="11pt" style:font-weight-asian="bold" style:font-size-complex="11pt" style:font-weight-complex="bold"/>
    </style:style>
    <style:style style:name="P245"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639894" officeooo:paragraph-rsid="00909c30" style:font-size-asian="11pt" style:font-weight-asian="bold" style:font-size-complex="11pt" style:font-weight-complex="bold"/>
    </style:style>
    <style:style style:name="P246"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815044" style:font-size-asian="11pt" style:font-weight-asian="bold" style:font-size-complex="11pt" style:font-weight-complex="bold"/>
    </style:style>
    <style:style style:name="P247"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8c78b2" style:font-size-asian="11pt" style:font-weight-asian="bold" style:font-size-complex="11pt" style:font-weight-complex="bold" fo:padding="0in" fo:border="none"/>
    </style:style>
    <style:style style:name="P248"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15044" officeooo:paragraph-rsid="00909c30" style:font-size-asian="11pt" style:font-weight-asian="bold" style:font-size-complex="11pt" style:font-weight-complex="bold" fo:padding="0in" fo:border="none"/>
    </style:style>
    <style:style style:name="P249"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2e408d" officeooo:paragraph-rsid="00815044" style:font-size-asian="11pt" style:font-weight-asian="bold" style:font-size-complex="11pt" style:font-weight-complex="bold" fo:padding="0in" fo:border="none"/>
    </style:style>
    <style:style style:name="P250"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51" style:family="paragraph" style:parent-style-name="Preformatted_20_Text">
      <style:paragraph-properties fo:margin-left="0in" fo:margin-right="-0.5618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52" style:family="paragraph" style:parent-style-name="Preformatted_20_Text">
      <style:paragraph-properties fo:margin-left="0in" fo:margin-right="-0.5618in" fo:text-indent="0in" style:auto-text-indent="false"/>
      <style:text-properties fo:color="#0000ff" style:font-name="Ubuntu Mono1" fo:font-size="11pt" fo:font-weight="bold" officeooo:rsid="00682e85" officeooo:paragraph-rsid="007377f3" style:font-size-asian="11pt" style:font-weight-asian="bold" style:font-size-complex="11pt" style:font-weight-complex="bold" fo:padding="0in" fo:border="none"/>
    </style:style>
    <style:style style:name="P253" style:family="paragraph" style:parent-style-name="Preformatted_20_Text">
      <style:paragraph-properties fo:margin-left="0in" fo:margin-right="-0.5618in" fo:text-indent="0in" style:auto-text-indent="false"/>
      <style:text-properties fo:color="#0000ff" style:font-name="Liberation Serif" fo:font-size="11pt" fo:font-weight="bold" officeooo:rsid="00682e85" officeooo:paragraph-rsid="009724b9" style:font-size-asian="11pt" style:font-weight-asian="bold" style:font-size-complex="11pt" style:font-weight-complex="bold" fo:padding="0in" fo:border="none"/>
    </style:style>
    <style:style style:name="P254"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7238e0" officeooo:paragraph-rsid="00815044" style:font-size-asian="11pt" style:font-weight-asian="bold" style:font-size-complex="11pt" style:font-weight-complex="bold"/>
    </style:style>
    <style:style style:name="P255"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682e85" officeooo:paragraph-rsid="00815044" style:font-size-asian="11pt" style:font-weight-asian="bold" style:font-size-complex="11pt" style:font-weight-complex="bold" fo:padding="0in" fo:border="none"/>
    </style:style>
    <style:style style:name="P256"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8c78b2" officeooo:paragraph-rsid="008c78b2" style:font-size-asian="11pt" style:font-weight-asian="bold" style:font-size-complex="11pt" style:font-weight-complex="bold" fo:padding="0in" fo:border="none"/>
    </style:style>
    <style:style style:name="P257" style:family="paragraph" style:parent-style-name="Preformatted_20_Text">
      <style:paragraph-properties fo:margin-left="0in" fo:margin-right="-2.9366in" fo:text-indent="0in" style:auto-text-indent="false"/>
      <style:text-properties fo:color="#0000ff" style:font-name="Ubuntu Mono1" fo:font-size="10.3999996185303pt" fo:font-weight="bold" officeooo:rsid="008c78b2" officeooo:paragraph-rsid="00909c30" style:font-size-asian="11pt" style:font-weight-asian="bold" style:font-size-complex="11pt" style:font-weight-complex="bold" fo:padding="0in" fo:border="none"/>
    </style:style>
    <style:style style:name="P258" style:family="paragraph" style:parent-style-name="Preformatted_20_Text">
      <style:paragraph-properties fo:margin-left="0in" fo:margin-right="-2.9366in" fo:text-indent="0in" style:auto-text-indent="false"/>
      <style:text-properties fo:color="#0000ff" style:font-name="Ubuntu Mono" fo:font-size="11pt" fo:font-weight="bold" officeooo:paragraph-rsid="0062fb8f" style:font-size-asian="11pt" style:font-weight-asian="bold" style:font-size-complex="11pt" style:font-weight-complex="bold" fo:padding="0in" fo:border="none"/>
    </style:style>
    <style:style style:name="P259" style:family="paragraph" style:parent-style-name="Preformatted_20_Text">
      <style:paragraph-properties fo:margin-left="0in" fo:margin-right="-2.9366in" fo:text-indent="0in" style:auto-text-indent="false"/>
      <style:text-properties fo:color="#0000ff" style:font-name="Ubuntu Mono" fo:font-size="11pt" fo:font-weight="bold" officeooo:paragraph-rsid="006c7dab" style:font-size-asian="11pt" style:font-weight-asian="bold" style:font-size-complex="11pt" style:font-weight-complex="bold" fo:padding="0in" fo:border="none"/>
    </style:style>
    <style:style style:name="P260"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7238e0" style:font-size-asian="11pt" style:font-weight-asian="bold" style:font-size-complex="11pt" style:font-weight-complex="bold" fo:padding="0in" fo:border="none"/>
    </style:style>
    <style:style style:name="P261"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7e2ea3" style:font-size-asian="11pt" style:font-weight-asian="bold" style:font-size-complex="11pt" style:font-weight-complex="bold" fo:padding="0in" fo:border="none"/>
    </style:style>
    <style:style style:name="P262" style:family="paragraph" style:parent-style-name="Preformatted_20_Text">
      <style:paragraph-properties fo:margin-left="0in" fo:margin-right="-2.9366in" fo:text-indent="0in" style:auto-text-indent="false"/>
      <style:text-properties fo:color="#0000ff" style:font-name="Ubuntu Mono" fo:font-size="11pt" fo:font-weight="bold" officeooo:rsid="007238e0" officeooo:paragraph-rsid="0086f9cd" style:font-size-asian="11pt" style:font-weight-asian="bold" style:font-size-complex="11pt" style:font-weight-complex="bold" fo:padding="0in" fo:border="none"/>
    </style:style>
    <style:style style:name="P263"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7238e0" style:font-size-asian="11pt" style:font-weight-asian="bold" style:font-size-complex="11pt" style:font-weight-complex="bold" fo:padding="0in" fo:border="none"/>
    </style:style>
    <style:style style:name="P264"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7e2ea3" style:font-size-asian="11pt" style:font-weight-asian="bold" style:font-size-complex="11pt" style:font-weight-complex="bold" fo:padding="0in" fo:border="none"/>
    </style:style>
    <style:style style:name="P265" style:family="paragraph" style:parent-style-name="Preformatted_20_Text">
      <style:paragraph-properties fo:margin-left="0in" fo:margin-right="-2.9366in" fo:text-indent="0in" style:auto-text-indent="false"/>
      <style:text-properties fo:color="#0000ff" style:font-name="Ubuntu Mono" fo:font-size="11pt" fo:font-weight="bold" officeooo:rsid="00682e85" officeooo:paragraph-rsid="0086f9cd" style:font-size-asian="11pt" style:font-weight-asian="bold" style:font-size-complex="11pt" style:font-weight-complex="bold" fo:padding="0in" fo:border="none"/>
    </style:style>
    <style:style style:name="P266" style:family="paragraph" style:parent-style-name="Preformatted_20_Text">
      <style:paragraph-properties fo:margin-left="0in" fo:margin-right="-2.9366in" fo:text-indent="0in" style:auto-text-indent="false"/>
      <style:text-properties fo:color="#0000ff" style:font-name="Ubuntu Mono" fo:font-size="11pt" fo:font-weight="bold" officeooo:rsid="007099de" officeooo:paragraph-rsid="0074d27f" style:font-size-asian="11pt" style:font-weight-asian="bold" style:font-size-complex="11pt" style:font-weight-complex="bold" fo:padding="0in" fo:border="none"/>
    </style:style>
    <style:style style:name="P267" style:family="paragraph" style:parent-style-name="Preformatted_20_Text">
      <style:paragraph-properties fo:margin-left="0in" fo:margin-right="-2.9366in" fo:text-indent="0in" style:auto-text-indent="false"/>
      <style:text-properties fo:color="#0000ff" style:font-name="Liberation Serif" fo:font-size="11pt" fo:font-weight="bold" officeooo:rsid="007099de" officeooo:paragraph-rsid="009724b9" style:font-size-asian="11pt" style:font-weight-asian="bold" style:font-size-complex="11pt" style:font-weight-complex="bold" fo:padding="0in" fo:border="none"/>
    </style:style>
    <style:style style:name="T1" style:family="text">
      <style:text-properties fo:font-weight="bold" style:font-weight-asian="bold" style:font-weight-complex="bold"/>
    </style:style>
    <style:style style:name="T2" style:family="text">
      <style:text-properties fo:font-weight="bold" officeooo:rsid="002322d3" style:font-weight-asian="bold" style:font-weight-complex="bold"/>
    </style:style>
    <style:style style:name="T3" style:family="text">
      <style:text-properties fo:font-weight="bold" officeooo:rsid="002e482a" style:font-weight-asian="bold" style:font-weight-complex="bold"/>
    </style:style>
    <style:style style:name="T4" style:family="text">
      <style:text-properties fo:font-weight="bold" officeooo:rsid="0023c326" style:font-weight-asian="bold" style:font-weight-complex="bold"/>
    </style:style>
    <style:style style:name="T5" style:family="text">
      <style:text-properties fo:font-weight="bold" officeooo:rsid="00397987" style:font-weight-asian="bold" style:font-weight-complex="bold"/>
    </style:style>
    <style:style style:name="T6" style:family="text">
      <style:text-properties fo:font-weight="bold" officeooo:rsid="003da03f" style:font-weight-asian="bold" style:font-weight-complex="bold"/>
    </style:style>
    <style:style style:name="T7" style:family="text">
      <style:text-properties fo:font-weight="bold" officeooo:rsid="003fd32e" style:font-weight-asian="bold" style:font-weight-complex="bold"/>
    </style:style>
    <style:style style:name="T8" style:family="text">
      <style:text-properties fo:font-weight="bold" officeooo:rsid="00439f2d" style:font-weight-asian="bold" style:font-weight-complex="bold"/>
    </style:style>
    <style:style style:name="T9" style:family="text">
      <style:text-properties fo:font-weight="bold" officeooo:rsid="0048fe7d" style:font-weight-asian="bold" style:font-weight-complex="bold"/>
    </style:style>
    <style:style style:name="T10" style:family="text">
      <style:text-properties fo:font-weight="bold" officeooo:rsid="0050d23a" style:font-weight-asian="bold" style:font-weight-complex="bold"/>
    </style:style>
    <style:style style:name="T11" style:family="text">
      <style:text-properties fo:font-weight="bold" officeooo:rsid="00622c8a" style:font-weight-asian="bold" style:font-weight-complex="bold"/>
    </style:style>
    <style:style style:name="T12" style:family="text">
      <style:text-properties fo:font-weight="bold" officeooo:rsid="006f4776" style:font-weight-asian="bold" style:font-weight-complex="bold"/>
    </style:style>
    <style:style style:name="T13" style:family="text">
      <style:text-properties fo:font-weight="bold" officeooo:rsid="0073518e" style:font-weight-asian="bold" style:font-weight-complex="bold"/>
    </style:style>
    <style:style style:name="T14" style:family="text">
      <style:text-properties fo:font-weight="bold" officeooo:rsid="0077d14b" style:font-weight-asian="bold" style:font-weight-complex="bold"/>
    </style:style>
    <style:style style:name="T15" style:family="text">
      <style:text-properties fo:font-weight="bold" officeooo:rsid="0086f9cd" style:font-weight-asian="bold" style:font-weight-complex="bold"/>
    </style:style>
    <style:style style:name="T16" style:family="text">
      <style:text-properties fo:font-weight="bold" officeooo:rsid="0046fd83" style:font-weight-asian="bold" style:font-weight-complex="bold"/>
    </style:style>
    <style:style style:name="T17" style:family="text">
      <style:text-properties fo:font-weight="bold" officeooo:rsid="008745c4" style:font-weight-asian="bold" style:font-weight-complex="bold"/>
    </style:style>
    <style:style style:name="T18" style:family="text">
      <style:text-properties fo:font-weight="bold" officeooo:rsid="00874bce" style:font-weight-asian="bold" style:font-weight-complex="bold"/>
    </style:style>
    <style:style style:name="T19" style:family="text">
      <style:text-properties fo:font-weight="bold" officeooo:rsid="008a0217" style:font-weight-asian="bold" style:font-weight-complex="bold"/>
    </style:style>
    <style:style style:name="T20" style:family="text">
      <style:text-properties fo:font-weight="bold" officeooo:rsid="008abca5" style:font-weight-asian="bold" style:font-weight-complex="bold"/>
    </style:style>
    <style:style style:name="T21" style:family="text">
      <style:text-properties fo:font-weight="bold" officeooo:rsid="008ef18a" style:font-weight-asian="bold" style:font-weight-complex="bold"/>
    </style:style>
    <style:style style:name="T22" style:family="text">
      <style:text-properties fo:font-weight="bold" officeooo:rsid="008f3ced" style:font-weight-asian="bold" style:font-weight-complex="bold"/>
    </style:style>
    <style:style style:name="T23" style:family="text">
      <style:text-properties fo:font-weight="bold" officeooo:rsid="009724b9" style:font-weight-asian="bold"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2322d3" style:font-size-asian="14pt" style:font-weight-asian="bold" style:font-size-complex="14pt" style:font-weight-complex="bold"/>
    </style:style>
    <style:style style:name="T26" style:family="text">
      <style:text-properties fo:font-size="14pt" fo:font-weight="bold" officeooo:rsid="003067b8" style:font-size-asian="14pt" style:font-weight-asian="bold" style:font-size-complex="14pt" style:font-weight-complex="bold"/>
    </style:style>
    <style:style style:name="T27" style:family="text">
      <style:text-properties fo:font-size="14pt" fo:font-weight="bold" officeooo:rsid="00374696" style:font-size-asian="14pt" style:font-weight-asian="bold" style:font-size-complex="14pt" style:font-weight-complex="bold"/>
    </style:style>
    <style:style style:name="T28" style:family="text">
      <style:text-properties fo:font-size="14pt" fo:font-weight="bold" officeooo:rsid="0023c326" style:font-size-asian="14pt" style:font-weight-asian="bold" style:font-size-complex="14pt" style:font-weight-complex="bold"/>
    </style:style>
    <style:style style:name="T29" style:family="text">
      <style:text-properties fo:font-size="14pt" fo:font-weight="bold" officeooo:rsid="00439f2d" style:font-size-asian="14pt" style:font-weight-asian="bold" style:font-size-complex="14pt" style:font-weight-complex="bold"/>
    </style:style>
    <style:style style:name="T30" style:family="text">
      <style:text-properties fo:font-size="14pt" fo:font-weight="bold" officeooo:rsid="0050d23a" style:font-size-asian="14pt" style:font-weight-asian="bold" style:font-size-complex="14pt" style:font-weight-complex="bold"/>
    </style:style>
    <style:style style:name="T31" style:family="text">
      <style:text-properties fo:font-size="14pt" fo:font-weight="bold" officeooo:rsid="0053cca5" style:font-size-asian="14pt" style:font-weight-asian="bold" style:font-size-complex="14pt" style:font-weight-complex="bold"/>
    </style:style>
    <style:style style:name="T32" style:family="text">
      <style:text-properties fo:font-size="14pt" fo:font-weight="bold" officeooo:rsid="0057b5b1" style:font-size-asian="14pt" style:font-weight-asian="bold" style:font-size-complex="14pt" style:font-weight-complex="bold"/>
    </style:style>
    <style:style style:name="T33" style:family="text">
      <style:text-properties officeooo:rsid="000df5e6"/>
    </style:style>
    <style:style style:name="T34" style:family="text">
      <style:text-properties officeooo:rsid="000f5a8e"/>
    </style:style>
    <style:style style:name="T35" style:family="text">
      <style:text-properties officeooo:rsid="000fb71c"/>
    </style:style>
    <style:style style:name="T36" style:family="text">
      <style:text-properties officeooo:rsid="001d638d"/>
    </style:style>
    <style:style style:name="T37" style:family="text">
      <style:text-properties fo:font-size="12pt" fo:font-style="normal" officeooo:rsid="0013f52f" fo:background-color="transparent" loext:char-shading-value="0" style:font-size-asian="12pt" style:font-style-asian="normal" style:font-size-complex="12pt" style:font-style-complex="normal"/>
    </style:style>
    <style:style style:name="T38" style:family="text">
      <style:text-properties fo:font-size="12pt" fo:font-style="normal" officeooo:rsid="000df5e6" fo:background-color="transparent" loext:char-shading-value="0" style:font-size-asian="12pt" style:font-style-asian="normal" style:font-size-complex="12pt" style:font-style-complex="normal"/>
    </style:style>
    <style:style style:name="T39" style:family="text">
      <style:text-properties fo:font-size="12pt" fo:font-style="normal" officeooo:rsid="002fc9f8" fo:background-color="transparent" loext:char-shading-value="0" style:font-size-asian="12pt" style:font-style-asian="normal" style:font-size-complex="12pt" style:font-style-complex="normal"/>
    </style:style>
    <style:style style:name="T40" style:family="text">
      <style:text-properties fo:font-size="12pt" fo:font-style="normal" officeooo:rsid="003067b8" fo:background-color="transparent" loext:char-shading-value="0" style:font-size-asian="12pt" style:font-style-asian="normal" style:font-size-complex="12pt" style:font-style-complex="normal"/>
    </style:style>
    <style:style style:name="T41" style:family="text">
      <style:text-properties fo:font-size="12pt" fo:font-style="normal" officeooo:rsid="00622c8a" fo:background-color="transparent" loext:char-shading-value="0" style:font-size-asian="12pt" style:font-style-asian="normal" style:font-size-complex="12pt" style:font-style-complex="normal"/>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bold" officeooo:rsid="00144e5c" style:font-size-asian="12pt" style:font-weight-asian="bold" style:font-size-complex="12pt" style:font-weight-complex="bold"/>
    </style:style>
    <style:style style:name="T44" style:family="text">
      <style:text-properties fo:font-size="12pt" fo:font-weight="bold" officeooo:rsid="00295f8d" style:font-size-asian="12pt" style:font-weight-asian="bold" style:font-size-complex="12pt" style:font-weight-complex="bold"/>
    </style:style>
    <style:style style:name="T45" style:family="text">
      <style:text-properties fo:font-size="12pt" fo:font-weight="bold" officeooo:rsid="002fc9f8" style:font-size-asian="12pt" style:font-weight-asian="bold" style:font-size-complex="12pt" style:font-weight-complex="bold"/>
    </style:style>
    <style:style style:name="T46" style:family="text">
      <style:text-properties fo:font-size="12pt" fo:font-weight="bold" officeooo:rsid="00628f5e" style:font-size-asian="12pt" style:font-weight-asian="bold" style:font-size-complex="12pt" style:font-weight-complex="bold"/>
    </style:style>
    <style:style style:name="T47" style:family="text">
      <style:text-properties fo:font-size="12pt" fo:font-weight="bold" officeooo:rsid="0062fb8f" style:font-size-asian="12pt" style:font-weight-asian="bold" style:font-size-complex="12pt" style:font-weight-complex="bold"/>
    </style:style>
    <style:style style:name="T48" style:family="text">
      <style:text-properties fo:font-size="12pt" fo:font-weight="bold" officeooo:rsid="00682e85" style:font-size-asian="12pt" style:font-weight-asian="bold" style:font-size-complex="12pt" style:font-weight-complex="bold"/>
    </style:style>
    <style:style style:name="T49" style:family="text">
      <style:text-properties fo:font-size="12pt" fo:font-weight="bold" officeooo:rsid="006955a5" style:font-size-asian="12pt" style:font-weight-asian="bold" style:font-size-complex="12pt" style:font-weight-complex="bold"/>
    </style:style>
    <style:style style:name="T50" style:family="text">
      <style:text-properties fo:font-size="12pt" fo:font-weight="bold" officeooo:rsid="00815044" style:font-size-asian="12pt" style:font-weight-asian="bold" style:font-size-complex="12pt" style:font-weight-complex="bold"/>
    </style:style>
    <style:style style:name="T51" style:family="text">
      <style:text-properties fo:font-size="12pt" fo:font-weight="bold" officeooo:rsid="0086f9cd" style:font-size-asian="12pt" style:font-weight-asian="bold" style:font-size-complex="12pt" style:font-weight-complex="bold"/>
    </style:style>
    <style:style style:name="T52" style:family="text">
      <style:text-properties fo:font-size="12pt" fo:font-weight="bold" officeooo:rsid="003fd32e" style:font-size-asian="12pt" style:font-weight-asian="bold" style:font-size-complex="12pt" style:font-weight-complex="bold"/>
    </style:style>
    <style:style style:name="T53" style:family="text">
      <style:text-properties fo:font-size="12pt" fo:font-weight="bold" officeooo:rsid="0044046d" style:font-size-asian="12pt" style:font-weight-asian="bold" style:font-size-complex="12pt"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weight="normal" officeooo:rsid="002bee7c" style:font-size-asian="12pt" style:font-weight-asian="normal" style:font-size-complex="12pt" style:font-weight-complex="normal"/>
    </style:style>
    <style:style style:name="T56" style:family="text">
      <style:text-properties fo:font-size="12pt" fo:font-weight="normal" officeooo:rsid="006e7c8c" style:font-size-asian="12pt" style:font-weight-asian="normal" style:font-size-complex="12pt" style:font-weight-complex="normal"/>
    </style:style>
    <style:style style:name="T57" style:family="text">
      <style:text-properties fo:font-size="12pt" fo:font-weight="normal" officeooo:rsid="0077d14b" style:font-size-asian="12pt" style:font-weight-asian="normal" style:font-size-complex="12pt" style:font-weight-complex="normal"/>
    </style:style>
    <style:style style:name="T58" style:family="text">
      <style:text-properties fo:font-size="12pt" fo:font-weight="normal" officeooo:rsid="007e2ea3" style:font-size-asian="12pt" style:font-weight-asian="normal" style:font-size-complex="12pt" style:font-weight-complex="normal"/>
    </style:style>
    <style:style style:name="T59" style:family="text">
      <style:text-properties fo:font-size="12pt" fo:font-weight="normal" officeooo:rsid="00909c30" style:font-size-asian="12pt" style:font-weight-asian="normal" style:font-size-complex="12pt" style:font-weight-complex="normal"/>
    </style:style>
    <style:style style:name="T60" style:family="text">
      <style:text-properties officeooo:rsid="0020dfac"/>
    </style:style>
    <style:style style:name="T61" style:family="text">
      <style:text-properties officeooo:rsid="002322d3"/>
    </style:style>
    <style:style style:name="T62" style:family="text">
      <style:text-properties officeooo:rsid="0023c326"/>
    </style:style>
    <style:style style:name="T63" style:family="text">
      <style:text-properties officeooo:rsid="00244e67"/>
    </style:style>
    <style:style style:name="T64" style:family="text">
      <style:text-properties officeooo:rsid="002bee7c"/>
    </style:style>
    <style:style style:name="T65" style:family="text">
      <style:text-properties fo:color="#000000"/>
    </style:style>
    <style:style style:name="T66" style:family="text">
      <style:text-properties fo:color="#000000" fo:font-size="12pt" fo:font-weight="normal" officeooo:rsid="002bee7c" style:font-size-asian="12pt" style:font-weight-asian="normal" style:font-size-complex="12pt" style:font-weight-complex="normal"/>
    </style:style>
    <style:style style:name="T67" style:family="text">
      <style:text-properties fo:color="#000000" fo:font-size="12pt" fo:font-weight="normal" officeooo:rsid="00411276" style:font-size-asian="12pt" style:font-weight-asian="normal" style:font-size-complex="12pt" style:font-weight-complex="normal"/>
    </style:style>
    <style:style style:name="T68" style:family="text">
      <style:text-properties fo:color="#000000" fo:font-size="12pt" fo:font-weight="normal" officeooo:rsid="006a9754" style:font-size-asian="12pt" style:font-weight-asian="normal" style:font-size-complex="12pt" style:font-weight-complex="normal"/>
    </style:style>
    <style:style style:name="T69" style:family="text">
      <style:text-properties fo:color="#000000" fo:font-size="12pt" fo:font-weight="normal" officeooo:rsid="006c7dab" style:font-size-asian="12pt" style:font-weight-asian="normal" style:font-size-complex="12pt" style:font-weight-complex="normal"/>
    </style:style>
    <style:style style:name="T70" style:family="text">
      <style:text-properties fo:color="#000000" fo:font-size="12pt" fo:font-weight="normal" officeooo:rsid="006e7c8c" style:font-size-asian="12pt" style:font-weight-asian="normal" style:font-size-complex="12pt" style:font-weight-complex="normal"/>
    </style:style>
    <style:style style:name="T71" style:family="text">
      <style:text-properties fo:color="#000000" fo:font-size="12pt" fo:font-weight="normal" officeooo:rsid="0073518e" style:font-size-asian="12pt" style:font-weight-asian="normal" style:font-size-complex="12pt" style:font-weight-complex="normal"/>
    </style:style>
    <style:style style:name="T72" style:family="text">
      <style:text-properties fo:color="#000000" fo:font-size="12pt" fo:font-weight="normal" officeooo:rsid="0077d14b" style:font-size-asian="12pt" style:font-weight-asian="normal" style:font-size-complex="12pt" style:font-weight-complex="normal"/>
    </style:style>
    <style:style style:name="T73" style:family="text">
      <style:text-properties fo:color="#000000" fo:font-size="12pt" fo:font-weight="normal" officeooo:rsid="0078cc4e" style:font-size-asian="12pt" style:font-weight-asian="normal" style:font-size-complex="12pt" style:font-weight-complex="normal"/>
    </style:style>
    <style:style style:name="T74" style:family="text">
      <style:text-properties fo:color="#000000" fo:font-size="12pt" fo:font-weight="normal" officeooo:rsid="007ab4d2" style:font-size-asian="12pt" style:font-weight-asian="normal" style:font-size-complex="12pt" style:font-weight-complex="normal"/>
    </style:style>
    <style:style style:name="T75" style:family="text">
      <style:text-properties fo:color="#000000" fo:font-size="12pt" fo:font-weight="normal" officeooo:rsid="007df1a8" style:font-size-asian="12pt" style:font-weight-asian="normal" style:font-size-complex="12pt" style:font-weight-complex="normal"/>
    </style:style>
    <style:style style:name="T76" style:family="text">
      <style:text-properties fo:color="#000000" fo:font-size="12pt" fo:font-weight="normal" officeooo:rsid="007e2ea3" style:font-size-asian="12pt" style:font-weight-asian="normal" style:font-size-complex="12pt" style:font-weight-complex="normal"/>
    </style:style>
    <style:style style:name="T77" style:family="text">
      <style:text-properties fo:color="#000000" fo:font-size="12pt" fo:font-weight="normal" officeooo:rsid="00815044" style:font-size-asian="12pt" style:font-weight-asian="normal" style:font-size-complex="12pt" style:font-weight-complex="normal"/>
    </style:style>
    <style:style style:name="T78" style:family="text">
      <style:text-properties fo:color="#000000" fo:font-size="12pt" fo:font-weight="normal" officeooo:rsid="0086f9cd" style:font-size-asian="12pt" style:font-weight-asian="normal" style:font-size-complex="12pt" style:font-weight-complex="normal"/>
    </style:style>
    <style:style style:name="T79" style:family="text">
      <style:text-properties fo:color="#000000" fo:font-size="12pt" fo:font-weight="normal" officeooo:rsid="008745c4" style:font-size-asian="12pt" style:font-weight-asian="normal" style:font-size-complex="12pt" style:font-weight-complex="normal"/>
    </style:style>
    <style:style style:name="T80" style:family="text">
      <style:text-properties fo:color="#000000" fo:font-size="12pt" fo:font-weight="normal" officeooo:rsid="008d475c" style:font-size-asian="12pt" style:font-weight-asian="normal" style:font-size-complex="12pt" style:font-weight-complex="normal"/>
    </style:style>
    <style:style style:name="T81" style:family="text">
      <style:text-properties fo:color="#000000" fo:font-size="12pt" fo:font-weight="normal" officeooo:rsid="008d4969" style:font-size-asian="12pt" style:font-weight-asian="normal" style:font-size-complex="12pt" style:font-weight-complex="normal"/>
    </style:style>
    <style:style style:name="T82" style:family="text">
      <style:text-properties fo:color="#000000" fo:font-size="12pt" fo:font-weight="normal" officeooo:rsid="00909c30" style:font-size-asian="12pt" style:font-weight-asian="normal" style:font-size-complex="12pt" style:font-weight-complex="normal"/>
    </style:style>
    <style:style style:name="T83" style:family="text">
      <style:text-properties fo:color="#000000" fo:font-size="12pt" fo:font-weight="normal" officeooo:rsid="0091cf9c" style:font-size-asian="12pt" style:font-weight-asian="normal" style:font-size-complex="12pt" style:font-weight-complex="normal"/>
    </style:style>
    <style:style style:name="T84" style:family="text">
      <style:text-properties fo:color="#000000" fo:font-size="12pt" fo:font-weight="normal" officeooo:rsid="0093cd6b" style:font-size-asian="12pt" style:font-weight-asian="normal" style:font-size-complex="12pt" style:font-weight-complex="normal"/>
    </style:style>
    <style:style style:name="T85" style:family="text">
      <style:text-properties fo:color="#000000" fo:font-size="12pt" fo:font-weight="normal" officeooo:rsid="009724b9" style:font-size-asian="12pt" style:font-weight-asian="normal" style:font-size-complex="12pt" style:font-weight-complex="normal"/>
    </style:style>
    <style:style style:name="T86" style:family="text">
      <style:text-properties fo:color="#000000" fo:font-size="12pt" fo:font-weight="normal" officeooo:rsid="0098e854" style:font-size-asian="12pt" style:font-weight-asian="normal" style:font-size-complex="12pt" style:font-weight-complex="normal"/>
    </style:style>
    <style:style style:name="T87" style:family="text">
      <style:text-properties fo:color="#000000" fo:font-size="12pt" fo:font-weight="bold" officeooo:rsid="0062fb8f" style:font-size-asian="12pt" style:font-weight-asian="bold" style:font-size-complex="12pt" style:font-weight-complex="bold"/>
    </style:style>
    <style:style style:name="T88" style:family="text">
      <style:text-properties fo:color="#000000" fo:font-size="12pt" fo:font-weight="bold" officeooo:rsid="00639894" style:font-size-asian="12pt" style:font-weight-asian="bold" style:font-size-complex="12pt" style:font-weight-complex="bold"/>
    </style:style>
    <style:style style:name="T89" style:family="text">
      <style:text-properties fo:color="#000000" fo:font-size="12pt" fo:font-weight="bold" officeooo:rsid="00682e85" style:font-size-asian="12pt" style:font-weight-asian="bold" style:font-size-complex="12pt" style:font-weight-complex="bold"/>
    </style:style>
    <style:style style:name="T90" style:family="text">
      <style:text-properties fo:color="#000000" fo:font-size="12pt" fo:font-weight="bold" officeooo:rsid="006c7dab" style:font-size-asian="12pt" style:font-weight-asian="bold" style:font-size-complex="12pt" style:font-weight-complex="bold"/>
    </style:style>
    <style:style style:name="T91" style:family="text">
      <style:text-properties fo:color="#000000" fo:font-size="12pt" fo:font-weight="bold" officeooo:rsid="0073518e" style:font-size-asian="12pt" style:font-weight-asian="bold" style:font-size-complex="12pt" style:font-weight-complex="bold"/>
    </style:style>
    <style:style style:name="T92" style:family="text">
      <style:text-properties fo:color="#000000" fo:font-size="12pt" fo:font-weight="bold" officeooo:rsid="0077d14b" style:font-size-asian="12pt" style:font-weight-asian="bold" style:font-size-complex="12pt" style:font-weight-complex="bold"/>
    </style:style>
    <style:style style:name="T93" style:family="text">
      <style:text-properties fo:color="#000000" fo:font-size="12pt" fo:font-weight="bold" officeooo:rsid="007e2ea3" style:font-size-asian="12pt" style:font-weight-asian="bold" style:font-size-complex="12pt" style:font-weight-complex="bold"/>
    </style:style>
    <style:style style:name="T94" style:family="text">
      <style:text-properties fo:color="#000000" fo:font-size="12pt" fo:font-weight="bold" officeooo:rsid="0044046d" style:font-size-asian="12pt" style:font-weight-asian="bold" style:font-size-complex="12pt" style:font-weight-complex="bold"/>
    </style:style>
    <style:style style:name="T95" style:family="text">
      <style:text-properties fo:color="#000000" fo:font-size="12pt" fo:font-weight="bold" officeooo:rsid="0053cca5" style:font-size-asian="12pt" style:font-weight-asian="bold" style:font-size-complex="12pt" style:font-weight-complex="bold"/>
    </style:style>
    <style:style style:name="T96" style:family="text">
      <style:text-properties fo:color="#000000" fo:font-size="12pt" fo:font-weight="bold" officeooo:rsid="0086f9cd" style:font-size-asian="12pt" style:font-weight-asian="bold" style:font-size-complex="12pt" style:font-weight-complex="bold"/>
    </style:style>
    <style:style style:name="T97" style:family="text">
      <style:text-properties fo:color="#000000" fo:font-size="12pt" fo:font-weight="bold" officeooo:rsid="008745c4" style:font-size-asian="12pt" style:font-weight-asian="bold" style:font-size-complex="12pt" style:font-weight-complex="bold"/>
    </style:style>
    <style:style style:name="T98" style:family="text">
      <style:text-properties fo:color="#000000" fo:font-size="12pt" fo:font-weight="bold" officeooo:rsid="008abca5" style:font-size-asian="12pt" style:font-weight-asian="bold" style:font-size-complex="12pt" style:font-weight-complex="bold"/>
    </style:style>
    <style:style style:name="T99" style:family="text">
      <style:text-properties fo:color="#000000" fo:font-weight="bold" officeooo:rsid="0073518e" style:font-weight-asian="bold" style:font-weight-complex="bold"/>
    </style:style>
    <style:style style:name="T100" style:family="text">
      <style:text-properties fo:color="#000000" fo:font-weight="bold" officeooo:rsid="0077d14b" style:font-weight-asian="bold" style:font-weight-complex="bold"/>
    </style:style>
    <style:style style:name="T101" style:family="text">
      <style:text-properties fo:color="#000000" fo:font-weight="bold" officeooo:rsid="007e2ea3" style:font-weight-asian="bold" style:font-weight-complex="bold"/>
    </style:style>
    <style:style style:name="T102" style:family="text">
      <style:text-properties fo:color="#000000" officeooo:rsid="0073518e"/>
    </style:style>
    <style:style style:name="T103" style:family="text">
      <style:text-properties fo:color="#000000" officeooo:rsid="002bee7c"/>
    </style:style>
    <style:style style:name="T104" style:family="text">
      <style:text-properties fo:color="#000000" officeooo:rsid="0095c09f"/>
    </style:style>
    <style:style style:name="T105" style:family="text">
      <style:text-properties fo:color="#000000" officeooo:rsid="005ea0b0"/>
    </style:style>
    <style:style style:name="T106" style:family="text">
      <style:text-properties fo:color="#000000" officeooo:rsid="009fa6d2"/>
    </style:style>
    <style:style style:name="T107" style:family="text">
      <style:text-properties officeooo:rsid="002e482a"/>
    </style:style>
    <style:style style:name="T108" style:family="text">
      <style:text-properties fo:font-style="normal" fo:font-weight="bold" officeooo:rsid="008745c4" fo:background-color="transparent" loext:char-shading-value="0" style:font-style-asian="normal" style:font-weight-asian="bold" style:font-style-complex="normal" style:font-weight-complex="bold"/>
    </style:style>
    <style:style style:name="T109" style:family="text">
      <style:text-properties officeooo:rsid="002fc9f8"/>
    </style:style>
    <style:style style:name="T110" style:family="text">
      <style:text-properties officeooo:rsid="003109b0"/>
    </style:style>
    <style:style style:name="T111" style:family="text">
      <style:text-properties fo:font-weight="normal" style:font-weight-asian="normal" style:font-weight-complex="normal"/>
    </style:style>
    <style:style style:name="T112" style:family="text">
      <style:text-properties fo:font-weight="normal" officeooo:rsid="003fd32e" style:font-weight-asian="normal" style:font-weight-complex="normal"/>
    </style:style>
    <style:style style:name="T113" style:family="text">
      <style:text-properties fo:font-weight="normal" officeooo:rsid="00423bbe" style:font-weight-asian="normal" style:font-weight-complex="normal"/>
    </style:style>
    <style:style style:name="T114" style:family="text">
      <style:text-properties fo:font-weight="normal" officeooo:rsid="0050d23a" style:font-weight-asian="normal" style:font-weight-complex="normal"/>
    </style:style>
    <style:style style:name="T115" style:family="text">
      <style:text-properties fo:font-weight="normal" officeooo:rsid="007e2ea3" style:font-weight-asian="normal" style:font-weight-complex="normal"/>
    </style:style>
    <style:style style:name="T116" style:family="text">
      <style:text-properties officeooo:rsid="003da03f"/>
    </style:style>
    <style:style style:name="T117" style:family="text">
      <style:text-properties officeooo:rsid="004ccb09"/>
    </style:style>
    <style:style style:name="T118" style:family="text">
      <style:text-properties officeooo:rsid="004ef9ad"/>
    </style:style>
    <style:style style:name="T119" style:family="text">
      <style:text-properties officeooo:rsid="00505ba1"/>
    </style:style>
    <style:style style:name="T120" style:family="text">
      <style:text-properties officeooo:rsid="0050d23a"/>
    </style:style>
    <style:style style:name="T12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050d23a" style:font-style-asian="normal" style:font-weight-asian="normal" style:text-emphasize="none"/>
    </style:style>
    <style:style style:name="T123" style:family="text">
      <style:text-properties officeooo:rsid="005af0e0"/>
    </style:style>
    <style:style style:name="T124" style:family="text">
      <style:text-properties officeooo:rsid="005ea0b0"/>
    </style:style>
    <style:style style:name="T125" style:family="text">
      <style:text-properties officeooo:rsid="005f643f"/>
    </style:style>
    <style:style style:name="T126" style:family="text">
      <style:text-properties officeooo:rsid="00628f5e"/>
    </style:style>
    <style:style style:name="T127" style:family="text">
      <style:text-properties officeooo:rsid="0062fb8f"/>
    </style:style>
    <style:style style:name="T128" style:family="text">
      <style:text-properties officeooo:rsid="00639894"/>
    </style:style>
    <style:style style:name="T129" style:family="text">
      <style:text-properties officeooo:rsid="00639894" fo:padding="0in" fo:border="none"/>
    </style:style>
    <style:style style:name="T130" style:family="text">
      <style:text-properties officeooo:rsid="00682e85"/>
    </style:style>
    <style:style style:name="T131" style:family="text">
      <style:text-properties officeooo:rsid="00682e85" fo:padding="0in" fo:border="none"/>
    </style:style>
    <style:style style:name="T132" style:family="text">
      <style:text-properties fo:padding="0in" fo:border="none"/>
    </style:style>
    <style:style style:name="T133" style:family="text">
      <style:text-properties officeooo:rsid="006955a5"/>
    </style:style>
    <style:style style:name="T134" style:family="text">
      <style:text-properties officeooo:rsid="006a9754"/>
    </style:style>
    <style:style style:name="T135" style:family="text">
      <style:text-properties officeooo:rsid="006c13eb"/>
    </style:style>
    <style:style style:name="T136" style:family="text">
      <style:text-properties officeooo:rsid="006c7dab"/>
    </style:style>
    <style:style style:name="T137" style:family="text">
      <style:text-properties officeooo:rsid="007238e0"/>
    </style:style>
    <style:style style:name="T138" style:family="text">
      <style:text-properties officeooo:rsid="0073518e"/>
    </style:style>
    <style:style style:name="T139" style:family="text">
      <style:text-properties officeooo:rsid="007377f3"/>
    </style:style>
    <style:style style:name="T140" style:family="text">
      <style:text-properties officeooo:rsid="007377f3" fo:padding="0in" fo:border="none"/>
    </style:style>
    <style:style style:name="T141" style:family="text">
      <style:text-properties style:font-name="Ubuntu Mono" fo:font-size="11pt" fo:padding="0in" fo:border="none"/>
    </style:style>
    <style:style style:name="T142" style:family="text">
      <style:text-properties officeooo:rsid="00741eb4"/>
    </style:style>
    <style:style style:name="T143" style:family="text">
      <style:text-properties officeooo:rsid="00760a42" fo:padding="0in" fo:border="none"/>
    </style:style>
    <style:style style:name="T144" style:family="text">
      <style:text-properties style:font-name="Liberation Serif"/>
    </style:style>
    <style:style style:name="T145" style:family="text">
      <style:text-properties style:font-name="Liberation Serif" officeooo:rsid="007238e0"/>
    </style:style>
    <style:style style:name="T146" style:family="text">
      <style:text-properties style:font-name="Liberation Serif" officeooo:rsid="007c87a4"/>
    </style:style>
    <style:style style:name="T147" style:family="text">
      <style:text-properties officeooo:rsid="007e2ea3"/>
    </style:style>
    <style:style style:name="T148" style:family="text">
      <style:text-properties officeooo:rsid="007e2ea3" fo:padding="0in" fo:border="none"/>
    </style:style>
    <style:style style:name="T149" style:family="text">
      <style:text-properties officeooo:rsid="00815044"/>
    </style:style>
    <style:style style:name="T150" style:family="text">
      <style:text-properties officeooo:rsid="00815044" fo:padding="0in" fo:border="none"/>
    </style:style>
    <style:style style:name="T151" style:family="text">
      <style:text-properties officeooo:rsid="00945a87"/>
    </style:style>
    <style:style style:name="T152" style:family="text">
      <style:text-properties officeooo:rsid="0099b20c"/>
    </style:style>
    <style:style style:name="T153" style:family="text">
      <style:text-properties officeooo:rsid="009b2d5e"/>
    </style:style>
    <style:style style:name="T154" style:family="text">
      <style:text-properties officeooo:rsid="0095c09f"/>
    </style:style>
    <style:style style:name="T155" style:family="text">
      <style:text-properties officeooo:rsid="009da0fe"/>
    </style:style>
    <style:style style:name="T156" style:family="text">
      <style:text-properties officeooo:rsid="009f5150"/>
    </style:style>
    <style:style style:name="T157" style:family="text">
      <style:text-properties officeooo:rsid="009fa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wnloading and organizing the TCGA RNA-seq data for data analysis in R</text:p>
      <text:p text:style-name="P28">NvB <text:span text:style-name="T126">16a</text:span>18</text:p>
      <text:p text:style-name="P1"/>
      <text:p text:style-name="P88">The aim is to obtain a data frame organized as follows:</text:p>
      <text:p text:style-name="P8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55"/>
          </table:table-cell>
          <table:table-cell table:style-name="Table1.A1" office:value-type="string">
            <text:p text:style-name="P152">Gene 1</text:p>
          </table:table-cell>
          <table:table-cell table:style-name="Table1.A1" office:value-type="string">
            <text:p text:style-name="P152">Gene 2</text:p>
          </table:table-cell>
          <table:table-cell table:style-name="Table1.A1" office:value-type="string">
            <text:p text:style-name="P152">Gene 3</text:p>
          </table:table-cell>
          <table:table-cell table:style-name="Table1.A1" office:value-type="string">
            <text:p text:style-name="P152">...</text:p>
          </table:table-cell>
          <table:table-cell table:style-name="Table1.A1" office:value-type="string">
            <text:p text:style-name="P152">Gene <text:span text:style-name="T107">11574</text:span></text:p>
          </table:table-cell>
          <table:table-cell table:style-name="Table1.A1" office:value-type="string">
            <text:p text:style-name="P152">Patient <text:span text:style-name="T126">&amp; sample </text:span>annotation 1</text:p>
          </table:table-cell>
          <table:table-cell table:style-name="Table1.A1" office:value-type="string">
            <text:p text:style-name="P153">Patient <text:span text:style-name="T126">&amp; sample</text:span> annotation 2</text:p>
          </table:table-cell>
          <table:table-cell table:style-name="Table1.A1" office:value-type="string">
            <text:p text:style-name="P153">Patient <text:span text:style-name="T126">&amp; sample</text:span> annotation n</text:p>
          </table:table-cell>
        </table:table-row>
        <table:table-row>
          <table:table-cell table:style-name="Table1.A2" office:value-type="string">
            <text:p text:style-name="P156">Sample 1</text:p>
          </table:table-cell>
          <table:table-cell table:style-name="Table1.A2" office:value-type="string">
            <text:p text:style-name="P151">Expr. Level 1:1</text:p>
          </table:table-cell>
          <table:table-cell table:style-name="Table1.A2" office:value-type="string">
            <text:p text:style-name="P151">Expr. Level 1:2</text:p>
          </table:table-cell>
          <table:table-cell table:style-name="Table1.A2" office:value-type="string">
            <text:p text:style-name="P151">Expr. Level 1:3</text:p>
          </table:table-cell>
          <table:table-cell table:style-name="Table1.A2" office:value-type="string">
            <text:p text:style-name="P149">...</text:p>
          </table:table-cell>
          <table:table-cell table:style-name="Table1.A2" office:value-type="string">
            <text:p text:style-name="P151">Expr. Level 1:11574</text:p>
          </table:table-cell>
          <table:table-cell table:style-name="Table1.A2" office:value-type="string">
            <text:p text:style-name="P150">...</text:p>
          </table:table-cell>
          <table:table-cell table:style-name="Table1.A2" office:value-type="string">
            <text:p text:style-name="P150">...</text:p>
          </table:table-cell>
          <table:table-cell table:style-name="Table1.I2" office:value-type="string">
            <text:p text:style-name="P150">...</text:p>
          </table:table-cell>
        </table:table-row>
        <table:table-row>
          <table:table-cell table:style-name="Table1.A3" office:value-type="string">
            <text:p text:style-name="P156">Sample 2</text:p>
          </table:table-cell>
          <table:table-cell table:style-name="Table1.A3" office:value-type="string">
            <text:p text:style-name="P151">Expr. Level 2:1</text:p>
          </table:table-cell>
          <table:table-cell table:style-name="Table1.A3" office:value-type="string">
            <text:p text:style-name="P151">Expr. Level 2:2</text:p>
          </table:table-cell>
          <table:table-cell table:style-name="Table1.A3" office:value-type="string">
            <text:p text:style-name="P151">Expr. Level 2:3</text:p>
          </table:table-cell>
          <table:table-cell table:style-name="Table1.A3" office:value-type="string">
            <text:p text:style-name="P149">...</text:p>
          </table:table-cell>
          <table:table-cell table:style-name="Table1.A3" office:value-type="string">
            <text:p text:style-name="P151">Expr. Level 2:11574</text:p>
          </table:table-cell>
          <table:table-cell table:style-name="Table1.A3" office:value-type="string">
            <text:p text:style-name="P150">...</text:p>
          </table:table-cell>
          <table:table-cell table:style-name="Table1.A3" office:value-type="string">
            <text:p text:style-name="P150">...</text:p>
          </table:table-cell>
          <table:table-cell table:style-name="Table1.I3" office:value-type="string">
            <text:p text:style-name="P150">...</text:p>
          </table:table-cell>
        </table:table-row>
        <table:table-row>
          <table:table-cell table:style-name="Table1.A3" office:value-type="string">
            <text:p text:style-name="P156">...</text:p>
          </table:table-cell>
          <table:table-cell table:style-name="Table1.A3" office:value-type="string">
            <text:p text:style-name="P149">...</text:p>
          </table:table-cell>
          <table:table-cell table:style-name="Table1.A3" office:value-type="string">
            <text:p text:style-name="P149">...</text:p>
          </table:table-cell>
          <table:table-cell table:style-name="Table1.A3" office:value-type="string">
            <text:p text:style-name="P149">...</text:p>
          </table:table-cell>
          <table:table-cell table:style-name="Table1.A3" office:value-type="string">
            <text:p text:style-name="P149">...</text:p>
          </table:table-cell>
          <table:table-cell table:style-name="Table1.A3" office:value-type="string">
            <text:p text:style-name="P149">...</text:p>
          </table:table-cell>
          <table:table-cell table:style-name="Table1.A3" office:value-type="string">
            <text:p text:style-name="P150">...</text:p>
          </table:table-cell>
          <table:table-cell table:style-name="Table1.A3" office:value-type="string">
            <text:p text:style-name="P150">...</text:p>
          </table:table-cell>
          <table:table-cell table:style-name="Table1.I3" office:value-type="string">
            <text:p text:style-name="P150">...</text:p>
          </table:table-cell>
        </table:table-row>
        <table:table-row>
          <table:table-cell table:style-name="Table1.A3" office:value-type="string">
            <text:p text:style-name="P156">Sample <text:span text:style-name="T107">19254</text:span></text:p>
          </table:table-cell>
          <table:table-cell table:style-name="Table1.A3" office:value-type="string">
            <text:p text:style-name="P151">Expr. Level 19285:1</text:p>
          </table:table-cell>
          <table:table-cell table:style-name="Table1.A3" office:value-type="string">
            <text:p text:style-name="P151">Expr. Level 19285:2</text:p>
          </table:table-cell>
          <table:table-cell table:style-name="Table1.A3" office:value-type="string">
            <text:p text:style-name="P151">Expr. Level 19285:3</text:p>
          </table:table-cell>
          <table:table-cell table:style-name="Table1.A3" office:value-type="string">
            <text:p text:style-name="P149">...</text:p>
          </table:table-cell>
          <table:table-cell table:style-name="Table1.A3" office:value-type="string">
            <text:p text:style-name="P151">Expr. Level 119285:11574</text:p>
          </table:table-cell>
          <table:table-cell table:style-name="Table1.A3" office:value-type="string">
            <text:p text:style-name="P150">...</text:p>
          </table:table-cell>
          <table:table-cell table:style-name="Table1.A3" office:value-type="string">
            <text:p text:style-name="P150">...</text:p>
          </table:table-cell>
          <table:table-cell table:style-name="Table1.I3" office:value-type="string">
            <text:p text:style-name="P150">...</text:p>
          </table:table-cell>
        </table:table-row>
      </table:table>
      <text:p text:style-name="P89"/>
      <text:p text:style-name="P89">Th<text:span text:style-name="T107">is</text:span> data frame <text:span text:style-name="T107">is</text:span> a “tibble” (= an optimized data frame format according to the R tidyverse packages), which allow<text:span text:style-name="T107">s</text:span> effective data manipulations and graphical output<text:span text:style-name="T107">s</text:span>.</text:p>
      <text:p text:style-name="P89"><text:span text:style-name="T1">Genes</text:span> are identified by their official HGNC symbol (ACTB, MAGEA3, …) and are restricted to protein-coding genes <text:span text:style-name="T107">(n= 11574).</text:span></text:p>
      <text:p text:style-name="P90"><text:span text:style-name="T3">Samples</text:span> are <text:span text:style-name="T107">TCGA tumors and adjacent normal tissues for which RNA-seq data are available </text:span><text:s/><text:span text:style-name="T107">(n= 19274) and are </text:span>identified by <text:span text:style-name="T107">an in-house attributed code combining the tumor type abbreviation and a rank number (e.g. BRCA1024).</text:span></text:p>
      <text:p text:style-name="P148"><text:span text:style-name="T1">Expression levels</text:span> are the values downloaded from the TCGA database <text:span text:style-name="T117">(available via the Genomic Data Commons, GDC). There are three types of expression values, depending on the normalization method:</text:span> <text:span text:style-name="T37">HTSeq-Counts </text:span><text:span text:style-name="T39">(</text:span><text:span text:style-name="T41">raw, unnormalized values, corresponding to </text:span><text:span text:style-name="T37">the number of reads aligned to each gene</text:span><text:span text:style-name="T39">), </text:span><text:span text:style-name="T38">HTSeq-FPKM </text:span><text:span text:style-name="T39">(</text:span><text:span text:style-name="T38">idem, normalized according to the FPKM method, i.e. for each </text:span><text:span text:style-name="T41">protein-coding </text:span><text:span text:style-name="T38">gene, number of aligned reads divided by 2 (= number of aligned fragments), divided by the summed length of </text:span><text:span text:style-name="T40">the gene </text:span><text:span text:style-name="T38">exons, divided by the total number of reads </text:span><text:span text:style-name="T41">matching protein-coding genes </text:span><text:span text:style-name="T38">times 1 million</text:span><text:span text:style-name="T39">), or </text:span><text:span text:style-name="T38">HTSeq-FPKM-UQ </text:span><text:span text:style-name="T39">(</text:span><text:span text:style-name="T38">idem as FPKM, with one additional normalization step: the upper quartile (P75) is set to a constant value (which one?) for each gene</text:span><text:span text:style-name="T39">)</text:span><text:span text:style-name="T38">.</text:span></text:p>
      <text:p text:style-name="P91"><text:span text:style-name="T45">Patient</text:span><text:span text:style-name="T42"> </text:span><text:span text:style-name="T46">&amp; sample</text:span><text:span text:style-name="T45"> annotations</text:span> ar<text:span text:style-name="T109">e clinical informations provided for each sample and each patient, downloaded from the TCGA database via the GDC website.</text:span></text:p>
      <text:p text:style-name="P34"/>
      <text:p text:style-name="P113">Remark:</text:p>
      <text:p text:style-name="P108">Individual genes and samples appear as columns and rows, respectively, and not otherwise, because <text:span text:style-name="T110">the tibble format requires the column items to have the same type (here numeric values) except the title, so as to ensure effective data manipulations, and this does not allow to add annotations in lower rows. Thus we have to choose between clinical and gene annotation. The former is more important, which necessitates to put the samples in rows.</text:span></text:p>
      <text:p text:style-name="P96"/>
      <text:p text:style-name="P95">Strategy: </text:p>
      <text:p text:style-name="P148"/>
      <text:p text:style-name="P154"/>
      <text:p text:style-name="P144"><text:span text:style-name="T2">1</text:span><text:span text:style-name="T1">. </text:span><text:span text:style-name="T24">Download </text:span><text:span text:style-name="T25">and organize </text:span><text:span text:style-name="T24">the </text:span><text:span text:style-name="T25">gene expression </text:span><text:span text:style-name="T24">data</text:span></text:p>
      <text:p text:style-name="P18"/>
      <text:p text:style-name="P19">A. <text:span text:style-name="T62">Download the data from the web</text:span></text:p>
      <text:p text:style-name="P2">These are publicly available, processed data (gene expression values). <text:span text:style-name="T34">The data come as individual files (one per sample).</text:span></text:p>
      <text:p text:style-name="P2">Source: Genomic Data Commons, GDC Portal (<text:a xlink:type="simple" xlink:href="https://portal.gdc.cancer.gov/">https://portal.gdc.cancer.gov/</text:a>)</text:p>
      <text:p text:style-name="P2">Procedure:</text:p>
      <text:p text:style-name="P29"><text:span text:style-name="T2">a</text:span><text:span text:style-name="T1">. </text:span><text:span text:style-name="T11">Generate and d</text:span><text:span text:style-name="T1">ownload a manifest file</text:span>, i.e. a file <text:span text:style-name="T35">that lists all the individual files that have to be downloaded.</text:span></text:p>
      <text:p text:style-name="P2"><text:soft-page-break/>- in the Portal web page, select “Repository”.</text:p>
      <text:p text:style-name="P2">- in the left column, select the tab “Cases”, then select “TCGA”.</text:p>
      <text:p text:style-name="P3">- in the left column, select the tab “<text:span text:style-name="T33">Files</text:span>”, <text:span text:style-name="T33">choose </text:span>“<text:span text:style-name="T33">RNA-seq</text:span>” <text:span text:style-name="T33">and either “HTSeq-Counts”, “HTSeq-FPKM” or “HTSeq-FPKM-UQ” depending on which type of data you want. The latter is used as example.</text:span></text:p>
      <text:p text:style-name="P2">- in the Data Window (right window), select “<text:span text:style-name="T34">Files</text:span>” (you should have <text:span text:style-name="T33">11093</text:span> cases).</text:p>
      <text:p text:style-name="P86">- choose the “<text:span text:style-name="T34">Manifest</text:span>” tab. <text:span text:style-name="T34">A manifest file (gdc_manifest.&lt;date&gt;.txt) is downloaded</text:span>. <text:span text:style-name="T125">Rename it <text:s/>(here 01_gdc_manifest.2018-05-23.txt) and move it to your desired directory.</text:span></text:p>
      <text:p text:style-name="P59"/>
      <text:p text:style-name="P31"><text:span text:style-name="T2">b</text:span><text:span text:style-name="T1">. Download the individual files.</text:span> To this aim:</text:p>
      <text:p text:style-name="P31">- open a Unix Terminal window, and enter the following script (adjust paths/file names):</text:p>
      <text:p text:style-name="P146">/apps/gdc-client <text:s/>download -<text:span text:style-name="T154">d </text:span><text:s/><text:span text:style-name="T124">/media/nicolas/ce71f585-e4d4-43a3-adea-f042dd352508/TCGA_rnaseq/TCGA_rnaseq_FPKM-UQ </text:span>-m <text:s/><text:span text:style-name="T124">/media/nicolas/ce71f585-e4d4-43a3-adea-f042dd352508/TCGA_rnaseq/01_gdc_manifest.2018-05-23.txt</text:span> <text:span text:style-name="T156">&amp;&amp; </text:span>gunzip <text:span text:style-name="T124">/media/nicolas/ce71f585-e4d4-43a3-adea-f042dd352508/TCGA_rnaseq/TCGA_rnaseq_FPKM-UQ</text:span>/*/*.gz <text:span text:style-name="T156">&amp;&amp;</text:span></text:p>
      <text:p text:style-name="P147"><text:span text:style-name="T155">mv /media/nicolas/ce71f585-e4d4-43a3-adea-f042dd352508/TCGA_rnaseq/TCGA_rnaseq_FPKM-UQ</text:span>/*/*.<text:span text:style-name="T155">FPKM-UQ.txt /media/nicolas/ce71f585-e4d4-43a3-adea-f042dd352508/TCGA_rnaseq/TCGA_rnaseq_FPKM-UQ</text:span>/ <text:span text:style-name="T157">&amp;&amp; rm -fR /media/nicolas/ce71f585-e4d4-43a3-adea-f042dd352508/TCGA_rnaseq/TCGA_rnaseq_FPKM-UQ</text:span>/*/</text:p>
      <text:p text:style-name="P32">This downloads <text:span text:style-name="T154">and unzips thousands </text:span>o<text:span text:style-name="T65">f files in </text:span><text:span text:style-name="T104">the </text:span><text:span text:style-name="T105">TCGA_rnaseq_FPKM-UQ</text:span><text:span text:style-name="T65"> folder, </text:span><text:span text:style-name="T106">and r</text:span><text:span text:style-name="T155">emoves all the sub-directories in that directory.</text:span></text:p>
      <text:p text:style-name="P30"/>
      <text:p text:style-name="P20"><text:span text:style-name="T63">B</text:span>. <text:span text:style-name="T63">Associate the data in a single table</text:span></text:p>
      <text:p text:style-name="P36"/>
      <text:p text:style-name="P36"><text:span text:style-name="T61">a</text:span>. Generate <text:span text:style-name="T151">list of samples (file_names) and </text:span>list of genes <text:span text:style-name="T127">(gene_list)</text:span></text:p>
      <text:p text:style-name="P33"/>
      <text:p text:style-name="P112">Remark:</text:p>
      <text:p text:style-name="P109">This <text:span text:style-name="T151">gene </text:span>list corresponds to the first column of each individual data file (n = 60488), where each gene is identified by its Ensembl code <text:span text:style-name="T118">+ suffix corresponding to </text:span>version (<text:span text:style-name="T118">e.g. ENSG00000155865.11)</text:span>. <text:span text:style-name="T118">This column</text:span> is the same for every individual data file. As there are often discrepancies related to the version, the best is to remove the version suffix. <text:span text:style-name="T127">The resulting gene_list is a tibble with one column and 60483 rows. It will also be useful in the next section.</text:span></text:p>
      <text:p text:style-name="P33"/>
      <text:p text:style-name="P63"><text:span text:style-name="T127">L</text:span>aunch R<text:span text:style-name="T60">S</text:span>tudio. <text:span text:style-name="T127">C</text:span>opy the code below <text:span text:style-name="T123">in a new window</text:span>, adjust <text:span text:style-name="T64">working directory, </text:span>file names and paths <text:span text:style-name="T36">where appropriate</text:span>. Select the script and click “Run”.</text:p>
      <text:p text:style-name="P128">library(tidyverse)</text:p>
      <text:p text:style-name="P128">library(stringr)</text:p>
      <text:p text:style-name="P128">setwd("/media/nicolas/ce71f585-e4d4-43a3-adea-f042dd352508/TCGA_rnaseq")</text:p>
      <text:p text:style-name="P128"/>
      <text:p text:style-name="P129">file_names &lt;- list.files(path = "TCGA_rnaseq_FPKM-UQ", pattern = ".FPKM-UQ.txt$", all.files = FALSE, full.names = TRUE)</text:p>
      <text:p text:style-name="P129">gene_list &lt;- read_tsv(file_names[1], col_names = FALSE)</text:p>
      <text:p text:style-name="P129">colnames(gene_list) &lt;- c("ensembl_gene_id", "x")</text:p>
      <text:p text:style-name="P130">gene_list &lt;- dplyr::select(gene_list, ensembl_gene_id)<text:span text:style-name="T128"> %&gt;%</text:span></text:p>
      <text:p text:style-name="P143"><text:s text:c="2"/>arrange(ensembl_gene_id)</text:p>
      <text:p text:style-name="P60"/>
      <text:p text:style-name="P5"><text:span text:style-name="T54">T</text:span><text:span text:style-name="T55">his creates a da</text:span><text:span text:style-name="T66">ta frame </text:span><text:span text:style-name="T68">(60483 x 1) </text:span><text:span text:style-name="T66">called </text:span><text:span text:style-name="T88">gene_list</text:span><text:span text:style-name="T67">:</text:span></text:p>
      <table:table table:name="Table3" table:style-name="Table3">
        <table:table-column table:style-name="Table3.A"/>
        <table:table-row>
          <table:table-cell table:style-name="Table3.A1" office:value-type="string">
            <text:p text:style-name="P168"><text:bookmark text:name="rstudio_console_output21"/>ensembl_gene_id</text:p>
          </table:table-cell>
        </table:table-row>
        <table:table-row>
          <table:table-cell table:style-name="Table3.A2" office:value-type="string">
            <text:p text:style-name="P162"><text:bookmark text:name="rstudio_console_output5"/><text:span text:style-name="T132">ENSG00000000003.</text:span><text:span text:style-name="T129">13</text:span></text:p>
          </table:table-cell>
        </table:table-row>
        <table:table-row>
          <table:table-cell table:style-name="Table3.A3" office:value-type="string">
            <text:p text:style-name="P162"><text:bookmark text:name="rstudio_console_output11"/><text:span text:style-name="T132">ENSG00000000005.</text:span><text:span text:style-name="T129">5</text:span></text:p>
          </table:table-cell>
        </table:table-row>
        <text:soft-page-break/>
        <table:table-row>
          <table:table-cell table:style-name="Table3.A3" office:value-type="string">
            <text:p text:style-name="P160">...</text:p>
          </table:table-cell>
        </table:table-row>
      </table:table>
      <text:p text:style-name="P84"/>
      <text:p text:style-name="P60"><text:span text:style-name="T44">b</text:span><text:span text:style-name="T43">. </text:span><text:span text:style-name="T44">Combine the individual data files into a single data table </text:span><text:span text:style-name="T47">(tibble_expr)</text:span></text:p>
      <text:p text:style-name="P62"><text:span text:style-name="T127">Add the following code to the</text:span> R<text:span text:style-name="T60">s</text:span>tudio <text:span text:style-name="T127">session</text:span>.</text:p>
      <text:p text:style-name="P129">tibble_expr &lt;- gene_list </text:p>
      <text:p text:style-name="P129">counter &lt;- 0 </text:p>
      <text:p text:style-name="P129">for (sample_name in file_names) {</text:p>
      <text:p text:style-name="P129"><text:s text:c="2"/>tibble_temp &lt;- read_tsv(sample_name, col_names = FALSE) <text:s text:c="50"/></text:p>
      <text:p text:style-name="P129"><text:s text:c="2"/>buffer_name &lt;- str_replace(sample_name, "TCGA_rnaseq_FPKM-UQ/", "") <text:s text:c="38"/></text:p>
      <text:p text:style-name="P129"><text:s text:c="2"/>buffer_name &lt;- str_replace(buffer_name, ".FPKM-UQ.txt", "") <text:s text:c="46"/></text:p>
      <text:p text:style-name="P129"><text:s text:c="2"/>colnames(tibble_temp) &lt;- c("ensembl_gene_id", buffer_name) <text:s text:c="55"/></text:p>
      <text:p text:style-name="P129"><text:s text:c="2"/>tibble_expr &lt;- full_join(tibble_expr, tibble_temp, by = "ensembl_gene_id") <text:s text:c="39"/></text:p>
      <text:p text:style-name="P129"><text:s text:c="2"/>counter &lt;- counter + 1 </text:p>
      <text:p text:style-name="P129"><text:s text:c="2"/>print(counter) </text:p>
      <text:p text:style-name="P129">}</text:p>
      <text:p text:style-name="P129">tibble_expr$ensembl_gene_id &lt;- str_sub(tibble_expr$ensembl_gene_id,1,15) <text:s text:c="51"/></text:p>
      <text:p text:style-name="P129">tibble_expr &lt;- arrange(tibble_expr, ensembl_gene_id)</text:p>
      <text:p text:style-name="P21"/>
      <text:p text:style-name="P6"><text:span text:style-name="T54">T</text:span><text:span text:style-name="T55">his creates a da</text:span><text:span text:style-name="T66">ta frame </text:span><text:span text:style-name="T68">(60483 x 11575)</text:span><text:span text:style-name="T66"> called </text:span><text:span text:style-name="T87">tibble_expr</text:span><text:span text:style-name="T67">:</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9"><text:bookmark text:name="rstudio_console_output2"/>ensembl_gene_id</text:p>
          </table:table-cell>
          <table:table-cell table:style-name="Table2.A1" office:value-type="string">
            <text:p text:style-name="P219">0000772b-773d-…</text:p>
          </table:table-cell>
          <table:table-cell table:style-name="Table2.A1" office:value-type="string">
            <text:p text:style-name="P258">00059756-2eca-…</text:p>
          </table:table-cell>
          <table:table-cell table:style-name="Table2.A1" office:value-type="string">
            <text:p text:style-name="P214">...</text:p>
          </table:table-cell>
        </table:table-row>
        <table:table-row>
          <table:table-cell table:style-name="Table2.A2" office:value-type="string">
            <text:p text:style-name="P163"><text:bookmark text:name="rstudio_console_output"/>ENSG00000000003</text:p>
          </table:table-cell>
          <table:table-cell table:style-name="Table2.A2" office:value-type="string">
            <text:p text:style-name="P214">x</text:p>
          </table:table-cell>
          <table:table-cell table:style-name="Table2.A2" office:value-type="string">
            <text:p text:style-name="P214">x</text:p>
          </table:table-cell>
          <table:table-cell table:style-name="Table2.D2" office:value-type="string">
            <text:p text:style-name="P214">...</text:p>
          </table:table-cell>
        </table:table-row>
        <table:table-row>
          <table:table-cell table:style-name="Table2.A3" office:value-type="string">
            <text:p text:style-name="P163"><text:bookmark text:name="rstudio_console_output1"/>ENSG00000000005</text:p>
          </table:table-cell>
          <table:table-cell table:style-name="Table2.A3" office:value-type="string">
            <text:p text:style-name="P214">x</text:p>
          </table:table-cell>
          <table:table-cell table:style-name="Table2.A3" office:value-type="string">
            <text:p text:style-name="P214">x</text:p>
          </table:table-cell>
          <table:table-cell table:style-name="Table2.D3" office:value-type="string">
            <text:p text:style-name="P203">...</text:p>
          </table:table-cell>
        </table:table-row>
        <table:table-row>
          <table:table-cell table:style-name="Table2.A3" office:value-type="string">
            <text:p text:style-name="P158">...</text:p>
          </table:table-cell>
          <table:table-cell table:style-name="Table2.A3" office:value-type="string">
            <text:p text:style-name="P203">...</text:p>
          </table:table-cell>
          <table:table-cell table:style-name="Table2.A3" office:value-type="string">
            <text:p text:style-name="P203">...</text:p>
          </table:table-cell>
          <table:table-cell table:style-name="Table2.D3" office:value-type="string">
            <text:p text:style-name="P203">...</text:p>
          </table:table-cell>
        </table:table-row>
      </table:table>
      <text:p text:style-name="P103">Where “x” represent the expression values.</text:p>
      <text:p text:style-name="P92"/>
      <text:p text:style-name="P24"><text:span text:style-name="T130">C</text:span>. <text:span text:style-name="T135">Select the protein-coding genes with an HGNC gene symbol, by replacing the Ensembl gene identifiers by gene symbols (more intuitive)</text:span></text:p>
      <text:p text:style-name="P37"/>
      <text:p text:style-name="P64"><text:span text:style-name="T48">a</text:span><text:span text:style-name="T43">. </text:span><text:span text:style-name="T48">Using the Biomart tool, <text:s/>make a data table (mart_annot) with your Ensembl gene identifiers and their corresponding gene symbols</text:span></text:p>
      <text:p text:style-name="P107">Also download the type of the genes (“gene_biotype”) and select for protein-coding genes.</text:p>
      <text:p text:style-name="P101">Remove genes with<text:span text:style-name="T133">out</text:span> HGNC symbol (empty fields or NA).</text:p>
      <text:p text:style-name="P101">Finally, remove the <text:s/><text:span text:style-name="T127">gene_biotype </text:span>column and sort by HGNC symbol.</text:p>
      <text:p text:style-name="P64"/>
      <text:p text:style-name="P131">ensembl &lt;- biomaRt::useMart("ensembl")</text:p>
      <text:p text:style-name="P131">ensembl = biomaRt::useDataset ("hsapiens_gene_ensembl", mart=ensembl)</text:p>
      <text:p text:style-name="P131"/>
      <text:p text:style-name="P131">mart_annot &lt;- as.tibble(biomaRt::getBM(attributes = c("ensembl_gene_id", "hgnc_symbol", "gene_biotype"), filters = "ensembl_gene_id", values = tibble_expr$ensembl_gene_id, mart=ensembl)) %&gt;%</text:p>
      <text:p text:style-name="P131"><text:s text:c="2"/>filter(gene_biotype == "protein_coding") %&gt;% <text:s/></text:p>
      <text:p text:style-name="P131"><text:s text:c="2"/>filter(!is.na(hgnc_symbol)) %&gt;% </text:p>
      <text:p text:style-name="P131"><text:s text:c="2"/>filter(hgnc_symbol!="") %&gt;% </text:p>
      <text:p text:style-name="P131"><text:s text:c="2"/>select(ensembl_gene_id, hgnc_symbol) %&gt;% </text:p>
      <text:p text:style-name="P131"><text:s text:c="2"/>arrange(hgnc_symbol)</text:p>
      <text:p text:style-name="P64"/>
      <text:p text:style-name="P6"><text:span text:style-name="T54">T</text:span><text:span text:style-name="T55">his creates a da</text:span><text:span text:style-name="T66">ta frame </text:span><text:span text:style-name="T68">(1925</text:span><text:span text:style-name="T72">5</text:span><text:span text:style-name="T68"> x 2)</text:span><text:span text:style-name="T66"> called </text:span><text:span text:style-name="T89">mart_annot</text:span><text:span text:style-name="T67">:</text:span></text:p>
      <table:table table:name="Table4" table:style-name="Table4">
        <table:table-column table:style-name="Table4.A"/>
        <table:table-column table:style-name="Table4.B"/>
        <table:table-row table:style-name="Table4.1">
          <table:table-cell table:style-name="Table4.A1" office:value-type="string">
            <text:p text:style-name="P170"><text:bookmark text:name="rstudio_console_output22"/>ensembl_gene_id</text:p>
          </table:table-cell>
          <table:table-cell table:style-name="Table4.A1" office:value-type="string">
            <text:p text:style-name="P199">hgnc_symbol</text:p>
          </table:table-cell>
        </table:table-row>
        <table:table-row>
          <table:table-cell table:style-name="Table4.A2" office:value-type="string">
            <text:p text:style-name="P164"><text:bookmark text:name="rstudio_console_output10"/>ENSG00000121410</text:p>
          </table:table-cell>
          <table:table-cell table:style-name="Table4.B2" office:value-type="string">
            <text:p text:style-name="P198">A<text:span text:style-name="T142">1</text:span>BG</text:p>
          </table:table-cell>
        </table:table-row>
        <table:table-row>
          <table:table-cell table:style-name="Table4.A3" office:value-type="string">
            <text:p text:style-name="P164"><text:bookmark text:name="rstudio_console_output12"/>ENSG00000148584</text:p>
          </table:table-cell>
          <table:table-cell table:style-name="Table4.B3" office:value-type="string">
            <text:p text:style-name="P198">A<text:span text:style-name="T142">1</text:span>CF</text:p>
          </table:table-cell>
        </table:table-row>
        <text:soft-page-break/>
        <table:table-row>
          <table:table-cell table:style-name="Table4.A3" office:value-type="string">
            <text:p text:style-name="P157">...</text:p>
          </table:table-cell>
          <table:table-cell table:style-name="Table4.B3" office:value-type="string">
            <text:p text:style-name="P202">...</text:p>
          </table:table-cell>
        </table:table-row>
      </table:table>
      <text:p text:style-name="P93"/>
      <text:p text:style-name="P65"><text:span text:style-name="T49">b</text:span><text:span text:style-name="T43">. </text:span><text:span text:style-name="T49">Replace the gene identifiers</text:span></text:p>
      <text:p text:style-name="P102">Join the tibble_expr to the mart_annot data frame. Only genes with a HGNC symbol will be selected.</text:p>
      <text:p text:style-name="P102">Remove the column with the Ensembl gene identifiers, <text:span text:style-name="T134">sort by gene symbol.</text:span></text:p>
      <text:p text:style-name="P102">Two genes are represented more than once, for obscure reasons (PRAMEF7 twice, PINX many times). The last step replaces <text:span text:style-name="T134">the</text:span> duplicated gene rows <text:span text:style-name="T134">for each gene </text:span>by a single row and sums up the expression values.</text:p>
      <text:p text:style-name="P66"/>
      <text:p text:style-name="P132">tibble_hgnc &lt;- left_join(mart_annot, tibble_expr, by = "ensembl_gene_id") %&gt;%</text:p>
      <text:p text:style-name="P134"><text:s text:c="2"/>dplyr::select(2:11576) %&gt;%</text:p>
      <text:p text:style-name="P134"><text:s text:c="2"/>arrange(hgnc_symbol) %&gt;%</text:p>
      <text:p text:style-name="P134"><text:s text:c="2"/>group_by(hgnc_symbol) %&gt;%</text:p>
      <text:p text:style-name="P135"><text:s text:c="2"/>summarize_all(sum)<text:span text:style-name="T134"> %&gt;%</text:span></text:p>
      <text:p text:style-name="P136"><text:s text:c="2"/>ungroup()</text:p>
      <text:p text:style-name="P93"/>
      <text:p text:style-name="P7"><text:span text:style-name="T54">T</text:span><text:span text:style-name="T55">his creates a da</text:span><text:span text:style-name="T66">ta frame </text:span><text:span text:style-name="T68">(</text:span><text:span text:style-name="T69">1</text:span><text:span text:style-name="T72">9253</text:span><text:span text:style-name="T69"> </text:span><text:span text:style-name="T70">x 1</text:span><text:span text:style-name="T72">1575</text:span><text:span text:style-name="T68">)</text:span><text:span text:style-name="T66"> called </text:span><text:span text:style-name="T90">tibble_hgnc</text:span><text:span text:style-name="T67">:</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9">hgnc_symbol</text:p>
          </table:table-cell>
          <table:table-cell table:style-name="Table5.A1" office:value-type="string">
            <text:p text:style-name="P220">0000772b-773d-...</text:p>
          </table:table-cell>
          <table:table-cell table:style-name="Table5.A1" office:value-type="string">
            <text:p text:style-name="P259">00059756-2eca-...</text:p>
          </table:table-cell>
          <table:table-cell table:style-name="Table5.A1" office:value-type="string">
            <text:p text:style-name="P215">...</text:p>
          </table:table-cell>
        </table:table-row>
        <table:table-row>
          <table:table-cell table:style-name="Table5.A2" office:value-type="string">
            <text:p text:style-name="P198">A<text:span text:style-name="T137">1</text:span>BG</text:p>
          </table:table-cell>
          <table:table-cell table:style-name="Table5.A2" office:value-type="string">
            <text:p text:style-name="P215">x</text:p>
          </table:table-cell>
          <table:table-cell table:style-name="Table5.A2" office:value-type="string">
            <text:p text:style-name="P215">x</text:p>
          </table:table-cell>
          <table:table-cell table:style-name="Table5.D2" office:value-type="string">
            <text:p text:style-name="P215">...</text:p>
          </table:table-cell>
        </table:table-row>
        <table:table-row>
          <table:table-cell table:style-name="Table5.A3" office:value-type="string">
            <text:p text:style-name="P198">A<text:span text:style-name="T137">1</text:span>CF</text:p>
          </table:table-cell>
          <table:table-cell table:style-name="Table5.A3" office:value-type="string">
            <text:p text:style-name="P215">x</text:p>
          </table:table-cell>
          <table:table-cell table:style-name="Table5.A3" office:value-type="string">
            <text:p text:style-name="P215">x</text:p>
          </table:table-cell>
          <table:table-cell table:style-name="Table5.D3" office:value-type="string">
            <text:p text:style-name="P204">...</text:p>
          </table:table-cell>
        </table:table-row>
        <table:table-row>
          <table:table-cell table:style-name="Table5.A3" office:value-type="string">
            <text:p text:style-name="P202">...</text:p>
          </table:table-cell>
          <table:table-cell table:style-name="Table5.A3" office:value-type="string">
            <text:p text:style-name="P204">...</text:p>
          </table:table-cell>
          <table:table-cell table:style-name="Table5.A3" office:value-type="string">
            <text:p text:style-name="P204">...</text:p>
          </table:table-cell>
          <table:table-cell table:style-name="Table5.D3" office:value-type="string">
            <text:p text:style-name="P204">...</text:p>
          </table:table-cell>
        </table:table-row>
      </table:table>
      <text:p text:style-name="P94"/>
      <text:p text:style-name="P25"><text:span text:style-name="T136">D</text:span>. <text:span text:style-name="T136">Transpose the data frame</text:span></text:p>
      <text:p text:style-name="P69"/>
      <text:p text:style-name="P103">This is done in two steps. First, the tibble_hgnc data frame is transformed in tidy format by placing the sample columns under each other. Then it is spread by gene symbol instead of sample identifier.</text:p>
      <text:p text:style-name="P67"/>
      <text:p text:style-name="P133">tibble_hgnc &lt;- gather(tibble_hgnc, key = manifest_file_id, value = value, 2:ncol(tibble_hgnc)) <text:s text:c="7"/></text:p>
      <text:p text:style-name="P137">tibble_hgnc &lt;- spread(tibble_hgnc, key = hgnc_symbol, value = 'value')</text:p>
      <text:p text:style-name="P93"/>
      <text:p text:style-name="P8"><text:span text:style-name="T54">T</text:span><text:span text:style-name="T55">his </text:span><text:span text:style-name="T56">transposes the </text:span><text:span text:style-name="T90">tibble_hgnc</text:span><text:span text:style-name="T55"> da</text:span><text:span text:style-name="T66">ta frame </text:span><text:span text:style-name="T68">(</text:span><text:span text:style-name="T70">now </text:span><text:span text:style-name="T69">1157</text:span><text:span text:style-name="T73">4</text:span><text:span text:style-name="T69"> </text:span><text:span text:style-name="T72">x </text:span><text:span text:style-name="T68">1925</text:span><text:span text:style-name="T69">4</text:span><text:span text:style-name="T68">)</text:span><text:span text:style-name="T67">:</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5"><text:span text:style-name="T143">manifest_</text:span><text:span text:style-name="T140">file</text:span><text:span text:style-name="T132">_id</text:span></text:p>
          </table:table-cell>
          <table:table-cell table:style-name="Table6.A1" office:value-type="string">
            <text:p text:style-name="P221">A1BG</text:p>
          </table:table-cell>
          <table:table-cell table:style-name="Table6.A1" office:value-type="string">
            <text:p text:style-name="P260">A1CF</text:p>
          </table:table-cell>
          <table:table-cell table:style-name="Table6.A1" office:value-type="string">
            <text:p text:style-name="P216">...</text:p>
          </table:table-cell>
        </table:table-row>
        <table:table-row>
          <table:table-cell table:style-name="Table6.A2" office:value-type="string">
            <text:p text:style-name="P200">0000772b-773d-...</text:p>
          </table:table-cell>
          <table:table-cell table:style-name="Table6.A2" office:value-type="string">
            <text:p text:style-name="P216">x</text:p>
          </table:table-cell>
          <table:table-cell table:style-name="Table6.A2" office:value-type="string">
            <text:p text:style-name="P216">x</text:p>
          </table:table-cell>
          <table:table-cell table:style-name="Table6.D2" office:value-type="string">
            <text:p text:style-name="P216">...</text:p>
          </table:table-cell>
        </table:table-row>
        <table:table-row>
          <table:table-cell table:style-name="Table6.A3" office:value-type="string">
            <text:p text:style-name="P263">00059756-2eca-...</text:p>
          </table:table-cell>
          <table:table-cell table:style-name="Table6.A3" office:value-type="string">
            <text:p text:style-name="P216">x</text:p>
          </table:table-cell>
          <table:table-cell table:style-name="Table6.A3" office:value-type="string">
            <text:p text:style-name="P216">x</text:p>
          </table:table-cell>
          <table:table-cell table:style-name="Table6.D3" office:value-type="string">
            <text:p text:style-name="P205">...</text:p>
          </table:table-cell>
        </table:table-row>
        <table:table-row>
          <table:table-cell table:style-name="Table6.A3" office:value-type="string">
            <text:p text:style-name="P205">...</text:p>
          </table:table-cell>
          <table:table-cell table:style-name="Table6.A3" office:value-type="string">
            <text:p text:style-name="P205">...</text:p>
          </table:table-cell>
          <table:table-cell table:style-name="Table6.A3" office:value-type="string">
            <text:p text:style-name="P205">...</text:p>
          </table:table-cell>
          <table:table-cell table:style-name="Table6.D3" office:value-type="string">
            <text:p text:style-name="P205">...</text:p>
          </table:table-cell>
        </table:table-row>
      </table:table>
      <text:p text:style-name="P72"/>
      <text:p text:style-name="P70"/>
      <text:p text:style-name="P144"><text:span text:style-name="T12">2</text:span><text:span text:style-name="T1">. </text:span><text:span text:style-name="T24">Download</text:span><text:span text:style-name="T25"> </text:span><text:span text:style-name="T24">the </text:span><text:span text:style-name="T27">sample and </text:span><text:span text:style-name="T24">clinical annotations </text:span><text:span text:style-name="T26">and join them to the expression data</text:span></text:p>
      <text:p text:style-name="P22"/>
      <text:p text:style-name="P38">This is the <text:span text:style-name="T119">most </text:span>tricky part. There are <text:span text:style-name="T138">patient</text:span> annotations and sample annotations (one patient can have more than one sample, e.g. a tumor and an adjacent normal tissue). </text:p>
      <text:p text:style-name="P38"/>
      <text:p text:style-name="P27"><text:span text:style-name="T1">A. </text:span><text:span text:style-name="T4">Download the </text:span><text:span text:style-name="T6">sample identifiers </text:span><text:span text:style-name="T7">and </text:span><text:span text:style-name="T5">sample</text:span><text:span text:style-name="T4"> </text:span><text:span text:style-name="T6">barcode</text:span><text:span text:style-name="T7">s</text:span><text:span text:style-name="T6">, </text:span><text:span text:style-name="T7">and derive the patient barcode identifiers</text:span></text:p>
      <text:p text:style-name="P51"/>
      <text:p text:style-name="P115">Remark:</text:p>
      <text:p text:style-name="P111">Example of barcode is “TCGA-JH-5621-01A”, where the items correspond to the project, center, patient ID and sample type, respectively. Barcodes have been replaced since then by hexadecimal uuid identifiers, such as <text:soft-page-break/>“802f4a27-3cf1-4b3a-b498-9b95djb0b62a”, which are generated randomly and can identify various items such as patients, samples, treatments etc.</text:p>
      <text:p text:style-name="P51"/>
      <text:p text:style-name="P45"><text:span text:style-name="T7">a</text:span><text:span text:style-name="T1">. </text:span><text:span text:style-name="T4">Download the </text:span><text:span text:style-name="T5">sample</text:span><text:span text:style-name="T4"> </text:span><text:span text:style-name="T6">barcode</text:span><text:span text:style-name="T7">s</text:span><text:span text:style-name="T6"> corresponding to the sample identifiers</text:span></text:p>
      <text:p text:style-name="P50">The script below <text:span text:style-name="T116">is deriv</text:span>ed from a blog site. It allows to obtain <text:span text:style-name="T116">both </text:span>the sample IDs identical to those in the manifest file, and their correspondence with the TCGA sample barcodes.</text:p>
      <text:p text:style-name="P54"/>
      <text:p text:style-name="P117">manifest &lt;- read.table("Downloaded_from_GDC/gdc_manifest.2018-05-23.txt", header = TRUE) <text:s text:c="3"/></text:p>
      <text:p text:style-name="P117">file_uuids &lt;- manifest$id</text:p>
      <text:p text:style-name="P117"/>
      <text:p text:style-name="P117">library(GenomicDataCommons)</text:p>
      <text:p text:style-name="P117"/>
      <text:p text:style-name="P117">TCGAtranslateID = function(file_ids, legacy = FALSE) {</text:p>
      <text:p text:style-name="P117"><text:s text:c="2"/>info &lt;- files(legacy = legacy) %&gt;%</text:p>
      <text:p text:style-name="P117"><text:s text:c="4"/>filter( ~ file_id %in% file_ids) %&gt;%</text:p>
      <text:p text:style-name="P117"><text:s text:c="4"/>select('cases.samples.submitter_id') %&gt;%</text:p>
      <text:p text:style-name="P117"><text:s text:c="4"/>results_all()</text:p>
      <text:p text:style-name="P117"><text:s text:c="2"/>id_list &lt;- lapply(info$cases,function(a) {</text:p>
      <text:p text:style-name="P117"><text:s text:c="4"/>a[[1]][[1]][[1]]})</text:p>
      <text:p text:style-name="P117"><text:s text:c="2"/>barcodes_per_file &lt;- sapply(id_list,length)</text:p>
      <text:p text:style-name="P117"><text:s text:c="2"/>return(data.frame(file_id = rep(ids(info),barcodes_per_file),</text:p>
      <text:p text:style-name="P117"><text:s text:c="20"/>submitter_id = unlist(id_list)))</text:p>
      <text:p text:style-name="P117">}</text:p>
      <text:p text:style-name="P117">corresp_<text:span text:style-name="T137">sample</text:span>UUID_barcode &lt;- as_tibble(TCGAtranslateID(file_uuids))</text:p>
      <text:p text:style-name="P71"/>
      <text:p text:style-name="P71"><text:span text:style-name="T138">A new data frame </text:span><text:span text:style-name="T13">corresp_sampleUUID_barcode</text:span><text:span text:style-name="T138"> is generated. It contains 11093 rows, one per sample, and 2 columns: file_id corresponds to the “id” column in the manifest file, and submitter_id (= barcode for the sample).</text:span></text:p>
      <text:p text:style-name="P85"/>
      <table:table table:name="Table7" table:style-name="Table7">
        <table:table-column table:style-name="Table7.A"/>
        <table:table-column table:style-name="Table7.B"/>
        <table:table-row table:style-name="Table7.1">
          <table:table-cell table:style-name="Table7.A1" office:value-type="string">
            <text:p text:style-name="P161"><text:span text:style-name="T140">file</text:span><text:span text:style-name="T132">_id</text:span></text:p>
          </table:table-cell>
          <table:table-cell table:style-name="Table7.A1" office:value-type="string">
            <text:p text:style-name="P222">submitter_id</text:p>
          </table:table-cell>
        </table:table-row>
        <table:table-row>
          <table:table-cell table:style-name="Table7.A2" office:value-type="string">
            <text:p text:style-name="P181"><text:bookmark text:name="rstudio_console_output13"/>00086b37-...</text:p>
          </table:table-cell>
          <table:table-cell table:style-name="Table7.B2" office:value-type="string">
            <text:p text:style-name="P241"><text:bookmark text:name="rstudio_console_output17"/>TCGA-B5-A1MZ-01A</text:p>
          </table:table-cell>
        </table:table-row>
        <table:table-row>
          <table:table-cell table:style-name="Table7.A3" office:value-type="string">
            <text:p text:style-name="P174"><text:bookmark text:name="rstudio_console_output14"/>000cf9c6-...</text:p>
          </table:table-cell>
          <table:table-cell table:style-name="Table7.B3" office:value-type="string">
            <text:p text:style-name="P241"><text:bookmark text:name="rstudio_console_output18"/>TCGA-LL-A6FP-01A</text:p>
          </table:table-cell>
        </table:table-row>
        <table:table-row>
          <table:table-cell table:style-name="Table7.A3" office:value-type="string">
            <text:p text:style-name="P159">...</text:p>
          </table:table-cell>
          <table:table-cell table:style-name="Table7.B3" office:value-type="string">
            <text:p text:style-name="P206">...</text:p>
          </table:table-cell>
        </table:table-row>
      </table:table>
      <text:p text:style-name="P78"/>
      <text:p text:style-name="P45"><text:span text:style-name="T7">b</text:span><text:span text:style-name="T1">. </text:span><text:span text:style-name="T7">Derive the patient barcode identifiers from the sample barcodes</text:span></text:p>
      <text:p text:style-name="P57">Remove the rows <text:span text:style-name="T139">without barcode.</text:span></text:p>
      <text:p text:style-name="P57">Make a new column with the sample barcode truncated at the first 12 characters (= patient barcode).</text:p>
      <text:p text:style-name="P56">Make a new column with the first two digits of the suffix, which identifies the type of sample.</text:p>
      <text:p text:style-name="P58">Change all columns to character type (some were factors).</text:p>
      <text:p text:style-name="P52"/>
      <text:p text:style-name="P118"><text:s/><text:span text:style-name="T144">corresp_</text:span><text:span text:style-name="T145">sample</text:span><text:span text:style-name="T144">UUID_barcode &lt;- corresp_</text:span><text:span text:style-name="T145">sample</text:span><text:span text:style-name="T144">UUID_barcode %&gt;%</text:span></text:p>
      <text:p text:style-name="P138"><text:s text:c="2"/>dplyr::filter(!is.na(submitter_id)) %&gt;%</text:p>
      <text:p text:style-name="P139"><text:s text:c="2"/>mutate(bcr_patient_barcode = str_sub(submitter_id, 1, 12)) %&gt;%</text:p>
      <text:p text:style-name="P118"><text:span text:style-name="T144"><text:s text:c="2"/>mutate(tissue_type = as.factor(str_sub(submitter_id, 14, 15)))</text:span><text:span text:style-name="Source_20_Text"><text:span text:style-name="T144"> %</text:span></text:span><text:span text:style-name="Source_20_Text"><text:span text:style-name="T146">&gt;%</text:span></text:span></text:p>
      <text:p text:style-name="P118"><text:span text:style-name="Source_20_Text"><text:span text:style-name="T144"><text:s text:c="2"/></text:span></text:span><text:span text:style-name="Source_20_Text"><text:span text:style-name="T146">mutate_all(as.character)</text:span></text:span></text:p>
      <text:p text:style-name="P52"/>
      <text:p text:style-name="P8"><text:span text:style-name="T54">T</text:span><text:span text:style-name="T55">h</text:span><text:span text:style-name="T57">e </text:span><text:span text:style-name="T91">corresp_sampleUUID_barcode</text:span><text:span text:style-name="T71"> </text:span><text:span text:style-name="T55">da</text:span><text:span text:style-name="T66">ta frame </text:span><text:span text:style-name="T85">now </text:span><text:span text:style-name="T72">has </text:span><text:span text:style-name="T74">11093</text:span><text:span text:style-name="T72"> rows and 4 colum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7"><text:span text:style-name="T140">file</text:span><text:span text:style-name="T132">_id</text:span></text:p>
          </table:table-cell>
          <table:table-cell table:style-name="Table8.A1" office:value-type="string">
            <text:p text:style-name="P222">submitter_id</text:p>
          </table:table-cell>
          <table:table-cell table:style-name="Table8.A1" office:value-type="string">
            <text:p text:style-name="P266">bcr_patient_barcode</text:p>
          </table:table-cell>
          <table:table-cell table:style-name="Table8.A1" office:value-type="string">
            <text:p text:style-name="P218">tissue_type</text:p>
          </table:table-cell>
        </table:table-row>
        <table:table-row>
          <table:table-cell table:style-name="Table8.A2" office:value-type="string">
            <text:p text:style-name="P187">00086b37-...</text:p>
          </table:table-cell>
          <table:table-cell table:style-name="Table8.A2" office:value-type="string">
            <text:p text:style-name="P252">TCGA-B5-A1MZ-01A</text:p>
          </table:table-cell>
          <table:table-cell table:style-name="Table8.A2" office:value-type="string">
            <text:p text:style-name="P252">TCGA-B5-A1MZ</text:p>
          </table:table-cell>
          <table:table-cell table:style-name="Table8.D2" office:value-type="string">
            <text:p text:style-name="P218">01</text:p>
          </table:table-cell>
        </table:table-row>
        <table:table-row>
          <table:table-cell table:style-name="Table8.A3" office:value-type="string">
            <text:p text:style-name="P188">000cf9c6-...</text:p>
          </table:table-cell>
          <table:table-cell table:style-name="Table8.A3" office:value-type="string">
            <text:p text:style-name="P252">TCGA-LL-A6FP-01A</text:p>
          </table:table-cell>
          <table:table-cell table:style-name="Table8.A3" office:value-type="string">
            <text:p text:style-name="P252">TCGA-LL-A6FP</text:p>
          </table:table-cell>
          <table:table-cell table:style-name="Table8.D3" office:value-type="string">
            <text:p text:style-name="P218">01</text:p>
          </table:table-cell>
        </table:table-row>
        <table:table-row>
          <table:table-cell table:style-name="Table8.A3" office:value-type="string">
            <text:p text:style-name="P159">...</text:p>
          </table:table-cell>
          <table:table-cell table:style-name="Table8.A3" office:value-type="string">
            <text:p text:style-name="P206">...</text:p>
          </table:table-cell>
          <table:table-cell table:style-name="Table8.A3" office:value-type="string">
            <text:p text:style-name="P206">...</text:p>
          </table:table-cell>
          <table:table-cell table:style-name="Table8.D3" office:value-type="string">
            <text:p text:style-name="P207">...</text:p>
          </table:table-cell>
        </table:table-row>
      </table:table>
      <text:p text:style-name="P76"><text:soft-page-break/></text:p>
      <text:p text:style-name="P49"><text:span text:style-name="T14">d</text:span><text:span text:style-name="T1">. </text:span><text:span text:style-name="T23">replace the “file_id” column by the matching “filename” column from the manifest file</text:span></text:p>
      <text:p text:style-name="P49"/>
      <text:p text:style-name="P44">This is done in <text:span text:style-name="T152">several</text:span> steps: (i) rename the “id” column in manifest in “file_id” <text:span text:style-name="T152">and </text:span>the “<text:span text:style-name="T152">filename</text:span>” column in manifest in “<text:span text:style-name="T152">manifest_</text:span>file_id”, <text:span text:style-name="T152">(ii) remove the suffix in the </text:span>“<text:span text:style-name="T152">manifest_</text:span>file_id” <text:span text:style-name="T152">column items, </text:span>(ii<text:span text:style-name="T152">i</text:span>) fuse the two data frames by same file_id, <text:span text:style-name="T152">and </text:span>(i<text:span text:style-name="T153">v</text:span>) select the relevant columns.</text:p>
      <text:p text:style-name="P43"/>
      <text:p text:style-name="P121">manifest &lt;- rename(manifest, file_id = id) %&gt;%</text:p>
      <text:p text:style-name="P120"><text:s text:c="2"/>rename(manifest_file_id = filename)</text:p>
      <text:p text:style-name="P120">manifest$manifest_file_id &lt;- str_replace(manifest$manifest_file_id,".FPKM-UQ.txt.gz", "")</text:p>
      <text:p text:style-name="P120">corresp_manifestUUID_barcode &lt;- full_join(manifest, corresp_sampleUUID_barcode, by = "file_id") %&gt;%</text:p>
      <text:p text:style-name="P120"><text:s text:c="2"/>dplyr::select(manifest_file_id, submitter_id, bcr_patient_barcode, tissue_type)</text:p>
      <text:p text:style-name="P16"/>
      <text:p text:style-name="P16"><text:span text:style-name="T54">T</text:span><text:span text:style-name="T55">h</text:span><text:span text:style-name="T57">e new</text:span><text:span text:style-name="T71"> </text:span><text:span text:style-name="T91">corresp_</text:span><text:span text:style-name="T92">manifest</text:span><text:span text:style-name="T91">UUID_barcode</text:span><text:span text:style-name="T71"> </text:span><text:span text:style-name="T55">da</text:span><text:span text:style-name="T66">ta frame </text:span><text:span text:style-name="T72">has </text:span><text:span text:style-name="T75">11093</text:span><text:span text:style-name="T72"> rows and </text:span><text:span text:style-name="T86">4</text:span><text:span text:style-name="T72"> columns, </text:span><text:span text:style-name="T75">rows are ordered by manifest_file_id:</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89"><text:bookmark text:name="rstudio_console_output191"/>manifest_file_id</text:p>
          </table:table-cell>
          <table:table-cell table:style-name="Table17.A1" office:value-type="string">
            <text:p text:style-name="P225">submitter_id</text:p>
          </table:table-cell>
          <table:table-cell table:style-name="Table17.A1" office:value-type="string">
            <text:p text:style-name="P267">bcr_patient_barcode</text:p>
          </table:table-cell>
          <table:table-cell table:style-name="Table17.A1" office:value-type="string">
            <text:p text:style-name="P224">tissue_type</text:p>
          </table:table-cell>
        </table:table-row>
        <table:table-row>
          <table:table-cell table:style-name="Table17.A2" office:value-type="string">
            <text:p text:style-name="P189"><text:bookmark text:name="rstudio_console_output201"/>0000772b-...</text:p>
          </table:table-cell>
          <table:table-cell table:style-name="Table17.A2" office:value-type="string">
            <text:p text:style-name="P253">TCGA-B5-A1MZ-01A</text:p>
          </table:table-cell>
          <table:table-cell table:style-name="Table17.A2" office:value-type="string">
            <text:p text:style-name="P253">TCGA-B5-A1MZ</text:p>
          </table:table-cell>
          <table:table-cell table:style-name="Table17.D2" office:value-type="string">
            <text:p text:style-name="P224">01</text:p>
          </table:table-cell>
        </table:table-row>
        <table:table-row>
          <table:table-cell table:style-name="Table17.A3" office:value-type="string">
            <text:p text:style-name="P190"><text:bookmark text:name="rstudio_console_output231"/>00059756-...</text:p>
          </table:table-cell>
          <table:table-cell table:style-name="Table17.A3" office:value-type="string">
            <text:p text:style-name="P253">TCGA-LL-A6FP-01A</text:p>
          </table:table-cell>
          <table:table-cell table:style-name="Table17.A3" office:value-type="string">
            <text:p text:style-name="P253">TCGA-LL-A6FP</text:p>
          </table:table-cell>
          <table:table-cell table:style-name="Table17.D3" office:value-type="string">
            <text:p text:style-name="P224">01</text:p>
          </table:table-cell>
        </table:table-row>
        <table:table-row>
          <table:table-cell table:style-name="Table17.A3" office:value-type="string">
            <text:p text:style-name="P230">...</text:p>
          </table:table-cell>
          <table:table-cell table:style-name="Table17.A3" office:value-type="string">
            <text:p text:style-name="P223">...</text:p>
          </table:table-cell>
          <table:table-cell table:style-name="Table17.A3" office:value-type="string">
            <text:p text:style-name="P223">...</text:p>
          </table:table-cell>
          <table:table-cell table:style-name="Table17.D3" office:value-type="string">
            <text:p text:style-name="P223">...</text:p>
          </table:table-cell>
        </table:table-row>
      </table:table>
      <text:p text:style-name="P77"/>
      <text:p text:style-name="P26"/>
      <text:p text:style-name="P23"><text:span text:style-name="T120">B</text:span>. <text:span text:style-name="T62">Download, arrange the sample annotations and fuse them to the sample and patient identifiers from A</text:span></text:p>
      <text:p text:style-name="P53"/>
      <text:p text:style-name="P47"><text:span text:style-name="T7">a</text:span><text:span text:style-name="T1">. </text:span><text:span text:style-name="T4">Download </text:span><text:span text:style-name="T10">and arrange </text:span><text:span text:style-name="T4">the </text:span><text:span text:style-name="T6">sample </text:span><text:span text:style-name="T10">annotations</text:span></text:p>
      <text:p text:style-name="P191">- <text:span text:style-name="T120">&lt;procedure&gt;</text:span></text:p>
      <text:p text:style-name="P99">We are interested only by the slide.tsv, which contains useful sample related information such as the proportion of tumor cells and the percentage of lymphocyte infiltration.</text:p>
      <text:p text:style-name="P98"/>
      <text:p text:style-name="P100"><text:span text:style-name="T115">A</text:span><text:span text:style-name="T114"> quick look at the file shows that individual patients (identified by case_id or barcode) can have different samples (identified by </text:span><text:span text:style-name="T121">sample_submitter_id/</text:span><text:span text:style-name="T122">sample barcode), corresponding to e.g. tumor and adjacent normal tissue (codes 01A and 11A, respectively). In addition, some samples are present twice, as they were separated into top and bottom portions that were analyzed separately. As single samples are labeled “top” and top and bottom samples do not seem to differ much, we are going to work with the top samples only (ideally we should calculate mean values).</text:span></text:p>
      <text:p text:style-name="P105"/>
      <text:p text:style-name="P104">First we import the slide.tsv table in a new data frame <text:span text:style-name="T1">sample_annot</text:span>.</text:p>
      <text:p text:style-name="P104">A new column, tumor_type_factor is created with the 4-letter code identifying the TCGA tumor type. It is a factor.</text:p>
      <text:p text:style-name="P104">We change the submitter_id column name into sample_submitter_if for future alignments, and select the “top” samples.</text:p>
      <text:p text:style-name="P140">sample_annot &lt;- read_tsv("Downloaded_from_GDC/slide.tsv") %&gt;% <text:s text:c="41"/></text:p>
      <text:p text:style-name="P140"><text:s text:c="2"/>mutate(tumor_type_factor = factor(str_sub(project_id, 6, 9))) %&gt;%</text:p>
      <text:p text:style-name="P140"><text:s text:c="2"/>rename(submitter_id = sample_submitter_id) %&gt;% </text:p>
      <text:p text:style-name="P140"><text:s text:c="2"/>dplyr::filter(section_location == "TOP")</text:p>
      <text:p text:style-name="P39"/>
      <text:p text:style-name="P9"><text:span text:style-name="T54">T</text:span><text:span text:style-name="T55">his </text:span><text:span text:style-name="T58">generates the</text:span><text:span text:style-name="T56"> </text:span><text:span text:style-name="T93">sample_annot</text:span><text:span text:style-name="T55"> da</text:span><text:span text:style-name="T66">ta frame </text:span><text:span text:style-name="T68">(</text:span><text:span text:style-name="T76">12715 </text:span><text:span text:style-name="T72">x </text:span><text:span text:style-name="T76">24</text:span><text:span text:style-name="T68">)</text:span><text:span text:style-name="T67">:</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66"><text:bookmark text:name="rstudio_console_output26"/>slide_id</text:p>
          </table:table-cell>
          <table:table-cell table:style-name="Table10.A1" office:value-type="string">
            <text:p text:style-name="P234"><text:bookmark text:name="rstudio_console_output27"/><text:span text:style-name="T132">slide_submitter_</text:span><text:span text:style-name="T148">id</text:span></text:p>
          </table:table-cell>
          <table:table-cell table:style-name="Table10.A1" office:value-type="string">
            <text:p text:style-name="P261"><text:bookmark text:name="rstudio_console_output28"/>case_id</text:p>
          </table:table-cell>
          <table:table-cell table:style-name="Table10.A1" office:value-type="string">
            <text:p text:style-name="P235"><text:bookmark text:name="rstudio_console_output29"/><text:span text:style-name="T132">case_submitter_</text:span><text:span text:style-name="T148">id</text:span></text:p>
          </table:table-cell>
          <table:table-cell table:style-name="Table10.A1" office:value-type="string">
            <text:p text:style-name="P235">...</text:p>
          </table:table-cell>
        </table:table-row>
        <table:table-row>
          <table:table-cell table:style-name="Table10.A2" office:value-type="string">
            <text:p text:style-name="P232"><text:bookmark text:name="rstudio_console_output34"/>315ee09...</text:p>
          </table:table-cell>
          <table:table-cell table:style-name="Table10.A2" office:value-type="string">
            <text:p text:style-name="P232">TCGA-CK-5916-01<text:span text:style-name="T147">A</text:span> </text:p>
          </table:table-cell>
          <table:table-cell table:style-name="Table10.A2" office:value-type="string">
            <text:p text:style-name="P232">38d65...</text:p>
          </table:table-cell>
          <table:table-cell table:style-name="Table10.A2" office:value-type="string">
            <text:p text:style-name="P232">TCGA-CK-5916</text:p>
          </table:table-cell>
          <table:table-cell table:style-name="Table10.E2" office:value-type="string">
            <text:p text:style-name="P209">...</text:p>
          </table:table-cell>
        </table:table-row>
        <text:soft-page-break/>
        <table:table-row>
          <table:table-cell table:style-name="Table10.A3" office:value-type="string">
            <text:p text:style-name="P264"><text:bookmark text:name="rstudio_console_output35"/>7cd5ffd...</text:p>
          </table:table-cell>
          <table:table-cell table:style-name="Table10.A3" office:value-type="string">
            <text:p text:style-name="P217"><text:span text:style-name="T131">TCGA-95-7043-01</text:span><text:span text:style-name="T148">A</text:span></text:p>
          </table:table-cell>
          <table:table-cell table:style-name="Table10.A3" office:value-type="string">
            <text:p text:style-name="P201">c650b1...</text:p>
          </table:table-cell>
          <table:table-cell table:style-name="Table10.A3" office:value-type="string">
            <text:p text:style-name="P201">TCGA-95-7043</text:p>
          </table:table-cell>
          <table:table-cell table:style-name="Table10.E3" office:value-type="string">
            <text:p text:style-name="P209">...</text:p>
          </table:table-cell>
        </table:table-row>
        <table:table-row>
          <table:table-cell table:style-name="Table10.A3" office:value-type="string">
            <text:p text:style-name="P208">...</text:p>
          </table:table-cell>
          <table:table-cell table:style-name="Table10.A3" office:value-type="string">
            <text:p text:style-name="P208">...</text:p>
          </table:table-cell>
          <table:table-cell table:style-name="Table10.A3" office:value-type="string">
            <text:p text:style-name="P208">...</text:p>
          </table:table-cell>
          <table:table-cell table:style-name="Table10.A3" office:value-type="string">
            <text:p text:style-name="P208">...</text:p>
          </table:table-cell>
          <table:table-cell table:style-name="Table10.E3" office:value-type="string">
            <text:p text:style-name="P209">...</text:p>
          </table:table-cell>
        </table:table-row>
      </table:table>
      <text:p text:style-name="P73"/>
      <text:p text:style-name="P48"><text:span text:style-name="T10">b</text:span><text:span text:style-name="T1">. </text:span><text:span text:style-name="T9">Fuse</text:span><text:span text:style-name="T4"> the sample annotations to the sample and patient identifiers from A</text:span></text:p>
      <text:p text:style-name="P42"><text:span text:style-name="T101">sample_annot</text:span> is fused to the previous <text:span text:style-name="T99">corresp_</text:span><text:span text:style-name="T100">manifest</text:span><text:span text:style-name="T99">UUID_barcode</text:span><text:span text:style-name="T102"> </text:span><text:span text:style-name="T64">da</text:span><text:span text:style-name="T103">ta frame, </text:span><text:span text:style-name="T65">which gives the correspondence between coded identifiers.</text:span></text:p>
      <text:p text:style-name="P140">full_sample_annot &lt;- left_join(corresp_manifestUUID_barcode, sample_annot, by = "submitter_id") %&gt;%</text:p>
      <text:p text:style-name="P140"><text:s text:c="2"/>group_by(submitter_id) %&gt;%</text:p>
      <text:p text:style-name="P140"><text:s text:c="2"/>slice(1) %&gt;%</text:p>
      <text:p text:style-name="P141"><text:s text:c="2"/>ungroup()<text:span text:style-name="T149"> %&gt;%</text:span></text:p>
      <text:p text:style-name="P142"><text:s text:c="2"/>arrange(manifest_file_id)</text:p>
      <text:p text:style-name="P10"/>
      <text:p text:style-name="P10"><text:span text:style-name="T54">T</text:span><text:span text:style-name="T55">his </text:span><text:span text:style-name="T58">generates the</text:span><text:span text:style-name="T56"> </text:span><text:span text:style-name="T50">full_</text:span><text:span text:style-name="T93">sample_annot</text:span><text:span text:style-name="T55"> da</text:span><text:span text:style-name="T66">ta frame </text:span><text:span text:style-name="T68">(</text:span><text:span text:style-name="T76">1</text:span><text:span text:style-name="T77">1057</text:span><text:span text:style-name="T76"> </text:span><text:span text:style-name="T72">x </text:span><text:span text:style-name="T76">2</text:span><text:span text:style-name="T77">8</text:span><text:span text:style-name="T68">)</text:span><text:span text:style-name="T67">:</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73"><text:span text:style-name="T150">file</text:span><text:span text:style-name="T132">_id</text:span></text:p>
          </table:table-cell>
          <table:table-cell table:style-name="Table11.A1" office:value-type="string">
            <text:p text:style-name="P177">manifest_file_id</text:p>
          </table:table-cell>
          <table:table-cell table:style-name="Table11.A1" office:value-type="string">
            <text:p text:style-name="P254"><text:bookmark text:name="rstudio_console_output282"/><text:span text:style-name="T150">submitter</text:span><text:span text:style-name="T132">_id</text:span></text:p>
          </table:table-cell>
          <table:table-cell table:style-name="Table11.A1" office:value-type="string">
            <text:p text:style-name="P246"><text:span text:style-name="T148">b</text:span><text:span text:style-name="T132">cr_patient_barcode</text:span></text:p>
          </table:table-cell>
          <table:table-cell table:style-name="Table11.A1" office:value-type="string">
            <text:p text:style-name="P243">...</text:p>
          </table:table-cell>
        </table:table-row>
        <table:table-row>
          <table:table-cell table:style-name="Table11.A2" office:value-type="string">
            <text:p text:style-name="P242"><text:bookmark text:name="rstudio_console_output36"/><text:span text:style-name="T132">77e73c</text:span><text:span text:style-name="T141">...</text:span></text:p>
          </table:table-cell>
          <table:table-cell table:style-name="Table11.A2" office:value-type="string">
            <text:p text:style-name="P182">0000772b-...</text:p>
          </table:table-cell>
          <table:table-cell table:style-name="Table11.A2" office:value-type="string">
            <text:p text:style-name="P240">TCGA-AC-A3OD-<text:span text:style-name="T149">01A</text:span></text:p>
          </table:table-cell>
          <table:table-cell table:style-name="Table11.A2" office:value-type="string">
            <text:p text:style-name="P240"><text:bookmark text:name="rstudio_console_output38"/>TCGA-AC-A3OD</text:p>
          </table:table-cell>
          <table:table-cell table:style-name="Table11.E2" office:value-type="string">
            <text:p text:style-name="P210">...</text:p>
          </table:table-cell>
        </table:table-row>
        <table:table-row>
          <table:table-cell table:style-name="Table11.A3" office:value-type="string">
            <text:p text:style-name="P255"><text:bookmark text:name="rstudio_console_output37"/>cfdfa7...</text:p>
          </table:table-cell>
          <table:table-cell table:style-name="Table11.A3" office:value-type="string">
            <text:p text:style-name="P175">00059756-...</text:p>
          </table:table-cell>
          <table:table-cell table:style-name="Table11.A3" office:value-type="string">
            <text:p text:style-name="P243"><text:bookmark text:name="rstudio_console_output40"/><text:span text:style-name="T132">TCGA-AB-2912-</text:span><text:span text:style-name="T150">01A</text:span></text:p>
          </table:table-cell>
          <table:table-cell table:style-name="Table11.A3" office:value-type="string">
            <text:p text:style-name="P249"><text:bookmark text:name="rstudio_console_output39"/>TCGA-AB-2912</text:p>
          </table:table-cell>
          <table:table-cell table:style-name="Table11.E3" office:value-type="string">
            <text:p text:style-name="P210">...</text:p>
          </table:table-cell>
        </table:table-row>
        <table:table-row>
          <table:table-cell table:style-name="Table11.A3" office:value-type="string">
            <text:p text:style-name="P210">...</text:p>
          </table:table-cell>
          <table:table-cell table:style-name="Table11.A3" office:value-type="string">
            <text:p text:style-name="P226">...</text:p>
          </table:table-cell>
          <table:table-cell table:style-name="Table11.A3" office:value-type="string">
            <text:p text:style-name="P210">...</text:p>
          </table:table-cell>
          <table:table-cell table:style-name="Table11.A3" office:value-type="string">
            <text:p text:style-name="P210">...</text:p>
          </table:table-cell>
          <table:table-cell table:style-name="Table11.E3" office:value-type="string">
            <text:p text:style-name="P210">...</text:p>
          </table:table-cell>
        </table:table-row>
      </table:table>
      <text:p text:style-name="P40"/>
      <text:p text:style-name="P97"/>
      <text:p text:style-name="P97"><text:span text:style-name="T30">C</text:span><text:span text:style-name="T24">. </text:span><text:span text:style-name="T28">Download </text:span><text:span text:style-name="T29">and combine </text:span><text:span text:style-name="T28">the clinical annotations</text:span></text:p>
      <text:p text:style-name="P4"/>
      <text:p text:style-name="P114">Remark<text:span text:style-name="T120">s</text:span>:</text:p>
      <text:p text:style-name="P110"><text:span text:style-name="T111">The</text:span><text:span text:style-name="T112">re are two main types</text:span><text:span text:style-name="T111"> </text:span><text:span text:style-name="T112">of </text:span><text:span text:style-name="T114">patient</text:span><text:span text:style-name="T112"> annotations available from the GDC portal. The raw </text:span><text:span text:style-name="T113">or xml </text:span><text:span text:style-name="T112"><text:s/>annotations and the indexed annotations. The latter have been standardized across the different types of tumors and contain less detailed information. We have focused on the former.</text:span></text:p>
      <text:p text:style-name="P61"/>
      <text:p text:style-name="P46"><text:span text:style-name="T8">a</text:span><text:span text:style-name="T1">. </text:span><text:span text:style-name="T7">D</text:span><text:span text:style-name="T8">ownload the raw clinical annotations</text:span></text:p>
      <text:p text:style-name="P106">First create a vector with the TCGA tumor codes in defined order.</text:p>
      <text:p text:style-name="P87">Then, <text:span text:style-name="T54">for each tumor type, generate and save a table with the respective tumor-specific clinical annotations.</text:span></text:p>
      <text:p text:style-name="P106"/>
      <text:p text:style-name="P116">library(TCGAbiolinks)</text:p>
      <text:p text:style-name="P119">list_tumor_types &lt;- c("TCGA-LAML","TCGA-ACC","TCGA-BLCA","TCGA-LGG","TCGA-BRCA","TCGA-CESC","TCGA-CHOL","TCGA-COAD","TCGA-ESCA","TCGA-GBM","TCGA-HNSC","TCGA-KICH","TCGA-KIRC","TCGA-KIRP","TCGA-LIHC","TCGA-LUAD","TCGA-LUSC","TCGA-DLBC","TCGA-MESO","TCGA-OV","TCGA-PAAD","TCGA-PCPG","TCGA-PRAD","TCGA-READ","TCGA-SARC","TCGA-SKCM","TCGA-STAD","TCGA-TGCT","TCGA-THYM","TCGA-THCA","TCGA-UCS","TCGA-UCEC","TCGA-UVM")</text:p>
      <text:p text:style-name="P119"/>
      <text:p text:style-name="P119">for (tumor_type in list_tumor_types) {</text:p>
      <text:p text:style-name="P119"><text:s text:c="2"/>query &lt;- GDCquery(project = tumor_type, data.category = "Clinical", file.type = "xml")</text:p>
      <text:p text:style-name="P119"><text:s text:c="2"/>GDCdownload(query)</text:p>
      <text:p text:style-name="P119"><text:s text:c="2"/>clinical &lt;- GDCprepare_clinic(query, clinical.info = "patient")</text:p>
      <text:p text:style-name="P119">tumor_type &lt;- paste("TCGA_xml_clinical_data/", tumor_type, sep = "")</text:p>
      <text:p text:style-name="P119">write.table(clinical, file = tumor_type, sep = "\t", quote = FALSE, row.names = FALSE)</text:p>
      <text:p text:style-name="P119">}</text:p>
      <text:p text:style-name="P41"/>
      <text:p text:style-name="P35"><text:span text:style-name="T52">b</text:span><text:span text:style-name="T42">. </text:span><text:span text:style-name="T53">Combine the pe</text:span><text:span text:style-name="T94">r-tumor-type </text:span><text:span text:style-name="T95">patient </text:span><text:span text:style-name="T94">annotation files into one single table </text:span><text:span text:style-name="T96">(tibble_clinannot)</text:span></text:p>
      <text:p text:style-name="P68"/>
      <text:p text:style-name="P122"><text:soft-page-break/>tibble_clinannot &lt;- tibble::tibble() <text:s/></text:p>
      <text:p text:style-name="P122">list_tumor_types &lt;- list.files(path = "TCGA_xml_clinical_data", pattern = "TCGA-", all.files = FALSE, full.names = TRUE) <text:s/>#</text:p>
      <text:p text:style-name="P122">for (tumor_type in list_tumor_types) {</text:p>
      <text:p text:style-name="P122">print(tumor_type)</text:p>
      <text:p text:style-name="P122">tibble_buffer &lt;- read_tsv(tumor_type, quote = "") %&gt;%</text:p>
      <text:p text:style-name="P122"><text:s text:c="2"/>mutate_all(as.character)</text:p>
      <text:p text:style-name="P122">tibble_clinannot &lt;- bind_rows(tibble_clinannot, tibble_buffer, .id = NULL)</text:p>
      <text:p text:style-name="P122">}</text:p>
      <text:p text:style-name="P55"/>
      <text:p text:style-name="P11"><text:span text:style-name="T54">T</text:span><text:span text:style-name="T55">his </text:span><text:span text:style-name="T58">generates the</text:span><text:span text:style-name="T56"> </text:span><text:span text:style-name="T51">tibble_clin</text:span><text:span text:style-name="T93">annot</text:span><text:span text:style-name="T55"> da</text:span><text:span text:style-name="T66">ta frame </text:span><text:span text:style-name="T68">(</text:span><text:span text:style-name="T76">1</text:span><text:span text:style-name="T77">1</text:span><text:span text:style-name="T78">167</text:span><text:span text:style-name="T76"> </text:span><text:span text:style-name="T72">x </text:span><text:span text:style-name="T78">640</text:span><text:span text:style-name="T68">)</text:span><text:span text:style-name="T67">:</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31"><text:span text:style-name="T148">b</text:span><text:span text:style-name="T132">cr_patient_barcode</text:span></text:p>
          </table:table-cell>
          <table:table-cell table:style-name="Table12.A1" office:value-type="string">
            <text:p text:style-name="P171"><text:bookmark text:name="rstudio_console_output43"/>additional_stud…</text:p>
          </table:table-cell>
          <table:table-cell table:style-name="Table12.A1" office:value-type="string">
            <text:p text:style-name="P262"><text:bookmark text:name="rstudio_console_output44"/>tissue_source_s…</text:p>
          </table:table-cell>
          <table:table-cell table:style-name="Table12.A1" office:value-type="string">
            <text:p text:style-name="P239"><text:bookmark text:name="rstudio_console_output45"/>patient_id</text:p>
          </table:table-cell>
          <table:table-cell table:style-name="Table12.A1" office:value-type="string">
            <text:p text:style-name="P236">...</text:p>
          </table:table-cell>
        </table:table-row>
        <table:table-row>
          <table:table-cell table:style-name="Table12.A2" office:value-type="string">
            <text:p text:style-name="P233"><text:bookmark text:name="rstudio_console_output41"/>TCGA-OR-A5L2</text:p>
          </table:table-cell>
          <table:table-cell table:style-name="Table12.A2" office:value-type="string">
            <text:p text:style-name="P172">NA</text:p>
          </table:table-cell>
          <table:table-cell table:style-name="Table12.A2" office:value-type="string">
            <text:p text:style-name="P238">OR</text:p>
          </table:table-cell>
          <table:table-cell table:style-name="Table12.A2" office:value-type="string">
            <text:p text:style-name="P238">A5L2</text:p>
          </table:table-cell>
          <table:table-cell table:style-name="Table12.E2" office:value-type="string">
            <text:p text:style-name="P211">...</text:p>
          </table:table-cell>
        </table:table-row>
        <table:table-row>
          <table:table-cell table:style-name="Table12.A3" office:value-type="string">
            <text:p text:style-name="P265"><text:bookmark text:name="rstudio_console_output42"/>TCGA-OR-A5KP</text:p>
          </table:table-cell>
          <table:table-cell table:style-name="Table12.A3" office:value-type="string">
            <text:p text:style-name="P172">NA</text:p>
          </table:table-cell>
          <table:table-cell table:style-name="Table12.A3" office:value-type="string">
            <text:p text:style-name="P237"><text:span text:style-name="T150">O</text:span><text:span text:style-name="T132">R</text:span></text:p>
          </table:table-cell>
          <table:table-cell table:style-name="Table12.A3" office:value-type="string">
            <text:p text:style-name="P238">A5KP</text:p>
          </table:table-cell>
          <table:table-cell table:style-name="Table12.E3" office:value-type="string">
            <text:p text:style-name="P211">...</text:p>
          </table:table-cell>
        </table:table-row>
        <table:table-row>
          <table:table-cell table:style-name="Table12.A3" office:value-type="string">
            <text:p text:style-name="P211">...</text:p>
          </table:table-cell>
          <table:table-cell table:style-name="Table12.A3" office:value-type="string">
            <text:p text:style-name="P227">...</text:p>
          </table:table-cell>
          <table:table-cell table:style-name="Table12.A3" office:value-type="string">
            <text:p text:style-name="P211">...</text:p>
          </table:table-cell>
          <table:table-cell table:style-name="Table12.A3" office:value-type="string">
            <text:p text:style-name="P211">...</text:p>
          </table:table-cell>
          <table:table-cell table:style-name="Table12.E3" office:value-type="string">
            <text:p text:style-name="P211">...</text:p>
          </table:table-cell>
        </table:table-row>
      </table:table>
      <text:p text:style-name="P74"/>
      <text:p text:style-name="P80"><text:span text:style-name="T15">c</text:span><text:span text:style-name="T1">. </text:span><text:span text:style-name="T15">F</text:span><text:span text:style-name="T16">use with the </text:span><text:span text:style-name="T108">corresp_manifestUUID_barcode</text:span><text:span text:style-name="T16"> table</text:span></text:p>
      <text:p text:style-name="P79"/>
      <text:p text:style-name="P125">tibble_clinannot_all &lt;- full_join(corresp_manifestUUID_barcode, tibble_clinannot, by ="bcr_patient_barcode")</text:p>
      <text:p text:style-name="P12"/>
      <text:p text:style-name="P12"><text:span text:style-name="T54">T</text:span><text:span text:style-name="T55">his </text:span><text:span text:style-name="T58">generates the</text:span><text:span text:style-name="T56"> </text:span><text:span text:style-name="T51">tibble_clin</text:span><text:span text:style-name="T93">annot_</text:span><text:span text:style-name="T97">all</text:span><text:span text:style-name="T55"> da</text:span><text:span text:style-name="T66">ta frame </text:span><text:span text:style-name="T68">(</text:span><text:span text:style-name="T76">1</text:span><text:span text:style-name="T79">2062</text:span><text:span text:style-name="T76"> </text:span><text:span text:style-name="T72">x </text:span><text:span text:style-name="T78">64</text:span><text:span text:style-name="T79">4</text:span><text:span text:style-name="T68">)</text:span><text:span text:style-name="T67">:</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73"><text:span text:style-name="T150">file</text:span><text:span text:style-name="T132">_id</text:span></text:p>
          </table:table-cell>
          <table:table-cell table:style-name="Table13.A1" office:value-type="string">
            <text:p text:style-name="P177">manifest_file_id</text:p>
          </table:table-cell>
          <table:table-cell table:style-name="Table13.A1" office:value-type="string">
            <text:p text:style-name="P254"><text:span text:style-name="T150">submitter</text:span><text:span text:style-name="T132">_id</text:span></text:p>
          </table:table-cell>
          <table:table-cell table:style-name="Table13.A1" office:value-type="string">
            <text:p text:style-name="P246"><text:span text:style-name="T148">b</text:span><text:span text:style-name="T132">cr_patient_barcode</text:span></text:p>
          </table:table-cell>
          <table:table-cell table:style-name="Table13.A1" office:value-type="string">
            <text:p text:style-name="P243">...</text:p>
          </table:table-cell>
        </table:table-row>
        <table:table-row>
          <table:table-cell table:style-name="Table13.A2" office:value-type="string">
            <text:p text:style-name="P242"><text:span text:style-name="T132">77e73c</text:span><text:span text:style-name="T141">...</text:span></text:p>
          </table:table-cell>
          <table:table-cell table:style-name="Table13.A2" office:value-type="string">
            <text:p text:style-name="P182">0000772b-...</text:p>
          </table:table-cell>
          <table:table-cell table:style-name="Table13.A2" office:value-type="string">
            <text:p text:style-name="P240">TCGA-AC-A3OD-<text:span text:style-name="T149">01A</text:span></text:p>
          </table:table-cell>
          <table:table-cell table:style-name="Table13.A2" office:value-type="string">
            <text:p text:style-name="P240">TCGA-AC-A3OD</text:p>
          </table:table-cell>
          <table:table-cell table:style-name="Table13.E2" office:value-type="string">
            <text:p text:style-name="P210">...</text:p>
          </table:table-cell>
        </table:table-row>
        <table:table-row>
          <table:table-cell table:style-name="Table13.A3" office:value-type="string">
            <text:p text:style-name="P255">cfdfa7...</text:p>
          </table:table-cell>
          <table:table-cell table:style-name="Table13.A3" office:value-type="string">
            <text:p text:style-name="P175">00059756-...</text:p>
          </table:table-cell>
          <table:table-cell table:style-name="Table13.A3" office:value-type="string">
            <text:p text:style-name="P243"><text:span text:style-name="T132">TCGA-AB-2912-</text:span><text:span text:style-name="T150">01A</text:span></text:p>
          </table:table-cell>
          <table:table-cell table:style-name="Table13.A3" office:value-type="string">
            <text:p text:style-name="P249">TCGA-AB-2912</text:p>
          </table:table-cell>
          <table:table-cell table:style-name="Table13.E3" office:value-type="string">
            <text:p text:style-name="P210">...</text:p>
          </table:table-cell>
        </table:table-row>
        <table:table-row>
          <table:table-cell table:style-name="Table13.A3" office:value-type="string">
            <text:p text:style-name="P210">...</text:p>
          </table:table-cell>
          <table:table-cell table:style-name="Table13.A3" office:value-type="string">
            <text:p text:style-name="P226">...</text:p>
          </table:table-cell>
          <table:table-cell table:style-name="Table13.A3" office:value-type="string">
            <text:p text:style-name="P210">...</text:p>
          </table:table-cell>
          <table:table-cell table:style-name="Table13.A3" office:value-type="string">
            <text:p text:style-name="P210">...</text:p>
          </table:table-cell>
          <table:table-cell table:style-name="Table13.E3" office:value-type="string">
            <text:p text:style-name="P210">...</text:p>
          </table:table-cell>
        </table:table-row>
      </table:table>
      <text:p text:style-name="P82"/>
      <text:p text:style-name="P75"/>
      <text:p text:style-name="P145"><text:span text:style-name="T18">3</text:span><text:span text:style-name="T1">. </text:span><text:span text:style-name="T31">C</text:span><text:span text:style-name="T29">ombine </text:span><text:span text:style-name="T28">the </text:span><text:span text:style-name="T32">expression data, the </text:span><text:span text:style-name="T31">sample and the patient</text:span><text:span text:style-name="T28"> annotations</text:span></text:p>
      <text:p text:style-name="P192"/>
      <text:p text:style-name="P81"><text:span text:style-name="T20">a</text:span><text:span text:style-name="T1">. </text:span><text:span text:style-name="T20">Join the data frame with the expression data to the data frame with the sample annotations</text:span></text:p>
      <text:p text:style-name="P123"><text:span text:style-name="T17">tibble</text:span><text:span text:style-name="T19">_expr_sample &lt;- left_join(tibble_hgnc, full_sample_annot, by = "</text:span><text:span text:style-name="T20">manifest_</text:span><text:span text:style-name="T19">file_id")</text:span></text:p>
      <text:p text:style-name="P13"/>
      <text:p text:style-name="P14"><text:span text:style-name="T54">T</text:span><text:span text:style-name="T55">his </text:span><text:span text:style-name="T58">generates the</text:span><text:span text:style-name="T56"> </text:span><text:span text:style-name="T51">tibble_</text:span><text:span text:style-name="T98">expr_sample</text:span><text:span text:style-name="T55"> da</text:span><text:span text:style-name="T66">ta frame </text:span><text:span text:style-name="T68">(</text:span><text:span text:style-name="T76">1</text:span><text:span text:style-name="T80">1574</text:span><text:span text:style-name="T76"> </text:span><text:span text:style-name="T72">x </text:span><text:span text:style-name="T80">19281</text:span><text:span text:style-name="T68">)</text:span><text:span text:style-name="T67">:</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177">manifest_file_id</text:p>
          </table:table-cell>
          <table:table-cell table:style-name="Table14.A1" office:value-type="string">
            <text:p text:style-name="P178">A1BG</text:p>
          </table:table-cell>
          <table:table-cell table:style-name="Table14.A1" office:value-type="string">
            <text:p text:style-name="P256">A1CF</text:p>
          </table:table-cell>
          <table:table-cell table:style-name="Table14.A1" office:value-type="string">
            <text:p text:style-name="P250">A2M</text:p>
          </table:table-cell>
          <table:table-cell table:style-name="Table14.A1" office:value-type="string">
            <text:p text:style-name="P244">...</text:p>
          </table:table-cell>
        </table:table-row>
        <table:table-row>
          <table:table-cell table:style-name="Table14.A2" office:value-type="string">
            <text:p text:style-name="P182">0000772b-...</text:p>
          </table:table-cell>
          <table:table-cell table:style-name="Table14.A2" office:value-type="string">
            <text:p text:style-name="P184">x</text:p>
          </table:table-cell>
          <table:table-cell table:style-name="Table14.A2" office:value-type="string">
            <text:p text:style-name="P250">x</text:p>
          </table:table-cell>
          <table:table-cell table:style-name="Table14.A2" office:value-type="string">
            <text:p text:style-name="P250">x</text:p>
          </table:table-cell>
          <table:table-cell table:style-name="Table14.E2" office:value-type="string">
            <text:p text:style-name="P212">...</text:p>
          </table:table-cell>
        </table:table-row>
        <table:table-row>
          <table:table-cell table:style-name="Table14.A3" office:value-type="string">
            <text:p text:style-name="P175">00059756-...</text:p>
          </table:table-cell>
          <table:table-cell table:style-name="Table14.A3" office:value-type="string">
            <text:p text:style-name="P178">x</text:p>
          </table:table-cell>
          <table:table-cell table:style-name="Table14.A3" office:value-type="string">
            <text:p text:style-name="P247">x</text:p>
          </table:table-cell>
          <table:table-cell table:style-name="Table14.A3" office:value-type="string">
            <text:p text:style-name="P250">x</text:p>
          </table:table-cell>
          <table:table-cell table:style-name="Table14.E3" office:value-type="string">
            <text:p text:style-name="P212">...</text:p>
          </table:table-cell>
        </table:table-row>
        <table:table-row>
          <table:table-cell table:style-name="Table14.A3" office:value-type="string">
            <text:p text:style-name="P226">...</text:p>
          </table:table-cell>
          <table:table-cell table:style-name="Table14.A3" office:value-type="string">
            <text:p text:style-name="P228">...</text:p>
          </table:table-cell>
          <table:table-cell table:style-name="Table14.A3" office:value-type="string">
            <text:p text:style-name="P212">...</text:p>
          </table:table-cell>
          <table:table-cell table:style-name="Table14.A3" office:value-type="string">
            <text:p text:style-name="P212">...</text:p>
          </table:table-cell>
          <table:table-cell table:style-name="Table14.E3" office:value-type="string">
            <text:p text:style-name="P212">...</text:p>
          </table:table-cell>
        </table:table-row>
      </table:table>
      <text:p text:style-name="P83"/>
      <text:p text:style-name="P81"><text:span text:style-name="T20">b</text:span><text:span text:style-name="T1">. </text:span><text:span text:style-name="T20">Join the full_sample_annot to</text:span><text:span text:style-name="T16"> </text:span><text:span text:style-name="T20">the tibble_hgnc data frame</text:span></text:p>
      <text:p text:style-name="P124"><text:span text:style-name="T17">tibble</text:span><text:span text:style-name="T19">_expr_sample_clin &lt;- left_join(tibble_expr_sample, tibble_clinannot_all, by = "</text:span><text:span text:style-name="T20">manifest_</text:span><text:span text:style-name="T19">file_id")</text:span></text:p>
      <text:p text:style-name="P192"/>
      <text:p text:style-name="P13"><text:span text:style-name="T54">T</text:span><text:span text:style-name="T55">his </text:span><text:span text:style-name="T58">generates the</text:span><text:span text:style-name="T56"> </text:span><text:span text:style-name="T51">tibble_</text:span><text:span text:style-name="T98">expr_sample_clin</text:span><text:span text:style-name="T55"> da</text:span><text:span text:style-name="T66">ta frame </text:span><text:span text:style-name="T68">(</text:span><text:span text:style-name="T76">1</text:span><text:span text:style-name="T80">1574</text:span><text:span text:style-name="T76"> </text:span><text:span text:style-name="T72">x </text:span><text:span text:style-name="T80">19</text:span><text:span text:style-name="T81">924</text:span><text:span text:style-name="T68">)</text:span><text:span text:style-name="T67">:</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177">manifest_file_id</text:p>
          </table:table-cell>
          <table:table-cell table:style-name="Table15.A1" office:value-type="string">
            <text:p text:style-name="P178">A1BG</text:p>
          </table:table-cell>
          <table:table-cell table:style-name="Table15.A1" office:value-type="string">
            <text:p text:style-name="P256">A1CF</text:p>
          </table:table-cell>
          <table:table-cell table:style-name="Table15.A1" office:value-type="string">
            <text:p text:style-name="P250">A2M</text:p>
          </table:table-cell>
          <table:table-cell table:style-name="Table15.A1" office:value-type="string">
            <text:p text:style-name="P244">...</text:p>
          </table:table-cell>
        </table:table-row>
        <table:table-row>
          <table:table-cell table:style-name="Table15.A2" office:value-type="string">
            <text:p text:style-name="P182">0000772b-...</text:p>
          </table:table-cell>
          <table:table-cell table:style-name="Table15.A2" office:value-type="string">
            <text:p text:style-name="P184">x</text:p>
          </table:table-cell>
          <table:table-cell table:style-name="Table15.A2" office:value-type="string">
            <text:p text:style-name="P250">x</text:p>
          </table:table-cell>
          <table:table-cell table:style-name="Table15.A2" office:value-type="string">
            <text:p text:style-name="P250">x</text:p>
          </table:table-cell>
          <table:table-cell table:style-name="Table15.E2" office:value-type="string">
            <text:p text:style-name="P212">...</text:p>
          </table:table-cell>
        </table:table-row>
        <table:table-row>
          <table:table-cell table:style-name="Table15.A3" office:value-type="string">
            <text:p text:style-name="P175">00059756-...</text:p>
          </table:table-cell>
          <table:table-cell table:style-name="Table15.A3" office:value-type="string">
            <text:p text:style-name="P178">x</text:p>
          </table:table-cell>
          <table:table-cell table:style-name="Table15.A3" office:value-type="string">
            <text:p text:style-name="P247">x</text:p>
          </table:table-cell>
          <table:table-cell table:style-name="Table15.A3" office:value-type="string">
            <text:p text:style-name="P250">x</text:p>
          </table:table-cell>
          <table:table-cell table:style-name="Table15.E3" office:value-type="string">
            <text:p text:style-name="P212">...</text:p>
          </table:table-cell>
        </table:table-row>
        <table:table-row>
          <table:table-cell table:style-name="Table15.A3" office:value-type="string">
            <text:p text:style-name="P226">...</text:p>
          </table:table-cell>
          <table:table-cell table:style-name="Table15.A3" office:value-type="string">
            <text:p text:style-name="P228">...</text:p>
          </table:table-cell>
          <table:table-cell table:style-name="Table15.A3" office:value-type="string">
            <text:p text:style-name="P212">...</text:p>
          </table:table-cell>
          <table:table-cell table:style-name="Table15.A3" office:value-type="string">
            <text:p text:style-name="P212">...</text:p>
          </table:table-cell>
          <table:table-cell table:style-name="Table15.E3" office:value-type="string">
            <text:p text:style-name="P212">...</text:p>
          </table:table-cell>
        </table:table-row>
      </table:table>
      <text:p text:style-name="P194"><text:soft-page-break/></text:p>
      <text:p text:style-name="P197">c. Select relevant annotations</text:p>
      <text:p text:style-name="P127">tibble_expr_sample_clin &lt;-tibble_expr_sample_clin %&gt;%</text:p>
      <text:p text:style-name="P127"><text:s text:c="2"/>mutate(patient_id = as.character(tumor_type_factor)) %&gt;%</text:p>
      <text:p text:style-name="P127"><text:s text:c="2"/>dplyr::filter(!is.na(bcr_patient_barcode)) %&gt;%</text:p>
      <text:p text:style-name="P127"><text:s text:c="2"/>dplyr::filter(!is.na(tumor_type_factor)) %&gt;%</text:p>
      <text:p text:style-name="P127"><text:s text:c="2"/>arrange(tissue_type, bcr_patient_barcode) %&gt;%</text:p>
      <text:p text:style-name="P127"><text:s/>dplyr::select(bcr_patient_barcode,tissue_type,A1BG:ZZEF1,tumor_type_factor,days_to_birth,gender,race_list,ethnicity,other_dx,history_of_neoadjuvant_treatment,person_neoplasm_cancer_status,vital_status,days_to_last_followup,days_to_death,stage_event_pathologic_stage,stage_event_tnm_categories,days_to_last_known_alive,tumor_tissue_site,histological_type,diagnosis_subtype,neoplasm_histologic_grade,anatomic_neoplasm_subdivision,days_to_initial_pathologic_diagnosis,age_at_initial_pathologic_diagnosis,year_of_initial_pathologic_diagnosis,metastatic_site_list,other_metastatic_site,breast_carcinoma_progesterone_receptor_status,breast_carcinoma_estrogen_receptor_status,human_papillomavirus_types,patient_death_reason,death_cause_text,treatment,microsatellite_instability,kras_mutation_found,braf_gene_analysis_result,loss_expression_of_mismatch_repair_proteins_by_ihc_results,h_pylori_infection,ldh1_mutation_found,p53_gene_analysis,egfr_amplication_status,hpv_status_by_p16_testing,hpv_status_by_ish_testing,days_from_date_of_initial_pathologic_diagnosis_to_date_of_birth,tumor_type,leukemia_french_american_british_morphology_code,cytogenetic_abnormalities,child_pugh_classification_grade,viral_hepatitis_serologies,kras_mutation_result,egfr_mutation_result,eml4_alk_translocation_result,breslow_depth_value,melanoma_ulceration_indicator,malignant_neoplasm_mitotic_count_rate,distant_metastasis_anatomic_site,percent_tumor_nuclei,percent_monocyte_infiltration,percent_normal_cells,percent_eosinophil_infiltration,percent_lymphocyte_infiltration,percent_neutrophil_infiltration,percent_necrosis,percent_granulocyte_infiltration,number_proliferating_cells,percent_stromal_cells,percent_inflam_infiltration,percent_tumor_cells)</text:p>
      <text:p text:style-name="P193"/>
      <text:p text:style-name="P15"><text:span text:style-name="T54">T</text:span><text:span text:style-name="T55">his </text:span><text:span text:style-name="T59">modifies</text:span><text:span text:style-name="T58"> the</text:span><text:span text:style-name="T56"> </text:span><text:span text:style-name="T51">tibble_</text:span><text:span text:style-name="T98">expr_sample_clin</text:span><text:span text:style-name="T55"> da</text:span><text:span text:style-name="T66">ta frame </text:span><text:span text:style-name="T68">(</text:span><text:span text:style-name="T76">1</text:span><text:span text:style-name="T82">0883</text:span><text:span text:style-name="T76"> </text:span><text:span text:style-name="T72">x </text:span><text:span text:style-name="T80">19</text:span><text:span text:style-name="T82">3</text:span><text:span text:style-name="T83">2</text:span><text:span text:style-name="T84">2</text:span><text:span text:style-name="T68">)</text:span><text:span text:style-name="T67">:</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180">bcr_patient_barcode</text:p>
          </table:table-cell>
          <table:table-cell table:style-name="Table16.A1" office:value-type="string">
            <text:p text:style-name="P180">tissue_type</text:p>
          </table:table-cell>
          <table:table-cell table:style-name="Table16.A1" office:value-type="string">
            <text:p text:style-name="P179">A1BG</text:p>
          </table:table-cell>
          <table:table-cell table:style-name="Table16.A1" office:value-type="string">
            <text:p text:style-name="P257">A1CF</text:p>
          </table:table-cell>
          <table:table-cell table:style-name="Table16.A1" office:value-type="string">
            <text:p text:style-name="P245">...</text:p>
          </table:table-cell>
        </table:table-row>
        <table:table-row>
          <table:table-cell table:style-name="Table16.A2" office:value-type="string">
            <text:p text:style-name="P183"><text:bookmark text:name="rstudio_console_output3"/>TCGA-02-0047</text:p>
          </table:table-cell>
          <table:table-cell table:style-name="Table16.A2" office:value-type="string">
            <text:p text:style-name="P186">01</text:p>
          </table:table-cell>
          <table:table-cell table:style-name="Table16.A2" office:value-type="string">
            <text:p text:style-name="P185">x</text:p>
          </table:table-cell>
          <table:table-cell table:style-name="Table16.A2" office:value-type="string">
            <text:p text:style-name="P251">x</text:p>
          </table:table-cell>
          <table:table-cell table:style-name="Table16.E2" office:value-type="string">
            <text:p text:style-name="P213">...</text:p>
          </table:table-cell>
        </table:table-row>
        <table:table-row>
          <table:table-cell table:style-name="Table16.A3" office:value-type="string">
            <text:p text:style-name="P176"><text:bookmark text:name="rstudio_console_output4"/>TCGA-02-0055</text:p>
          </table:table-cell>
          <table:table-cell table:style-name="Table16.A3" office:value-type="string">
            <text:p text:style-name="P180">01</text:p>
          </table:table-cell>
          <table:table-cell table:style-name="Table16.A3" office:value-type="string">
            <text:p text:style-name="P179">x</text:p>
          </table:table-cell>
          <table:table-cell table:style-name="Table16.A3" office:value-type="string">
            <text:p text:style-name="P248">x</text:p>
          </table:table-cell>
          <table:table-cell table:style-name="Table16.E3" office:value-type="string">
            <text:p text:style-name="P213">...</text:p>
          </table:table-cell>
        </table:table-row>
        <table:table-row>
          <table:table-cell table:style-name="Table16.A3" office:value-type="string">
            <text:p text:style-name="P229">...</text:p>
          </table:table-cell>
          <table:table-cell table:style-name="Table16.A3" office:value-type="string">
            <text:p text:style-name="P229">...</text:p>
          </table:table-cell>
          <table:table-cell table:style-name="Table16.A3" office:value-type="string">
            <text:p text:style-name="P229">...</text:p>
          </table:table-cell>
          <table:table-cell table:style-name="Table16.A3" office:value-type="string">
            <text:p text:style-name="P213">...</text:p>
          </table:table-cell>
          <table:table-cell table:style-name="Table16.E3" office:value-type="string">
            <text:p text:style-name="P213">...</text:p>
          </table:table-cell>
        </table:table-row>
      </table:table>
      <text:p text:style-name="P195"/>
      <text:p text:style-name="P196"><text:span text:style-name="T22">d</text:span><text:span text:style-name="T21">. S</text:span><text:span text:style-name="T22">ave data frame with annotated gene expression values</text:span></text:p>
      <text:p text:style-name="P126">write.table(tibble_expr_sample_clin, file = "expr_data_select_clin_annot.txt", sep = "\t", quote = FALSE, row.names = FALSE, col.names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3:42:02.410988638</meta:creation-date>
    <dc:date>2018-09-10T17:13:35.133665444</dc:date>
    <meta:editing-duration>P1DT22H39M</meta:editing-duration>
    <meta:editing-cycles>106</meta:editing-cycles>
    <meta:generator>LibreOffice/4.2.8.2$Linux_X86_64 LibreOffice_project/420m0$Build-2</meta:generator>
    <meta:print-date>2018-08-06T16:51:10.247493859</meta:print-date>
    <meta:document-statistic meta:table-count="16" meta:image-count="0" meta:object-count="0" meta:page-count="9" meta:paragraph-count="480" meta:word-count="2420" meta:character-count="20569" meta:non-whitespace-character-count="18142"/>
  </office:meta>
</office:document-meta>
</file>